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63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7.334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3.33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3.357cm"/>
    </style:style>
    <style:style style:name="co14" style:family="table-column">
      <style:table-column-properties fo:break-before="auto" style:column-width="3.249cm"/>
    </style:style>
    <style:style style:name="co15" style:family="table-column">
      <style:table-column-properties fo:break-before="auto" style:column-width="3.194cm"/>
    </style:style>
    <style:style style:name="co16" style:family="table-column">
      <style:table-column-properties fo:break-before="auto" style:column-width="2.13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vid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Cód Tipo Contribuinte</text:p>
          </table:table-cell>
          <table:table-cell table:style-name="ce1" office:value-type="string" calcext:value-type="string">
            <text:p>Nome Contribuinte</text:p>
          </table:table-cell>
          <table:table-cell table:style-name="ce1" office:value-type="string" calcext:value-type="string">
            <text:p>Inscrição municipal</text:p>
          </table:table-cell>
          <table:table-cell table:style-name="ce1" office:value-type="string" calcext:value-type="string">
            <text:p>Origem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Valor Total</text:p>
          </table:table-cell>
          <table:table-cell table:style-name="ce1" office:value-type="string" calcext:value-type="string">
            <text:p>Multa</text:p>
          </table:table-cell>
          <table:table-cell table:style-name="ce1" office:value-type="string" calcext:value-type="string">
            <text:p>CDA Execucao</text:p>
          </table:table-cell>
          <table:table-cell table:style-name="ce1" office:value-type="string" calcext:value-type="string">
            <text:p>Ano CDA Execução</text:p>
          </table:table-cell>
          <table:table-cell table:style-name="ce1" office:value-type="string" calcext:value-type="string">
            <text:p>Número Processo</text:p>
          </table:table-cell>
          <table:table-cell table:style-name="ce1" office:value-type="string" calcext:value-type="string">
            <text:p>CDA Protesto</text:p>
          </table:table-cell>
          <table:table-cell table:style-name="ce1" office:value-type="string" calcext:value-type="string">
            <text:p>Ano CDA Protesto</text:p>
          </table:table-cell>
          <table:table-cell table:style-name="ce1" office:value-type="string" calcext:value-type="string">
            <text:p>Situação é débito</text:p>
          </table:table-cell>
          <table:table-cell table:style-name="ce1" office:value-type="string" calcext:value-type="string">
            <text:p>Ação Judicial</text:p>
          </table:table-cell>
          <table:table-cell table:style-name="ce1" office:value-type="string" calcext:value-type="string">
            <text:p>Protesto Cartório</text:p>
          </table:table-cell>
          <table:table-cell table:style-name="ce1" office:value-type="string" calcext:value-type="string">
            <text:p>Registrado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953.65" calcext:value-type="currency">
            <text:p>R$ 2.953,65</text:p>
          </table:table-cell>
          <table:table-cell table:style-name="ce3" office:value-type="currency" office:currency="BRL" office:value="198.23" calcext:value-type="currency">
            <text:p>R$ 198,23</text:p>
          </table:table-cell>
          <table:table-cell office:value-type="float" office:value="57954" calcext:value-type="float">
            <text:p>57954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2717.29" calcext:value-type="currency">
            <text:p>R$ 2.717,29</text:p>
          </table:table-cell>
          <table:table-cell table:style-name="ce3" office:value-type="currency" office:currency="BRL" office:value="198.34" calcext:value-type="currency">
            <text:p>R$ 198,34</text:p>
          </table:table-cell>
          <table:table-cell office:value-type="float" office:value="65862" calcext:value-type="float">
            <text:p>65862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476.22" calcext:value-type="currency">
            <text:p>R$ 2.476,22</text:p>
          </table:table-cell>
          <table:table-cell table:style-name="ce3" office:value-type="currency" office:currency="BRL" office:value="198.09" calcext:value-type="currency">
            <text:p>R$ 198,0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2466.94" calcext:value-type="currency">
            <text:p>R$ 2.466,94</text:p>
          </table:table-cell>
          <table:table-cell table:style-name="ce3" office:value-type="currency" office:currency="BRL" office:value="125.23" calcext:value-type="currency">
            <text:p>R$ 125,23</text:p>
          </table:table-cell>
          <table:table-cell office:value-type="float" office:value="291864" calcext:value-type="float">
            <text:p>29186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2454.42" calcext:value-type="currency">
            <text:p>R$ 2.454,42</text:p>
          </table:table-cell>
          <table:table-cell table:style-name="ce3" office:value-type="currency" office:currency="BRL" office:value="125.23" calcext:value-type="currency">
            <text:p>R$ 125,23</text:p>
          </table:table-cell>
          <table:table-cell office:value-type="float" office:value="291864" calcext:value-type="float">
            <text:p>29186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779.14" calcext:value-type="currency">
            <text:p>R$ 779,1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2479.46" calcext:value-type="currency">
            <text:p>R$ 2.479,46</text:p>
          </table:table-cell>
          <table:table-cell table:style-name="ce3" office:value-type="currency" office:currency="BRL" office:value="125.23" calcext:value-type="currency">
            <text:p>R$ 125,23</text:p>
          </table:table-cell>
          <table:table-cell office:value-type="float" office:value="291864" calcext:value-type="float">
            <text:p>29186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779.14" calcext:value-type="currency">
            <text:p>R$ 779,1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2504.51" calcext:value-type="currency">
            <text:p>R$ 2.504,51</text:p>
          </table:table-cell>
          <table:table-cell table:style-name="ce3" office:value-type="currency" office:currency="BRL" office:value="125.23" calcext:value-type="currency">
            <text:p>R$ 125,23</text:p>
          </table:table-cell>
          <table:table-cell office:value-type="float" office:value="291864" calcext:value-type="float">
            <text:p>29186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2491.98" calcext:value-type="currency">
            <text:p>R$ 2.491,98</text:p>
          </table:table-cell>
          <table:table-cell table:style-name="ce3" office:value-type="currency" office:currency="BRL" office:value="125.23" calcext:value-type="currency">
            <text:p>R$ 125,23</text:p>
          </table:table-cell>
          <table:table-cell office:value-type="float" office:value="291864" calcext:value-type="float">
            <text:p>29186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779.14" calcext:value-type="currency">
            <text:p>R$ 779,1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70.35" calcext:value-type="currency">
            <text:p>R$ 170,35</text:p>
          </table:table-cell>
          <table:table-cell table:style-name="ce3" office:value-type="currency" office:currency="BRL" office:value="8.92" calcext:value-type="currency">
            <text:p>R$ 8,92</text:p>
          </table:table-cell>
          <table:table-cell office:value-type="float" office:value="297971" calcext:value-type="float">
            <text:p>297971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27286.7" calcext:value-type="currency">
            <text:p>R$ 27.286,70</text:p>
          </table:table-cell>
          <table:table-cell table:style-name="ce3" office:value-type="currency" office:currency="BRL" office:value="1428.62" calcext:value-type="currency">
            <text:p>R$ 1.428,62</text:p>
          </table:table-cell>
          <table:table-cell office:value-type="float" office:value="297971" calcext:value-type="float">
            <text:p>297971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25629.65" calcext:value-type="currency">
            <text:p>R$ 25.629,65</text:p>
          </table:table-cell>
          <table:table-cell table:style-name="ce3" office:value-type="currency" office:currency="BRL" office:value="1431.82" calcext:value-type="currency">
            <text:p>R$ 1.431,82</text:p>
          </table:table-cell>
          <table:table-cell office:value-type="float" office:value="297972" calcext:value-type="float">
            <text:p>297972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59.99" calcext:value-type="currency">
            <text:p>R$ 159,99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office:value-type="float" office:value="297972" calcext:value-type="float">
            <text:p>297972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é-Protesto Cartó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49.27" calcext:value-type="currency">
            <text:p>R$ 149,27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office:value-type="float" office:value="297973" calcext:value-type="float">
            <text:p>2979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é-Protesto Cartó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23905.06" calcext:value-type="currency">
            <text:p>R$ 23.905,06</text:p>
          </table:table-cell>
          <table:table-cell table:style-name="ce3" office:value-type="currency" office:currency="BRL" office:value="1431.44" calcext:value-type="currency">
            <text:p>R$ 1.431,44</text:p>
          </table:table-cell>
          <table:table-cell office:value-type="float" office:value="297973" calcext:value-type="float">
            <text:p>2979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é-Protesto Cartório/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24309.06" calcext:value-type="currency">
            <text:p>R$ 24.309,06</text:p>
          </table:table-cell>
          <table:table-cell table:style-name="ce3" office:value-type="currency" office:currency="BRL" office:value="1558.27" calcext:value-type="currency">
            <text:p>R$ 1.558,27</text:p>
          </table:table-cell>
          <table:table-cell office:value-type="float" office:value="302036" calcext:value-type="float">
            <text:p>3020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é-Protesto Cartório/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39.43" calcext:value-type="currency">
            <text:p>R$ 139,43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office:value-type="float" office:value="302036" calcext:value-type="float">
            <text:p>3020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é-Protesto Cartório/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28.71" calcext:value-type="currency">
            <text:p>R$ 128,71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office:value-type="float" office:value="97" calcext:value-type="float">
            <text:p>9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é-Protesto Cartório/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22435.32" calcext:value-type="currency">
            <text:p>R$ 22.435,32</text:p>
          </table:table-cell>
          <table:table-cell table:style-name="ce3" office:value-type="currency" office:currency="BRL" office:value="1558.01" calcext:value-type="currency">
            <text:p>R$ 1.558,01</text:p>
          </table:table-cell>
          <table:table-cell office:value-type="float" office:value="97" calcext:value-type="float">
            <text:p>9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é-Protesto Cartó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6.73" calcext:value-type="currency">
            <text:p>R$ 176,73</text:p>
          </table:table-cell>
          <table:table-cell table:style-name="ce3" office:value-type="currency" office:currency="BRL" office:value="13.81" calcext:value-type="currency">
            <text:p>R$ 13,8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é-Protesto Cartó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9939.02" calcext:value-type="currency">
            <text:p>R$ 19.939,02</text:p>
          </table:table-cell>
          <table:table-cell table:style-name="ce3" office:value-type="currency" office:currency="BRL" office:value="1557.74" calcext:value-type="currency">
            <text:p>R$ 1.557,7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2500001" calcext:value-type="float">
            <text:p>126219025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table:style-name="ce3" office:value-type="currency" office:currency="BRL" office:value="18701.32" calcext:value-type="currency">
            <text:p>R$ 18.701,32</text:p>
          </table:table-cell>
          <table:table-cell table:style-name="ce3" office:value-type="currency" office:currency="BRL" office:value="1571.54" calcext:value-type="currency">
            <text:p>R$ 1.571,54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66.98" calcext:value-type="currency">
            <text:p>R$ 66,9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67.62" calcext:value-type="currency">
            <text:p>R$ 67,6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68.73" calcext:value-type="currency">
            <text:p>R$ 68,7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74.85" calcext:value-type="currency">
            <text:p>R$ 74,8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74.85" calcext:value-type="currency">
            <text:p>R$ 74,8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1632.54" calcext:value-type="currency">
            <text:p>R$ 1.632,54</text:p>
          </table:table-cell>
          <table:table-cell table:style-name="ce3" office:value-type="currency" office:currency="BRL" office:value="47.74" calcext:value-type="currency">
            <text:p>R$ 47,74</text:p>
          </table:table-cell>
          <table:table-cell office:value-type="float" office:value="3483" calcext:value-type="float">
            <text:p>3483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3354.51" calcext:value-type="currency">
            <text:p>R$ 3.354,51</text:p>
          </table:table-cell>
          <table:table-cell table:style-name="ce3" office:value-type="currency" office:currency="BRL" office:value="98.09" calcext:value-type="currency">
            <text:p>R$ 98,09</text:p>
          </table:table-cell>
          <table:table-cell office:value-type="float" office:value="3484" calcext:value-type="float">
            <text:p>3484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2970.85" calcext:value-type="currency">
            <text:p>R$ 2.970,85</text:p>
          </table:table-cell>
          <table:table-cell table:style-name="ce3" office:value-type="currency" office:currency="BRL" office:value="88.42" calcext:value-type="currency">
            <text:p>R$ 88,42</text:p>
          </table:table-cell>
          <table:table-cell office:value-type="float" office:value="3485" calcext:value-type="float">
            <text:p>3485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2340.15" calcext:value-type="currency">
            <text:p>R$ 2.340,15</text:p>
          </table:table-cell>
          <table:table-cell table:style-name="ce3" office:value-type="currency" office:currency="BRL" office:value="71.78" calcext:value-type="currency">
            <text:p>R$ 71,78</text:p>
          </table:table-cell>
          <table:table-cell office:value-type="float" office:value="3486" calcext:value-type="float">
            <text:p>3486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776.02" calcext:value-type="currency">
            <text:p>R$ 1.776,02</text:p>
          </table:table-cell>
          <table:table-cell table:style-name="ce3" office:value-type="currency" office:currency="BRL" office:value="56.74" calcext:value-type="currency">
            <text:p>R$ 56,74</text:p>
          </table:table-cell>
          <table:table-cell office:value-type="float" office:value="3487" calcext:value-type="float">
            <text:p>3487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213.22" calcext:value-type="currency">
            <text:p>R$ 213,2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23686" calcext:value-type="float">
            <text:p>12368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1569.45" calcext:value-type="currency">
            <text:p>R$ 1.569,45</text:p>
          </table:table-cell>
          <table:table-cell table:style-name="ce3" office:value-type="currency" office:currency="BRL" office:value="54.31" calcext:value-type="currency">
            <text:p>R$ 54,31</text:p>
          </table:table-cell>
          <table:table-cell office:value-type="float" office:value="187620" calcext:value-type="float">
            <text:p>187620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76.92" calcext:value-type="currency">
            <text:p>R$ 176,92</text:p>
          </table:table-cell>
          <table:table-cell table:style-name="ce3" office:value-type="currency" office:currency="BRL" office:value="6.41" calcext:value-type="currency">
            <text:p>R$ 6,41</text:p>
          </table:table-cell>
          <table:table-cell office:value-type="float" office:value="260105" calcext:value-type="float">
            <text:p>260105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424.99" calcext:value-type="currency">
            <text:p>R$ 424,99</text:p>
          </table:table-cell>
          <table:table-cell table:style-name="ce3" office:value-type="currency" office:currency="BRL" office:value="30.79" calcext:value-type="currency">
            <text:p>R$ 30,79</text:p>
          </table:table-cell>
          <table:table-cell office:value-type="float" office:value="53175" calcext:value-type="float">
            <text:p>53175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31.49" calcext:value-type="currency">
            <text:p>R$ 331,49</text:p>
          </table:table-cell>
          <table:table-cell table:style-name="ce3" office:value-type="currency" office:currency="BRL" office:value="26.95" calcext:value-type="currency">
            <text:p>R$ 26,9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749.13" calcext:value-type="currency">
            <text:p>R$ 749,13</text:p>
          </table:table-cell>
          <table:table-cell table:style-name="ce3" office:value-type="currency" office:currency="BRL" office:value="101.92" calcext:value-type="currency">
            <text:p>R$ 101,9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87.24" calcext:value-type="currency">
            <text:p>R$ 87,24</text:p>
          </table:table-cell>
          <table:table-cell table:style-name="ce3" office:value-type="currency" office:currency="BRL" office:value="11.87" calcext:value-type="currency">
            <text:p>R$ 11,8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9.54" calcext:value-type="currency">
            <text:p>R$ 59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9.54" calcext:value-type="currency">
            <text:p>R$ 59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9.54" calcext:value-type="currency">
            <text:p>R$ 59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9.54" calcext:value-type="currency">
            <text:p>R$ 59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9.54" calcext:value-type="currency">
            <text:p>R$ 59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9.54" calcext:value-type="currency">
            <text:p>R$ 59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7801460001" calcext:value-type="float">
            <text:p>1130780146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9.54" calcext:value-type="currency">
            <text:p>R$ 59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A SILVA MOTA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11.47" calcext:value-type="currency">
            <text:p>R$ 11,4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A SILVA MOTA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11.47" calcext:value-type="currency">
            <text:p>R$ 11,4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A SILVA MOTA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11.47" calcext:value-type="currency">
            <text:p>R$ 11,4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A SILVA MOTA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2.1" calcext:value-type="currency">
            <text:p>R$ 2,1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26495" calcext:value-type="float">
            <text:p>26495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A SILVA MOTA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2.36" calcext:value-type="currency">
            <text:p>R$ 2,3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83478" calcext:value-type="float">
            <text:p>83478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A SILVA MOTA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8.03" calcext:value-type="currency">
            <text:p>R$ 8,0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44189" calcext:value-type="float">
            <text:p>144189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A SILVA MOTA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2.52" calcext:value-type="currency">
            <text:p>R$ 2,5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213548" calcext:value-type="float">
            <text:p>213548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A SILVA MOTA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11.94" calcext:value-type="currency">
            <text:p>R$ 11,94</text:p>
          </table:table-cell>
          <table:table-cell table:style-name="ce3" office:value-type="currency" office:currency="BRL" office:value="1.36" calcext:value-type="currency">
            <text:p>R$ 1,36</text:p>
          </table:table-cell>
          <table:table-cell office:value-type="float" office:value="10427" calcext:value-type="float">
            <text:p>10427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A SILVA MOTA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1.02" calcext:value-type="currency">
            <text:p>R$ 11,02</text:p>
          </table:table-cell>
          <table:table-cell table:style-name="ce3" office:value-type="currency" office:currency="BRL" office:value="1.36" calcext:value-type="currency">
            <text:p>R$ 1,36</text:p>
          </table:table-cell>
          <table:table-cell office:value-type="float" office:value="7975" calcext:value-type="float">
            <text:p>7975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A SILVA MOTA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5.12" calcext:value-type="currency">
            <text:p>R$ 5,12</text:p>
          </table:table-cell>
          <table:table-cell table:style-name="ce3" office:value-type="currency" office:currency="BRL" office:value="0.67" calcext:value-type="currency">
            <text:p>R$ 0,67</text:p>
          </table:table-cell>
          <table:table-cell office:value-type="float" office:value="8751" calcext:value-type="float">
            <text:p>8751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O DA SILVA MOTA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4.81" calcext:value-type="currency">
            <text:p>R$ 4,81</text:p>
          </table:table-cell>
          <table:table-cell table:style-name="ce3" office:value-type="currency" office:currency="BRL" office:value="0.69" calcext:value-type="currency">
            <text:p>R$ 0,69</text:p>
          </table:table-cell>
          <table:table-cell office:value-type="float" office:value="9687" calcext:value-type="float">
            <text:p>9687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4.17" calcext:value-type="currency">
            <text:p>R$ 14,17</text:p>
          </table:table-cell>
          <table:table-cell table:style-name="ce3" office:value-type="currency" office:currency="BRL" office:value="0.7" calcext:value-type="currency">
            <text:p>R$ 0,7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CIP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77.79" calcext:value-type="currency">
            <text:p>R$ 77,79</text:p>
          </table:table-cell>
          <table:table-cell table:style-name="ce3" office:value-type="currency" office:currency="BRL" office:value="3.83" calcext:value-type="currency">
            <text:p>R$ 3,8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73.02" calcext:value-type="currency">
            <text:p>R$ 73,02</text:p>
          </table:table-cell>
          <table:table-cell table:style-name="ce3" office:value-type="currency" office:currency="BRL" office:value="3.82" calcext:value-type="currency">
            <text:p>R$ 3,8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3.28" calcext:value-type="currency">
            <text:p>R$ 13,28</text:p>
          </table:table-cell>
          <table:table-cell table:style-name="ce3" office:value-type="currency" office:currency="BRL" office:value="0.7" calcext:value-type="currency">
            <text:p>R$ 0,7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2.46" calcext:value-type="currency">
            <text:p>R$ 12,46</text:p>
          </table:table-cell>
          <table:table-cell table:style-name="ce3" office:value-type="currency" office:currency="BRL" office:value="0.7" calcext:value-type="currency">
            <text:p>R$ 0,70</text:p>
          </table:table-cell>
          <table:table-cell office:value-type="float" office:value="98" calcext:value-type="float">
            <text:p>9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68.57" calcext:value-type="currency">
            <text:p>R$ 68,57</text:p>
          </table:table-cell>
          <table:table-cell table:style-name="ce3" office:value-type="currency" office:currency="BRL" office:value="3.83" calcext:value-type="currency">
            <text:p>R$ 3,83</text:p>
          </table:table-cell>
          <table:table-cell office:value-type="float" office:value="98" calcext:value-type="float">
            <text:p>9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1.64" calcext:value-type="currency">
            <text:p>R$ 11,64</text:p>
          </table:table-cell>
          <table:table-cell table:style-name="ce3" office:value-type="currency" office:currency="BRL" office:value="0.7" calcext:value-type="currency">
            <text:p>R$ 0,70</text:p>
          </table:table-cell>
          <table:table-cell office:value-type="float" office:value="98" calcext:value-type="float">
            <text:p>9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63.96" calcext:value-type="currency">
            <text:p>R$ 63,96</text:p>
          </table:table-cell>
          <table:table-cell table:style-name="ce3" office:value-type="currency" office:currency="BRL" office:value="3.83" calcext:value-type="currency">
            <text:p>R$ 3,83</text:p>
          </table:table-cell>
          <table:table-cell office:value-type="float" office:value="98" calcext:value-type="float">
            <text:p>9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3.71" calcext:value-type="currency">
            <text:p>R$ 13,71</text:p>
          </table:table-cell>
          <table:table-cell table:style-name="ce3" office:value-type="currency" office:currency="BRL" office:value="0.88" calcext:value-type="currency">
            <text:p>R$ 0,88</text:p>
          </table:table-cell>
          <table:table-cell office:value-type="float" office:value="98" calcext:value-type="float">
            <text:p>9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59.75" calcext:value-type="currency">
            <text:p>R$ 59,75</text:p>
          </table:table-cell>
          <table:table-cell table:style-name="ce3" office:value-type="currency" office:currency="BRL" office:value="3.83" calcext:value-type="currency">
            <text:p>R$ 3,83</text:p>
          </table:table-cell>
          <table:table-cell office:value-type="float" office:value="98" calcext:value-type="float">
            <text:p>9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55.15" calcext:value-type="currency">
            <text:p>R$ 55,15</text:p>
          </table:table-cell>
          <table:table-cell table:style-name="ce3" office:value-type="currency" office:currency="BRL" office:value="3.83" calcext:value-type="currency">
            <text:p>R$ 3,83</text:p>
          </table:table-cell>
          <table:table-cell office:value-type="float" office:value="98" calcext:value-type="float">
            <text:p>9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2.65" calcext:value-type="currency">
            <text:p>R$ 12,65</text:p>
          </table:table-cell>
          <table:table-cell table:style-name="ce3" office:value-type="currency" office:currency="BRL" office:value="0.88" calcext:value-type="currency">
            <text:p>R$ 0,88</text:p>
          </table:table-cell>
          <table:table-cell office:value-type="float" office:value="98" calcext:value-type="float">
            <text:p>9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1.24" calcext:value-type="currency">
            <text:p>R$ 11,24</text:p>
          </table:table-cell>
          <table:table-cell table:style-name="ce3" office:value-type="currency" office:currency="BRL" office:value="0.88" calcext:value-type="currency">
            <text:p>R$ 0,8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48.24" calcext:value-type="currency">
            <text:p>R$ 48,24</text:p>
          </table:table-cell>
          <table:table-cell table:style-name="ce3" office:value-type="currency" office:currency="BRL" office:value="3.77" calcext:value-type="currency">
            <text:p>R$ 3,7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37205260001" calcext:value-type="float">
            <text:p>1233720526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table:style-name="ce3" office:value-type="currency" office:currency="BRL" office:value="55.29" calcext:value-type="currency">
            <text:p>R$ 55,29</text:p>
          </table:table-cell>
          <table:table-cell table:style-name="ce3" office:value-type="currency" office:currency="BRL" office:value="4.65" calcext:value-type="currency">
            <text:p>R$ 4,65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678.82" calcext:value-type="currency">
            <text:p>R$ 678,8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796" calcext:value-type="float">
            <text:p>796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1371.76" calcext:value-type="currency">
            <text:p>R$ 1.371,7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797" calcext:value-type="float">
            <text:p>797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1371.76" calcext:value-type="currency">
            <text:p>R$ 1.371,7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798" calcext:value-type="float">
            <text:p>798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1298.84" calcext:value-type="currency">
            <text:p>R$ 1.298,8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799" calcext:value-type="float">
            <text:p>799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32.6" calcext:value-type="currency">
            <text:p>R$ 132,60</text:p>
          </table:table-cell>
          <table:table-cell table:style-name="ce3" office:value-type="currency" office:currency="BRL" office:value="22.1" calcext:value-type="currency">
            <text:p>R$ 22,10</text:p>
          </table:table-cell>
          <table:table-cell office:value-type="float" office:value="3261" calcext:value-type="float">
            <text:p>3261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32.6" calcext:value-type="currency">
            <text:p>R$ 132,60</text:p>
          </table:table-cell>
          <table:table-cell table:style-name="ce3" office:value-type="currency" office:currency="BRL" office:value="22.1" calcext:value-type="currency">
            <text:p>R$ 22,10</text:p>
          </table:table-cell>
          <table:table-cell office:value-type="float" office:value="3261" calcext:value-type="float">
            <text:p>3261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56.55" calcext:value-type="currency">
            <text:p>R$ 56,55</text:p>
          </table:table-cell>
          <table:table-cell table:style-name="ce3" office:value-type="currency" office:currency="BRL" office:value="9.42" calcext:value-type="currency">
            <text:p>R$ 9,42</text:p>
          </table:table-cell>
          <table:table-cell office:value-type="float" office:value="3261" calcext:value-type="float">
            <text:p>3261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32.6" calcext:value-type="currency">
            <text:p>R$ 132,60</text:p>
          </table:table-cell>
          <table:table-cell table:style-name="ce3" office:value-type="currency" office:currency="BRL" office:value="22.1" calcext:value-type="currency">
            <text:p>R$ 22,10</text:p>
          </table:table-cell>
          <table:table-cell office:value-type="float" office:value="3261" calcext:value-type="float">
            <text:p>3261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32.6" calcext:value-type="currency">
            <text:p>R$ 132,60</text:p>
          </table:table-cell>
          <table:table-cell table:style-name="ce3" office:value-type="currency" office:currency="BRL" office:value="22.1" calcext:value-type="currency">
            <text:p>R$ 22,10</text:p>
          </table:table-cell>
          <table:table-cell office:value-type="float" office:value="3261" calcext:value-type="float">
            <text:p>3261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32.6" calcext:value-type="currency">
            <text:p>R$ 132,60</text:p>
          </table:table-cell>
          <table:table-cell table:style-name="ce3" office:value-type="currency" office:currency="BRL" office:value="22.1" calcext:value-type="currency">
            <text:p>R$ 22,10</text:p>
          </table:table-cell>
          <table:table-cell office:value-type="float" office:value="3261" calcext:value-type="float">
            <text:p>3261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32.6" calcext:value-type="currency">
            <text:p>R$ 132,60</text:p>
          </table:table-cell>
          <table:table-cell table:style-name="ce3" office:value-type="currency" office:currency="BRL" office:value="22.1" calcext:value-type="currency">
            <text:p>R$ 22,10</text:p>
          </table:table-cell>
          <table:table-cell office:value-type="float" office:value="3261" calcext:value-type="float">
            <text:p>3261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32.64" calcext:value-type="currency">
            <text:p>R$ 132,64</text:p>
          </table:table-cell>
          <table:table-cell table:style-name="ce3" office:value-type="currency" office:currency="BRL" office:value="22.1" calcext:value-type="currency">
            <text:p>R$ 22,10</text:p>
          </table:table-cell>
          <table:table-cell office:value-type="float" office:value="3261" calcext:value-type="float">
            <text:p>3261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32.6" calcext:value-type="currency">
            <text:p>R$ 132,60</text:p>
          </table:table-cell>
          <table:table-cell table:style-name="ce3" office:value-type="currency" office:currency="BRL" office:value="22.1" calcext:value-type="currency">
            <text:p>R$ 22,10</text:p>
          </table:table-cell>
          <table:table-cell office:value-type="float" office:value="3261" calcext:value-type="float">
            <text:p>3261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32.6" calcext:value-type="currency">
            <text:p>R$ 132,60</text:p>
          </table:table-cell>
          <table:table-cell table:style-name="ce3" office:value-type="currency" office:currency="BRL" office:value="22.1" calcext:value-type="currency">
            <text:p>R$ 22,10</text:p>
          </table:table-cell>
          <table:table-cell office:value-type="float" office:value="3261" calcext:value-type="float">
            <text:p>3261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1001.61" calcext:value-type="currency">
            <text:p>R$ 1.001,61</text:p>
          </table:table-cell>
          <table:table-cell table:style-name="ce3" office:value-type="currency" office:currency="BRL" office:value="166.93" calcext:value-type="currency">
            <text:p>R$ 166,93</text:p>
          </table:table-cell>
          <table:table-cell office:value-type="float" office:value="126371" calcext:value-type="float">
            <text:p>126371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1051.29" calcext:value-type="currency">
            <text:p>R$ 1.051,29</text:p>
          </table:table-cell>
          <table:table-cell table:style-name="ce3" office:value-type="currency" office:currency="BRL" office:value="175.21" calcext:value-type="currency">
            <text:p>R$ 175,21</text:p>
          </table:table-cell>
          <table:table-cell office:value-type="float" office:value="190875" calcext:value-type="float">
            <text:p>190875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75.05" calcext:value-type="currency">
            <text:p>R$ 1.075,05</text:p>
          </table:table-cell>
          <table:table-cell table:style-name="ce3" office:value-type="currency" office:currency="BRL" office:value="179.17" calcext:value-type="currency">
            <text:p>R$ 179,17</text:p>
          </table:table-cell>
          <table:table-cell office:value-type="float" office:value="264487" calcext:value-type="float">
            <text:p>264487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1000.79" calcext:value-type="currency">
            <text:p>R$ 1.000,79</text:p>
          </table:table-cell>
          <table:table-cell table:style-name="ce3" office:value-type="currency" office:currency="BRL" office:value="47.65" calcext:value-type="currency">
            <text:p>R$ 47,65</text:p>
          </table:table-cell>
          <table:table-cell office:value-type="float" office:value="60634" calcext:value-type="float">
            <text:p>6063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043.02" calcext:value-type="currency">
            <text:p>R$ 1.043,02</text:p>
          </table:table-cell>
          <table:table-cell table:style-name="ce3" office:value-type="currency" office:currency="BRL" office:value="49.66" calcext:value-type="currency">
            <text:p>R$ 49,6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101.69" calcext:value-type="currency">
            <text:p>R$ 1.101,69</text:p>
          </table:table-cell>
          <table:table-cell table:style-name="ce3" office:value-type="currency" office:currency="BRL" office:value="52.46" calcext:value-type="currency">
            <text:p>R$ 52,46</text:p>
          </table:table-cell>
          <table:table-cell office:value-type="float" office:value="51534" calcext:value-type="float">
            <text:p>51534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174.86" calcext:value-type="currency">
            <text:p>R$ 1.174,86</text:p>
          </table:table-cell>
          <table:table-cell table:style-name="ce3" office:value-type="currency" office:currency="BRL" office:value="55.94" calcext:value-type="currency">
            <text:p>R$ 55,94</text:p>
          </table:table-cell>
          <table:table-cell office:value-type="float" office:value="57490" calcext:value-type="float">
            <text:p>5749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94.28" calcext:value-type="currency">
            <text:p>R$ 494,28</text:p>
          </table:table-cell>
          <table:table-cell table:style-name="ce3" office:value-type="currency" office:currency="BRL" office:value="23.53" calcext:value-type="currency">
            <text:p>R$ 23,5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692.98" calcext:value-type="currency">
            <text:p>R$ 692,98</text:p>
          </table:table-cell>
          <table:table-cell table:style-name="ce3" office:value-type="currency" office:currency="BRL" office:value="34.14" calcext:value-type="currency">
            <text:p>R$ 34,1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8279.5" calcext:value-type="currency">
            <text:p>R$ 8.279,50</text:p>
          </table:table-cell>
          <table:table-cell table:style-name="ce3" office:value-type="currency" office:currency="BRL" office:value="407.86" calcext:value-type="currency">
            <text:p>R$ 407,86</text:p>
          </table:table-cell>
          <table:table-cell office:value-type="float" office:value="282244" calcext:value-type="float">
            <text:p>282244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866.01" calcext:value-type="currency">
            <text:p>R$ 866,01</text:p>
          </table:table-cell>
          <table:table-cell table:style-name="ce3" office:value-type="currency" office:currency="BRL" office:value="45.34" calcext:value-type="currency">
            <text:p>R$ 45,3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9121" calcext:value-type="currency">
            <text:p>R$ 9.121,00</text:p>
          </table:table-cell>
          <table:table-cell table:style-name="ce3" office:value-type="currency" office:currency="BRL" office:value="477.54" calcext:value-type="currency">
            <text:p>R$ 477,54</text:p>
          </table:table-cell>
          <table:table-cell office:value-type="float" office:value="282244" calcext:value-type="float">
            <text:p>282244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8566.44" calcext:value-type="currency">
            <text:p>R$ 8.566,44</text:p>
          </table:table-cell>
          <table:table-cell table:style-name="ce3" office:value-type="currency" office:currency="BRL" office:value="478.57" calcext:value-type="currency">
            <text:p>R$ 478,57</text:p>
          </table:table-cell>
          <table:table-cell office:value-type="float" office:value="297980" calcext:value-type="float">
            <text:p>29798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813.36" calcext:value-type="currency">
            <text:p>R$ 813,36</text:p>
          </table:table-cell>
          <table:table-cell table:style-name="ce3" office:value-type="currency" office:currency="BRL" office:value="45.44" calcext:value-type="currency">
            <text:p>R$ 45,44</text:p>
          </table:table-cell>
          <table:table-cell office:value-type="float" office:value="297980" calcext:value-type="float">
            <text:p>29798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758.83" calcext:value-type="currency">
            <text:p>R$ 758,83</text:p>
          </table:table-cell>
          <table:table-cell table:style-name="ce3" office:value-type="currency" office:currency="BRL" office:value="45.44" calcext:value-type="currency">
            <text:p>R$ 45,44</text:p>
          </table:table-cell>
          <table:table-cell office:value-type="float" office:value="297981" calcext:value-type="float">
            <text:p>297981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7992.32" calcext:value-type="currency">
            <text:p>R$ 7.992,32</text:p>
          </table:table-cell>
          <table:table-cell table:style-name="ce3" office:value-type="currency" office:currency="BRL" office:value="478.58" calcext:value-type="currency">
            <text:p>R$ 478,58</text:p>
          </table:table-cell>
          <table:table-cell office:value-type="float" office:value="297981" calcext:value-type="float">
            <text:p>297981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850.62" calcext:value-type="currency">
            <text:p>R$ 850,62</text:p>
          </table:table-cell>
          <table:table-cell table:style-name="ce3" office:value-type="currency" office:currency="BRL" office:value="54.53" calcext:value-type="currency">
            <text:p>R$ 54,53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8713.17" calcext:value-type="currency">
            <text:p>R$ 8.713,17</text:p>
          </table:table-cell>
          <table:table-cell table:style-name="ce3" office:value-type="currency" office:currency="BRL" office:value="558.54" calcext:value-type="currency">
            <text:p>R$ 558,54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785.18" calcext:value-type="currency">
            <text:p>R$ 785,18</text:p>
          </table:table-cell>
          <table:table-cell table:style-name="ce3" office:value-type="currency" office:currency="BRL" office:value="54.53" calcext:value-type="currency">
            <text:p>R$ 54,53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8042.53" calcext:value-type="currency">
            <text:p>R$ 8.042,53</text:p>
          </table:table-cell>
          <table:table-cell table:style-name="ce3" office:value-type="currency" office:currency="BRL" office:value="558.51" calcext:value-type="currency">
            <text:p>R$ 558,51</text:p>
          </table:table-cell>
          <table:table-cell office:value-type="float" office:value="100" calcext:value-type="float">
            <text:p>10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697.94" calcext:value-type="currency">
            <text:p>R$ 697,94</text:p>
          </table:table-cell>
          <table:table-cell table:style-name="ce3" office:value-type="currency" office:currency="BRL" office:value="54.53" calcext:value-type="currency">
            <text:p>R$ 54,5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7148.82" calcext:value-type="currency">
            <text:p>R$ 7.148,82</text:p>
          </table:table-cell>
          <table:table-cell table:style-name="ce3" office:value-type="currency" office:currency="BRL" office:value="558.5" calcext:value-type="currency">
            <text:p>R$ 558,5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1103220001" calcext:value-type="float">
            <text:p>1010110322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table:style-name="ce3" office:value-type="currency" office:currency="BRL" office:value="7912.42" calcext:value-type="currency">
            <text:p>R$ 7.912,42</text:p>
          </table:table-cell>
          <table:table-cell table:style-name="ce3" office:value-type="currency" office:currency="BRL" office:value="664.91" calcext:value-type="currency">
            <text:p>R$ 664,91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2267.1772" calcext:value-type="currency">
            <text:p>R$ 12.267,18</text:p>
          </table:table-cell>
          <table:table-cell office:value-type="float" office:value="607286" calcext:value-type="float">
            <text:p>607286</text:p>
          </table:table-cell>
          <table:table-cell office:value-type="float" office:value="291927" calcext:value-type="float">
            <text:p>291927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CIP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81.46" calcext:value-type="currency">
            <text:p>R$ 181,46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1580.07" calcext:value-type="currency">
            <text:p>R$ 11.580,07</text:p>
          </table:table-cell>
          <table:table-cell table:style-name="ce3" office:value-type="currency" office:currency="BRL" office:value="606.29" calcext:value-type="currency">
            <text:p>R$ 606,29</text:p>
          </table:table-cell>
          <table:table-cell office:value-type="float" office:value="297977" calcext:value-type="float">
            <text:p>297977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70.35" calcext:value-type="currency">
            <text:p>R$ 170,35</text:p>
          </table:table-cell>
          <table:table-cell table:style-name="ce3" office:value-type="currency" office:currency="BRL" office:value="8.92" calcext:value-type="currency">
            <text:p>R$ 8,92</text:p>
          </table:table-cell>
          <table:table-cell office:value-type="float" office:value="297977" calcext:value-type="float">
            <text:p>297977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0881.21" calcext:value-type="currency">
            <text:p>R$ 10.881,21</text:p>
          </table:table-cell>
          <table:table-cell table:style-name="ce3" office:value-type="currency" office:currency="BRL" office:value="607.89" calcext:value-type="currency">
            <text:p>R$ 607,89</text:p>
          </table:table-cell>
          <table:table-cell office:value-type="float" office:value="297978" calcext:value-type="float">
            <text:p>29797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59.99" calcext:value-type="currency">
            <text:p>R$ 159,99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office:value-type="float" office:value="297978" calcext:value-type="float">
            <text:p>29797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0218.1632" calcext:value-type="currency">
            <text:p>R$ 10.218,16</text:p>
          </table:table-cell>
          <table:table-cell office:value-type="float" office:value="608224" calcext:value-type="float">
            <text:p>608224</text:p>
          </table:table-cell>
          <table:table-cell office:value-type="float" office:value="297979" calcext:value-type="float">
            <text:p>297979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50.1584" calcext:value-type="currency">
            <text:p>R$ 150,16</text:p>
          </table:table-cell>
          <table:table-cell office:value-type="float" office:value="8938" calcext:value-type="float">
            <text:p>8938</text:p>
          </table:table-cell>
          <table:table-cell office:value-type="float" office:value="297979" calcext:value-type="float">
            <text:p>297979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6540.9862" calcext:value-type="currency">
            <text:p>R$ 16.540,99</text:p>
          </table:table-cell>
          <table:table-cell office:value-type="float" office:value="1053566" calcext:value-type="float">
            <text:p>1053566</text:p>
          </table:table-cell>
          <table:table-cell office:value-type="float" office:value="102" calcext:value-type="float">
            <text:p>10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40.3266" calcext:value-type="currency">
            <text:p>R$ 140,33</text:p>
          </table:table-cell>
          <table:table-cell office:value-type="float" office:value="8938" calcext:value-type="float">
            <text:p>8938</text:p>
          </table:table-cell>
          <table:table-cell office:value-type="float" office:value="102" calcext:value-type="float">
            <text:p>10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02" calcext:value-type="float">
            <text:p>10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5278.6935" calcext:value-type="currency">
            <text:p>R$ 15.278,69</text:p>
          </table:table-cell>
          <table:table-cell office:value-type="float" office:value="1053703" calcext:value-type="float">
            <text:p>1053703</text:p>
          </table:table-cell>
          <table:table-cell office:value-type="float" office:value="102" calcext:value-type="float">
            <text:p>10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3594.2393" calcext:value-type="currency">
            <text:p>R$ 13.594,24</text:p>
          </table:table-cell>
          <table:table-cell office:value-type="float" office:value="1053817" calcext:value-type="float">
            <text:p>105381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300001" calcext:value-type="float">
            <text:p>131225113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12811464" calcext:value-type="float">
            <text:p>12811464</text:p>
          </table:table-cell>
          <table:table-cell office:value-type="float" office:value="1067622" calcext:value-type="float">
            <text:p>1067622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1995" calcext:value-type="float">
            <text:p>1995</text:p>
          </table:table-cell>
          <table:table-cell table:style-name="ce3" office:value-type="currency" office:currency="BRL" office:value="3207.299225" calcext:value-type="currency">
            <text:p>R$ 3.207,30</text:p>
          </table:table-cell>
          <table:table-cell table:style-name="ce3" office:value-type="currency" office:currency="BRL" office:value="78.226749" calcext:value-type="currency">
            <text:p>R$ 78,2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3592.658939" calcext:value-type="currency">
            <text:p>R$ 3.592,66</text:p>
          </table:table-cell>
          <table:table-cell table:style-name="ce3" office:value-type="currency" office:currency="BRL" office:value="90.723613" calcext:value-type="currency">
            <text:p>R$ 90,7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287.13" calcext:value-type="currency">
            <text:p>R$ 287,1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287.1" calcext:value-type="currency">
            <text:p>R$ 287,1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1389.17" calcext:value-type="currency">
            <text:p>R$ 1.389,1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2035.91082" calcext:value-type="currency">
            <text:p>R$ 2.035,91</text:p>
          </table:table-cell>
          <table:table-cell table:style-name="ce3" office:value-type="currency" office:currency="BRL" office:value="61.881695" calcext:value-type="currency">
            <text:p>R$ 61,88</text:p>
          </table:table-cell>
          <table:table-cell office:value-type="float" office:value="3895" calcext:value-type="float">
            <text:p>3895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3405.964148" calcext:value-type="currency">
            <text:p>R$ 3.405,96</text:p>
          </table:table-cell>
          <table:table-cell table:style-name="ce3" office:value-type="currency" office:currency="BRL" office:value="103.524635" calcext:value-type="currency">
            <text:p>R$ 103,52</text:p>
          </table:table-cell>
          <table:table-cell office:value-type="float" office:value="3896" calcext:value-type="float">
            <text:p>3896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425.31" calcext:value-type="currency">
            <text:p>R$ 425,31</text:p>
          </table:table-cell>
          <table:table-cell table:style-name="ce3" office:value-type="currency" office:currency="BRL" office:value="70.88" calcext:value-type="currency">
            <text:p>R$ 70,88</text:p>
          </table:table-cell>
          <table:table-cell office:value-type="float" office:value="3897" calcext:value-type="float">
            <text:p>3897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398.31" calcext:value-type="currency">
            <text:p>R$ 398,31</text:p>
          </table:table-cell>
          <table:table-cell table:style-name="ce3" office:value-type="currency" office:currency="BRL" office:value="66.38" calcext:value-type="currency">
            <text:p>R$ 66,38</text:p>
          </table:table-cell>
          <table:table-cell office:value-type="float" office:value="3898" calcext:value-type="float">
            <text:p>3898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59.08" calcext:value-type="currency">
            <text:p>R$ 359,08</text:p>
          </table:table-cell>
          <table:table-cell table:style-name="ce3" office:value-type="currency" office:currency="BRL" office:value="59.84" calcext:value-type="currency">
            <text:p>R$ 59,84</text:p>
          </table:table-cell>
          <table:table-cell office:value-type="float" office:value="3899" calcext:value-type="float">
            <text:p>3899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548.232961" calcext:value-type="currency">
            <text:p>R$ 548,23</text:p>
          </table:table-cell>
          <table:table-cell table:style-name="ce3" office:value-type="currency" office:currency="BRL" office:value="19.102297" calcext:value-type="currency">
            <text:p>R$ 19,10</text:p>
          </table:table-cell>
          <table:table-cell office:value-type="float" office:value="126389" calcext:value-type="float">
            <text:p>126389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337.45" calcext:value-type="currency">
            <text:p>R$ 337,45</text:p>
          </table:table-cell>
          <table:table-cell table:style-name="ce3" office:value-type="currency" office:currency="BRL" office:value="56.24" calcext:value-type="currency">
            <text:p>R$ 56,24</text:p>
          </table:table-cell>
          <table:table-cell office:value-type="float" office:value="126389" calcext:value-type="float">
            <text:p>126389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362.2" calcext:value-type="currency">
            <text:p>R$ 362,20</text:p>
          </table:table-cell>
          <table:table-cell table:style-name="ce3" office:value-type="currency" office:currency="BRL" office:value="60.36" calcext:value-type="currency">
            <text:p>R$ 60,36</text:p>
          </table:table-cell>
          <table:table-cell office:value-type="float" office:value="264516" calcext:value-type="float">
            <text:p>26451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666.06" calcext:value-type="currency">
            <text:p>R$ 666,06</text:p>
          </table:table-cell>
          <table:table-cell table:style-name="ce3" office:value-type="currency" office:currency="BRL" office:value="71.24" calcext:value-type="currency">
            <text:p>R$ 71,24</text:p>
          </table:table-cell>
          <table:table-cell office:value-type="float" office:value="264516" calcext:value-type="float">
            <text:p>26451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66.99" calcext:value-type="currency">
            <text:p>R$ 66,99</text:p>
          </table:table-cell>
          <table:table-cell table:style-name="ce3" office:value-type="currency" office:currency="BRL" office:value="3.19" calcext:value-type="currency">
            <text:p>R$ 3,19</text:p>
          </table:table-cell>
          <table:table-cell office:value-type="float" office:value="76641" calcext:value-type="float">
            <text:p>76641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321.15" calcext:value-type="currency">
            <text:p>R$ 321,1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236.43" calcext:value-type="currency">
            <text:p>R$ 236,43</text:p>
          </table:table-cell>
          <table:table-cell table:style-name="ce3" office:value-type="currency" office:currency="BRL" office:value="11.25" calcext:value-type="currency">
            <text:p>R$ 11,2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270.21" calcext:value-type="currency">
            <text:p>R$ 270,21</text:p>
          </table:table-cell>
          <table:table-cell table:style-name="ce3" office:value-type="currency" office:currency="BRL" office:value="12.86" calcext:value-type="currency">
            <text:p>R$ 12,8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351.42" calcext:value-type="currency">
            <text:p>R$ 351,42</text:p>
          </table:table-cell>
          <table:table-cell table:style-name="ce3" office:value-type="currency" office:currency="BRL" office:value="16.73" calcext:value-type="currency">
            <text:p>R$ 16,73</text:p>
          </table:table-cell>
          <table:table-cell office:value-type="float" office:value="102830" calcext:value-type="float">
            <text:p>10283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71.2" calcext:value-type="currency">
            <text:p>R$ 371,20</text:p>
          </table:table-cell>
          <table:table-cell table:style-name="ce3" office:value-type="currency" office:currency="BRL" office:value="17.67" calcext:value-type="currency">
            <text:p>R$ 17,67</text:p>
          </table:table-cell>
          <table:table-cell office:value-type="float" office:value="51556" calcext:value-type="float">
            <text:p>5155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395.85" calcext:value-type="currency">
            <text:p>R$ 395,85</text:p>
          </table:table-cell>
          <table:table-cell table:style-name="ce3" office:value-type="currency" office:currency="BRL" office:value="18.85" calcext:value-type="currency">
            <text:p>R$ 18,85</text:p>
          </table:table-cell>
          <table:table-cell office:value-type="float" office:value="57516" calcext:value-type="float">
            <text:p>5751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188.465288" calcext:value-type="currency">
            <text:p>R$ 1.188,47</text:p>
          </table:table-cell>
          <table:table-cell table:style-name="ce3" office:value-type="currency" office:currency="BRL" office:value="58.545174" calcext:value-type="currency">
            <text:p>R$ 58,55</text:p>
          </table:table-cell>
          <table:table-cell office:value-type="float" office:value="168" calcext:value-type="float">
            <text:p>168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288.559418" calcext:value-type="currency">
            <text:p>R$ 1.288,56</text:p>
          </table:table-cell>
          <table:table-cell table:style-name="ce3" office:value-type="currency" office:currency="BRL" office:value="67.818824" calcext:value-type="currency">
            <text:p>R$ 67,82</text:p>
          </table:table-cell>
          <table:table-cell office:value-type="float" office:value="1419" calcext:value-type="float">
            <text:p>1419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93.579484" calcext:value-type="currency">
            <text:p>R$ 93,58</text:p>
          </table:table-cell>
          <table:table-cell table:style-name="ce3" office:value-type="currency" office:currency="BRL" office:value="4.925498" calcext:value-type="currency">
            <text:p>R$ 4,9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204.597224" calcext:value-type="currency">
            <text:p>R$ 1.204,60</text:p>
          </table:table-cell>
          <table:table-cell table:style-name="ce3" office:value-type="currency" office:currency="BRL" office:value="67.674003" calcext:value-type="currency">
            <text:p>R$ 67,67</text:p>
          </table:table-cell>
          <table:table-cell office:value-type="float" office:value="282265" calcext:value-type="float">
            <text:p>282265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16.446571" calcext:value-type="currency">
            <text:p>R$ 116,45</text:p>
          </table:table-cell>
          <table:table-cell table:style-name="ce3" office:value-type="currency" office:currency="BRL" office:value="6.541868" calcext:value-type="currency">
            <text:p>R$ 6,5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08.8278" calcext:value-type="currency">
            <text:p>R$ 108,83</text:p>
          </table:table-cell>
          <table:table-cell table:style-name="ce3" office:value-type="currency" office:currency="BRL" office:value="6.555727" calcext:value-type="currency">
            <text:p>R$ 6,56</text:p>
          </table:table-cell>
          <table:table-cell office:value-type="float" office:value="304142" calcext:value-type="float">
            <text:p>304142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125.779814" calcext:value-type="currency">
            <text:p>R$ 1.125,78</text:p>
          </table:table-cell>
          <table:table-cell table:style-name="ce3" office:value-type="currency" office:currency="BRL" office:value="67.818154" calcext:value-type="currency">
            <text:p>R$ 67,82</text:p>
          </table:table-cell>
          <table:table-cell office:value-type="float" office:value="304142" calcext:value-type="float">
            <text:p>304142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00.962287" calcext:value-type="currency">
            <text:p>R$ 100,96</text:p>
          </table:table-cell>
          <table:table-cell table:style-name="ce3" office:value-type="currency" office:currency="BRL" office:value="6.555979" calcext:value-type="currency">
            <text:p>R$ 6,56</text:p>
          </table:table-cell>
          <table:table-cell office:value-type="float" office:value="304143" calcext:value-type="float">
            <text:p>30414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044.411299" calcext:value-type="currency">
            <text:p>R$ 1.044,41</text:p>
          </table:table-cell>
          <table:table-cell table:style-name="ce3" office:value-type="currency" office:currency="BRL" office:value="67.818759" calcext:value-type="currency">
            <text:p>R$ 67,82</text:p>
          </table:table-cell>
          <table:table-cell office:value-type="float" office:value="304143" calcext:value-type="float">
            <text:p>304143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12.511471" calcext:value-type="currency">
            <text:p>R$ 112,51</text:p>
          </table:table-cell>
          <table:table-cell table:style-name="ce3" office:value-type="currency" office:currency="BRL" office:value="7.867784" calcext:value-type="currency">
            <text:p>R$ 7,87</text:p>
          </table:table-cell>
          <table:table-cell office:value-type="float" office:value="304144" calcext:value-type="float">
            <text:p>304144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282.336519" calcext:value-type="currency">
            <text:p>R$ 1.282,34</text:p>
          </table:table-cell>
          <table:table-cell table:style-name="ce3" office:value-type="currency" office:currency="BRL" office:value="89.673609" calcext:value-type="currency">
            <text:p>R$ 89,67</text:p>
          </table:table-cell>
          <table:table-cell office:value-type="float" office:value="304144" calcext:value-type="float">
            <text:p>304144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03.071241" calcext:value-type="currency">
            <text:p>R$ 103,07</text:p>
          </table:table-cell>
          <table:table-cell table:style-name="ce3" office:value-type="currency" office:currency="BRL" office:value="7.868142" calcext:value-type="currency">
            <text:p>R$ 7,8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174.691393" calcext:value-type="currency">
            <text:p>R$ 1.174,69</text:p>
          </table:table-cell>
          <table:table-cell table:style-name="ce3" office:value-type="currency" office:currency="BRL" office:value="89.671417" calcext:value-type="currency">
            <text:p>R$ 89,6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office:value-type="float" office:value="1031228" calcext:value-type="float">
            <text:p>1031228</text:p>
          </table:table-cell>
          <table:table-cell office:value-type="float" office:value="89672" calcext:value-type="float">
            <text:p>8967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2600670001" calcext:value-type="float">
            <text:p>1010260067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table:style-name="ce3" office:value-type="currency" office:currency="BRL" office:value="988.89" calcext:value-type="currency">
            <text:p>R$ 988,89</text:p>
          </table:table-cell>
          <table:table-cell table:style-name="ce3" office:value-type="currency" office:currency="BRL" office:value="46.64" calcext:value-type="currency">
            <text:p>R$ 46,64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8.88" calcext:value-type="currency">
            <text:p>R$ 8,8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7.95" calcext:value-type="currency">
            <text:p>R$ 7,9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8.08" calcext:value-type="currency">
            <text:p>R$ 8,0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8.81" calcext:value-type="currency">
            <text:p>R$ 8,8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8.78" calcext:value-type="currency">
            <text:p>R$ 8,7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12.76" calcext:value-type="currency">
            <text:p>R$ 12,7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12.47" calcext:value-type="currency">
            <text:p>R$ 12,4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12.47" calcext:value-type="currency">
            <text:p>R$ 12,4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12.47" calcext:value-type="currency">
            <text:p>R$ 12,4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2.8" calcext:value-type="currency">
            <text:p>R$ 2,8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49729" calcext:value-type="float">
            <text:p>49729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3.14" calcext:value-type="currency">
            <text:p>R$ 3,1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07508" calcext:value-type="float">
            <text:p>107508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.86" calcext:value-type="currency">
            <text:p>R$ 4,8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70046" calcext:value-type="float">
            <text:p>17004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3.38" calcext:value-type="currency">
            <text:p>R$ 3,3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240996" calcext:value-type="float">
            <text:p>24099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19.94" calcext:value-type="currency">
            <text:p>R$ 19,94</text:p>
          </table:table-cell>
          <table:table-cell table:style-name="ce3" office:value-type="currency" office:currency="BRL" office:value="0.76" calcext:value-type="currency">
            <text:p>R$ 0,76</text:p>
          </table:table-cell>
          <table:table-cell office:value-type="float" office:value="37906" calcext:value-type="float">
            <text:p>37906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8.98" calcext:value-type="currency">
            <text:p>R$ 18,98</text:p>
          </table:table-cell>
          <table:table-cell table:style-name="ce3" office:value-type="currency" office:currency="BRL" office:value="0.76" calcext:value-type="currency">
            <text:p>R$ 0,76</text:p>
          </table:table-cell>
          <table:table-cell office:value-type="float" office:value="87424" calcext:value-type="float">
            <text:p>8742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8.19" calcext:value-type="currency">
            <text:p>R$ 18,19</text:p>
          </table:table-cell>
          <table:table-cell table:style-name="ce3" office:value-type="currency" office:currency="BRL" office:value="0.76" calcext:value-type="currency">
            <text:p>R$ 0,76</text:p>
          </table:table-cell>
          <table:table-cell office:value-type="float" office:value="32582" calcext:value-type="float">
            <text:p>32582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7.26" calcext:value-type="currency">
            <text:p>R$ 17,26</text:p>
          </table:table-cell>
          <table:table-cell table:style-name="ce3" office:value-type="currency" office:currency="BRL" office:value="0.76" calcext:value-type="currency">
            <text:p>R$ 0,76</text:p>
          </table:table-cell>
          <table:table-cell office:value-type="float" office:value="36051" calcext:value-type="float">
            <text:p>36051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.37" calcext:value-type="currency">
            <text:p>R$ 16,37</text:p>
          </table:table-cell>
          <table:table-cell table:style-name="ce3" office:value-type="currency" office:currency="BRL" office:value="0.76" calcext:value-type="currency">
            <text:p>R$ 0,7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CIP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77.79" calcext:value-type="currency">
            <text:p>R$ 77,79</text:p>
          </table:table-cell>
          <table:table-cell table:style-name="ce3" office:value-type="currency" office:currency="BRL" office:value="3.83" calcext:value-type="currency">
            <text:p>R$ 3,8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8.92" calcext:value-type="currency">
            <text:p>R$ 18,92</text:p>
          </table:table-cell>
          <table:table-cell table:style-name="ce3" office:value-type="currency" office:currency="BRL" office:value="0.93" calcext:value-type="currency">
            <text:p>R$ 0,9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73.02" calcext:value-type="currency">
            <text:p>R$ 73,02</text:p>
          </table:table-cell>
          <table:table-cell table:style-name="ce3" office:value-type="currency" office:currency="BRL" office:value="3.82" calcext:value-type="currency">
            <text:p>R$ 3,8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7.76" calcext:value-type="currency">
            <text:p>R$ 17,76</text:p>
          </table:table-cell>
          <table:table-cell table:style-name="ce3" office:value-type="currency" office:currency="BRL" office:value="0.93" calcext:value-type="currency">
            <text:p>R$ 0,9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6.5718" calcext:value-type="currency">
            <text:p>R$ 16,57</text:p>
          </table:table-cell>
          <table:table-cell office:value-type="float" office:value="931" calcext:value-type="float">
            <text:p>931</text:p>
          </table:table-cell>
          <table:table-cell office:value-type="float" office:value="104" calcext:value-type="float">
            <text:p>10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68.1918" calcext:value-type="currency">
            <text:p>R$ 68,19</text:p>
          </table:table-cell>
          <table:table-cell office:value-type="float" office:value="3831" calcext:value-type="float">
            <text:p>3831</text:p>
          </table:table-cell>
          <table:table-cell office:value-type="float" office:value="104" calcext:value-type="float">
            <text:p>10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5.6408" calcext:value-type="currency">
            <text:p>R$ 15,64</text:p>
          </table:table-cell>
          <table:table-cell office:value-type="float" office:value="931" calcext:value-type="float">
            <text:p>931</text:p>
          </table:table-cell>
          <table:table-cell office:value-type="float" office:value="104" calcext:value-type="float">
            <text:p>10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office:value-type="float" office:value="64344" calcext:value-type="float">
            <text:p>64344</text:p>
          </table:table-cell>
          <table:table-cell table:style-name="ce3" office:value-type="currency" office:currency="BRL" office:value="3.83" calcext:value-type="currency">
            <text:p>R$ 3,83</text:p>
          </table:table-cell>
          <table:table-cell office:value-type="float" office:value="104" calcext:value-type="float">
            <text:p>10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8.4789" calcext:value-type="currency">
            <text:p>R$ 18,48</text:p>
          </table:table-cell>
          <table:table-cell office:value-type="float" office:value="1177" calcext:value-type="float">
            <text:p>1177</text:p>
          </table:table-cell>
          <table:table-cell office:value-type="float" office:value="104" calcext:value-type="float">
            <text:p>10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office:value-type="float" office:value="60131" calcext:value-type="float">
            <text:p>60131</text:p>
          </table:table-cell>
          <table:table-cell table:style-name="ce3" office:value-type="currency" office:currency="BRL" office:value="3.83" calcext:value-type="currency">
            <text:p>R$ 3,83</text:p>
          </table:table-cell>
          <table:table-cell office:value-type="float" office:value="104" calcext:value-type="float">
            <text:p>10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office:value-type="float" office:value="17052" calcext:value-type="float">
            <text:p>17052</text:p>
          </table:table-cell>
          <table:table-cell office:value-type="float" office:value="1176" calcext:value-type="float">
            <text:p>1176</text:p>
          </table:table-cell>
          <table:table-cell office:value-type="float" office:value="104" calcext:value-type="float">
            <text:p>10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55535" calcext:value-type="float">
            <text:p>55535</text:p>
          </table:table-cell>
          <table:table-cell table:style-name="ce3" office:value-type="currency" office:currency="BRL" office:value="3.83" calcext:value-type="currency">
            <text:p>R$ 3,83</text:p>
          </table:table-cell>
          <table:table-cell office:value-type="float" office:value="104" calcext:value-type="float">
            <text:p>10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53.7285" calcext:value-type="currency">
            <text:p>R$ 53,73</text:p>
          </table:table-cell>
          <table:table-cell office:value-type="float" office:value="4165" calcext:value-type="float">
            <text:p>416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272.5383" calcext:value-type="currency">
            <text:p>R$ 272,54</text:p>
          </table:table-cell>
          <table:table-cell office:value-type="float" office:value="21127" calcext:value-type="float">
            <text:p>2112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0602260001" calcext:value-type="float">
            <text:p>1234060226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353412" calcext:value-type="float">
            <text:p>353412</text:p>
          </table:table-cell>
          <table:table-cell office:value-type="float" office:value="29451" calcext:value-type="float">
            <text:p>29451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11.72" calcext:value-type="currency">
            <text:p>R$ 11,7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10.2" calcext:value-type="currency">
            <text:p>R$ 10,2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10.37" calcext:value-type="currency">
            <text:p>R$ 10,3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11.3" calcext:value-type="currency">
            <text:p>R$ 11,3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11.27" calcext:value-type="currency">
            <text:p>R$ 11,2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20.47" calcext:value-type="currency">
            <text:p>R$ 20,4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55.96" calcext:value-type="currency">
            <text:p>R$ 55,9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55.96" calcext:value-type="currency">
            <text:p>R$ 55,9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65.85" calcext:value-type="currency">
            <text:p>R$ 65,8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3.24" calcext:value-type="currency">
            <text:p>R$ 33,2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29576" calcext:value-type="float">
            <text:p>2957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37.31" calcext:value-type="currency">
            <text:p>R$ 37,3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86766" calcext:value-type="float">
            <text:p>8676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2.17" calcext:value-type="currency">
            <text:p>R$ 42,1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47884" calcext:value-type="float">
            <text:p>147884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40.04" calcext:value-type="currency">
            <text:p>R$ 40,0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217573" calcext:value-type="float">
            <text:p>217573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471.92" calcext:value-type="currency">
            <text:p>R$ 471,92</text:p>
          </table:table-cell>
          <table:table-cell table:style-name="ce3" office:value-type="currency" office:currency="BRL" office:value="17.94" calcext:value-type="currency">
            <text:p>R$ 17,94</text:p>
          </table:table-cell>
          <table:table-cell office:value-type="float" office:value="14407" calcext:value-type="float">
            <text:p>14407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450.6" calcext:value-type="currency">
            <text:p>R$ 450,60</text:p>
          </table:table-cell>
          <table:table-cell table:style-name="ce3" office:value-type="currency" office:currency="BRL" office:value="17.96" calcext:value-type="currency">
            <text:p>R$ 17,96</text:p>
          </table:table-cell>
          <table:table-cell office:value-type="float" office:value="10911" calcext:value-type="float">
            <text:p>10911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30.15" calcext:value-type="currency">
            <text:p>R$ 330,15</text:p>
          </table:table-cell>
          <table:table-cell table:style-name="ce3" office:value-type="currency" office:currency="BRL" office:value="13.76" calcext:value-type="currency">
            <text:p>R$ 13,76</text:p>
          </table:table-cell>
          <table:table-cell office:value-type="float" office:value="12223" calcext:value-type="float">
            <text:p>12223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306.95" calcext:value-type="currency">
            <text:p>R$ 306,95</text:p>
          </table:table-cell>
          <table:table-cell table:style-name="ce3" office:value-type="currency" office:currency="BRL" office:value="13.46" calcext:value-type="currency">
            <text:p>R$ 13,46</text:p>
          </table:table-cell>
          <table:table-cell office:value-type="float" office:value="13430" calcext:value-type="float">
            <text:p>1343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85.49" calcext:value-type="currency">
            <text:p>R$ 285,49</text:p>
          </table:table-cell>
          <table:table-cell table:style-name="ce3" office:value-type="currency" office:currency="BRL" office:value="13.22" calcext:value-type="currency">
            <text:p>R$ 13,2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CIP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29.62" calcext:value-type="currency">
            <text:p>R$ 129,62</text:p>
          </table:table-cell>
          <table:table-cell table:style-name="ce3" office:value-type="currency" office:currency="BRL" office:value="6.39" calcext:value-type="currency">
            <text:p>R$ 6,3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224.92" calcext:value-type="currency">
            <text:p>R$ 224,92</text:p>
          </table:table-cell>
          <table:table-cell table:style-name="ce3" office:value-type="currency" office:currency="BRL" office:value="11.08" calcext:value-type="currency">
            <text:p>R$ 11,0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211.25" calcext:value-type="currency">
            <text:p>R$ 211,25</text:p>
          </table:table-cell>
          <table:table-cell table:style-name="ce3" office:value-type="currency" office:currency="BRL" office:value="11.06" calcext:value-type="currency">
            <text:p>R$ 11,0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21.69" calcext:value-type="currency">
            <text:p>R$ 121,69</text:p>
          </table:table-cell>
          <table:table-cell table:style-name="ce3" office:value-type="currency" office:currency="BRL" office:value="6.37" calcext:value-type="currency">
            <text:p>R$ 6,3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office:value-type="float" office:value="197313" calcext:value-type="float">
            <text:p>197313</text:p>
          </table:table-cell>
          <table:table-cell office:value-type="float" office:value="11085" calcext:value-type="float">
            <text:p>11085</text:p>
          </table:table-cell>
          <table:table-cell office:value-type="float" office:value="105" calcext:value-type="float">
            <text:p>10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office:value-type="float" office:value="113653" calcext:value-type="float">
            <text:p>113653</text:p>
          </table:table-cell>
          <table:table-cell office:value-type="float" office:value="6385" calcext:value-type="float">
            <text:p>6385</text:p>
          </table:table-cell>
          <table:table-cell office:value-type="float" office:value="105" calcext:value-type="float">
            <text:p>10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office:value-type="float" office:value="107268" calcext:value-type="float">
            <text:p>107268</text:p>
          </table:table-cell>
          <table:table-cell office:value-type="float" office:value="6385" calcext:value-type="float">
            <text:p>6385</text:p>
          </table:table-cell>
          <table:table-cell office:value-type="float" office:value="105" calcext:value-type="float">
            <text:p>10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86.1776" calcext:value-type="currency">
            <text:p>R$ 186,18</text:p>
          </table:table-cell>
          <table:table-cell office:value-type="float" office:value="11082" calcext:value-type="float">
            <text:p>11082</text:p>
          </table:table-cell>
          <table:table-cell office:value-type="float" office:value="105" calcext:value-type="float">
            <text:p>10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255.6745" calcext:value-type="currency">
            <text:p>R$ 255,67</text:p>
          </table:table-cell>
          <table:table-cell office:value-type="float" office:value="16285" calcext:value-type="float">
            <text:p>16285</text:p>
          </table:table-cell>
          <table:table-cell office:value-type="float" office:value="105" calcext:value-type="float">
            <text:p>10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00.4643" calcext:value-type="currency">
            <text:p>R$ 100,46</text:p>
          </table:table-cell>
          <table:table-cell office:value-type="float" office:value="6399" calcext:value-type="float">
            <text:p>6399</text:p>
          </table:table-cell>
          <table:table-cell office:value-type="float" office:value="105" calcext:value-type="float">
            <text:p>10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92568" calcext:value-type="float">
            <text:p>92568</text:p>
          </table:table-cell>
          <table:table-cell office:value-type="float" office:value="6384" calcext:value-type="float">
            <text:p>6384</text:p>
          </table:table-cell>
          <table:table-cell office:value-type="float" office:value="105" calcext:value-type="float">
            <text:p>10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236.1325" calcext:value-type="currency">
            <text:p>R$ 236,13</text:p>
          </table:table-cell>
          <table:table-cell office:value-type="float" office:value="16285" calcext:value-type="float">
            <text:p>16285</text:p>
          </table:table-cell>
          <table:table-cell office:value-type="float" office:value="105" calcext:value-type="float">
            <text:p>10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210.0507" calcext:value-type="currency">
            <text:p>R$ 210,05</text:p>
          </table:table-cell>
          <table:table-cell office:value-type="float" office:value="16283" calcext:value-type="float">
            <text:p>1628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81.0378" calcext:value-type="currency">
            <text:p>R$ 81,04</text:p>
          </table:table-cell>
          <table:table-cell office:value-type="float" office:value="6282" calcext:value-type="float">
            <text:p>628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907501520001" calcext:value-type="float">
            <text:p>1290750152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270864" calcext:value-type="float">
            <text:p>270864</text:p>
          </table:table-cell>
          <table:table-cell office:value-type="float" office:value="22572" calcext:value-type="float">
            <text:p>22572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59.95" calcext:value-type="currency">
            <text:p>R$ 59,9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60.94" calcext:value-type="currency">
            <text:p>R$ 60,9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66.37" calcext:value-type="currency">
            <text:p>R$ 66,3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66.34" calcext:value-type="currency">
            <text:p>R$ 66,3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52.78" calcext:value-type="currency">
            <text:p>R$ 52,7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188.48" calcext:value-type="currency">
            <text:p>R$ 188,4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188.48" calcext:value-type="currency">
            <text:p>R$ 188,4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150.38" calcext:value-type="currency">
            <text:p>R$ 150,3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11.3" calcext:value-type="currency">
            <text:p>R$ 111,3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65204" calcext:value-type="float">
            <text:p>65204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115.85" calcext:value-type="currency">
            <text:p>R$ 115,8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24559" calcext:value-type="float">
            <text:p>124559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94.35" calcext:value-type="currency">
            <text:p>R$ 94,3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88670" calcext:value-type="float">
            <text:p>188670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125.81" calcext:value-type="currency">
            <text:p>R$ 125,8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88670" calcext:value-type="float">
            <text:p>188670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3.25" calcext:value-type="currency">
            <text:p>R$ 93,2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261468" calcext:value-type="float">
            <text:p>261468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24.34" calcext:value-type="currency">
            <text:p>R$ 124,3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261468" calcext:value-type="float">
            <text:p>261468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132.3" calcext:value-type="currency">
            <text:p>R$ 132,3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57693" calcext:value-type="float">
            <text:p>57693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104.18" calcext:value-type="currency">
            <text:p>R$ 104,18</text:p>
          </table:table-cell>
          <table:table-cell table:style-name="ce3" office:value-type="currency" office:currency="BRL" office:value="4.96" calcext:value-type="currency">
            <text:p>R$ 4,96</text:p>
          </table:table-cell>
          <table:table-cell office:value-type="float" office:value="57693" calcext:value-type="float">
            <text:p>57693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37.86" calcext:value-type="currency">
            <text:p>R$ 137,8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08.55" calcext:value-type="currency">
            <text:p>R$ 108,55</text:p>
          </table:table-cell>
          <table:table-cell table:style-name="ce3" office:value-type="currency" office:currency="BRL" office:value="5.16" calcext:value-type="currency">
            <text:p>R$ 5,16</text:p>
          </table:table-cell>
          <table:table-cell office:value-type="float" office:value="101267" calcext:value-type="float">
            <text:p>101267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50.46" calcext:value-type="currency">
            <text:p>R$ 150,46</text:p>
          </table:table-cell>
          <table:table-cell table:style-name="ce3" office:value-type="currency" office:currency="BRL" office:value="7.16" calcext:value-type="currency">
            <text:p>R$ 7,16</text:p>
          </table:table-cell>
          <table:table-cell office:value-type="float" office:value="49246" calcext:value-type="float">
            <text:p>4924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60.45" calcext:value-type="currency">
            <text:p>R$ 160,45</text:p>
          </table:table-cell>
          <table:table-cell table:style-name="ce3" office:value-type="currency" office:currency="BRL" office:value="7.64" calcext:value-type="currency">
            <text:p>R$ 7,64</text:p>
          </table:table-cell>
          <table:table-cell office:value-type="float" office:value="54615" calcext:value-type="float">
            <text:p>54615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7.03" calcext:value-type="currency">
            <text:p>R$ 167,03</text:p>
          </table:table-cell>
          <table:table-cell table:style-name="ce3" office:value-type="currency" office:currency="BRL" office:value="7.95" calcext:value-type="currency">
            <text:p>R$ 7,9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273.8" calcext:value-type="currency">
            <text:p>R$ 273,80</text:p>
          </table:table-cell>
          <table:table-cell table:style-name="ce3" office:value-type="currency" office:currency="BRL" office:value="2.64" calcext:value-type="currency">
            <text:p>R$ 2,6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23.27" calcext:value-type="currency">
            <text:p>R$ 23,27</text:p>
          </table:table-cell>
          <table:table-cell table:style-name="ce3" office:value-type="currency" office:currency="BRL" office:value="0.22" calcext:value-type="currency">
            <text:p>R$ 0,2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275.07" calcext:value-type="currency">
            <text:p>R$ 275,07</text:p>
          </table:table-cell>
          <table:table-cell table:style-name="ce3" office:value-type="currency" office:currency="BRL" office:value="2.67" calcext:value-type="currency">
            <text:p>R$ 2,6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31.12" calcext:value-type="currency">
            <text:p>R$ 31,12</text:p>
          </table:table-cell>
          <table:table-cell table:style-name="ce3" office:value-type="currency" office:currency="BRL" office:value="0.3" calcext:value-type="currency">
            <text:p>R$ 0,3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275.78" calcext:value-type="currency">
            <text:p>R$ 275,78</text:p>
          </table:table-cell>
          <table:table-cell table:style-name="ce3" office:value-type="currency" office:currency="BRL" office:value="2.69" calcext:value-type="currency">
            <text:p>R$ 2,6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31.21" calcext:value-type="currency">
            <text:p>R$ 31,21</text:p>
          </table:table-cell>
          <table:table-cell table:style-name="ce3" office:value-type="currency" office:currency="BRL" office:value="0.31" calcext:value-type="currency">
            <text:p>R$ 0,3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31.07" calcext:value-type="currency">
            <text:p>R$ 31,07</text:p>
          </table:table-cell>
          <table:table-cell table:style-name="ce3" office:value-type="currency" office:currency="BRL" office:value="0.3" calcext:value-type="currency">
            <text:p>R$ 0,3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274.62" calcext:value-type="currency">
            <text:p>R$ 274,62</text:p>
          </table:table-cell>
          <table:table-cell table:style-name="ce3" office:value-type="currency" office:currency="BRL" office:value="2.69" calcext:value-type="currency">
            <text:p>R$ 2,6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49.84" calcext:value-type="currency">
            <text:p>R$ 49,84</text:p>
          </table:table-cell>
          <table:table-cell table:style-name="ce3" office:value-type="currency" office:currency="BRL" office:value="3.96" calcext:value-type="currency">
            <text:p>R$ 3,9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305701150001" calcext:value-type="float">
            <text:p>1030570115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511.08" calcext:value-type="currency">
            <text:p>R$ 511,08</text:p>
          </table:table-cell>
          <table:table-cell table:style-name="ce3" office:value-type="currency" office:currency="BRL" office:value="40.56" calcext:value-type="currency">
            <text:p>R$ 40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300001" calcext:value-type="float">
            <text:p>131225023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74.8635" calcext:value-type="currency">
            <text:p>R$ 74,86</text:p>
          </table:table-cell>
          <table:table-cell office:value-type="float" office:value="5163" calcext:value-type="float">
            <text:p>5163</text:p>
          </table:table-cell>
          <table:table-cell office:value-type="float" office:value="106" calcext:value-type="float">
            <text:p>10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300001" calcext:value-type="float">
            <text:p>131225023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06" calcext:value-type="float">
            <text:p>10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300001" calcext:value-type="float">
            <text:p>131225023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300001" calcext:value-type="float">
            <text:p>131225023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66.5898" calcext:value-type="currency">
            <text:p>R$ 66,59</text:p>
          </table:table-cell>
          <table:table-cell office:value-type="float" office:value="5162" calcext:value-type="float">
            <text:p>516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300001" calcext:value-type="float">
            <text:p>131225023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227628" calcext:value-type="float">
            <text:p>227628</text:p>
          </table:table-cell>
          <table:table-cell office:value-type="float" office:value="18969" calcext:value-type="float">
            <text:p>18969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950001" calcext:value-type="float">
            <text:p>1312250295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950001" calcext:value-type="float">
            <text:p>1312250295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876.7425" calcext:value-type="currency">
            <text:p>R$ 876,74</text:p>
          </table:table-cell>
          <table:table-cell office:value-type="float" office:value="60465" calcext:value-type="float">
            <text:p>6046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950001" calcext:value-type="float">
            <text:p>1312250295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950001" calcext:value-type="float">
            <text:p>1312250295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780.0888" calcext:value-type="currency">
            <text:p>R$ 780,09</text:p>
          </table:table-cell>
          <table:table-cell office:value-type="float" office:value="60472" calcext:value-type="float">
            <text:p>6047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950001" calcext:value-type="float">
            <text:p>1312250295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1302552" calcext:value-type="float">
            <text:p>1302552</text:p>
          </table:table-cell>
          <table:table-cell office:value-type="float" office:value="108546" calcext:value-type="float">
            <text:p>108546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2692.1952" calcext:value-type="currency">
            <text:p>R$ 2.692,20</text:p>
          </table:table-cell>
          <table:table-cell office:value-type="float" office:value="93479" calcext:value-type="float">
            <text:p>93479</text:p>
          </table:table-cell>
          <table:table-cell office:value-type="float" office:value="195477" calcext:value-type="float">
            <text:p>195477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2484.3864" calcext:value-type="currency">
            <text:p>R$ 2.484,39</text:p>
          </table:table-cell>
          <table:table-cell office:value-type="float" office:value="90014" calcext:value-type="float">
            <text:p>90014</text:p>
          </table:table-cell>
          <table:table-cell office:value-type="float" office:value="270183" calcext:value-type="float">
            <text:p>270183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2366.0532" calcext:value-type="currency">
            <text:p>R$ 2.366,05</text:p>
          </table:table-cell>
          <table:table-cell office:value-type="float" office:value="89964" calcext:value-type="float">
            <text:p>89964</text:p>
          </table:table-cell>
          <table:table-cell office:value-type="float" office:value="65997" calcext:value-type="float">
            <text:p>65997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2258.04" calcext:value-type="currency">
            <text:p>R$ 2.258,04</text:p>
          </table:table-cell>
          <table:table-cell table:style-name="ce3" office:value-type="currency" office:currency="BRL" office:value="89.96" calcext:value-type="currency">
            <text:p>R$ 89,96</text:p>
          </table:table-cell>
          <table:table-cell office:value-type="float" office:value="105181" calcext:value-type="float">
            <text:p>105181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160.81" calcext:value-type="currency">
            <text:p>R$ 2.160,81</text:p>
          </table:table-cell>
          <table:table-cell table:style-name="ce3" office:value-type="currency" office:currency="BRL" office:value="90.03" calcext:value-type="currency">
            <text:p>R$ 90,03</text:p>
          </table:table-cell>
          <table:table-cell office:value-type="float" office:value="54484" calcext:value-type="float">
            <text:p>54484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2050.7" calcext:value-type="currency">
            <text:p>R$ 2.050,70</text:p>
          </table:table-cell>
          <table:table-cell table:style-name="ce3" office:value-type="currency" office:currency="BRL" office:value="89.94" calcext:value-type="currency">
            <text:p>R$ 89,94</text:p>
          </table:table-cell>
          <table:table-cell office:value-type="float" office:value="62371" calcext:value-type="float">
            <text:p>62371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46.08" calcext:value-type="currency">
            <text:p>R$ 1.946,08</text:p>
          </table:table-cell>
          <table:table-cell table:style-name="ce3" office:value-type="currency" office:currency="BRL" office:value="90.1" calcext:value-type="currency">
            <text:p>R$ 90,10</text:p>
          </table:table-cell>
          <table:table-cell office:value-type="float" office:value="291819" calcext:value-type="float">
            <text:p>291819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CIP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81.46" calcext:value-type="currency">
            <text:p>R$ 181,46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2612.74" calcext:value-type="currency">
            <text:p>R$ 2.612,74</text:p>
          </table:table-cell>
          <table:table-cell table:style-name="ce3" office:value-type="currency" office:currency="BRL" office:value="128.71" calcext:value-type="currency">
            <text:p>R$ 128,71</text:p>
          </table:table-cell>
          <table:table-cell office:value-type="float" office:value="291820" calcext:value-type="float">
            <text:p>29182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70.35" calcext:value-type="currency">
            <text:p>R$ 170,35</text:p>
          </table:table-cell>
          <table:table-cell table:style-name="ce3" office:value-type="currency" office:currency="BRL" office:value="8.92" calcext:value-type="currency">
            <text:p>R$ 8,92</text:p>
          </table:table-cell>
          <table:table-cell office:value-type="float" office:value="297989" calcext:value-type="float">
            <text:p>297989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2454.26" calcext:value-type="currency">
            <text:p>R$ 2.454,26</text:p>
          </table:table-cell>
          <table:table-cell table:style-name="ce3" office:value-type="currency" office:currency="BRL" office:value="128.5" calcext:value-type="currency">
            <text:p>R$ 128,50</text:p>
          </table:table-cell>
          <table:table-cell office:value-type="float" office:value="297989" calcext:value-type="float">
            <text:p>297989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2306.11" calcext:value-type="currency">
            <text:p>R$ 2.306,11</text:p>
          </table:table-cell>
          <table:table-cell table:style-name="ce3" office:value-type="currency" office:currency="BRL" office:value="128.83" calcext:value-type="currency">
            <text:p>R$ 128,83</text:p>
          </table:table-cell>
          <table:table-cell office:value-type="float" office:value="297990" calcext:value-type="float">
            <text:p>29799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59.99" calcext:value-type="currency">
            <text:p>R$ 159,99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office:value-type="float" office:value="297990" calcext:value-type="float">
            <text:p>29799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50.1584" calcext:value-type="currency">
            <text:p>R$ 150,16</text:p>
          </table:table-cell>
          <table:table-cell office:value-type="float" office:value="8938" calcext:value-type="float">
            <text:p>8938</text:p>
          </table:table-cell>
          <table:table-cell office:value-type="float" office:value="297991" calcext:value-type="float">
            <text:p>297991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office:value-type="float" office:value="2165604" calcext:value-type="float">
            <text:p>2165604</text:p>
          </table:table-cell>
          <table:table-cell office:value-type="float" office:value="128905" calcext:value-type="float">
            <text:p>128905</text:p>
          </table:table-cell>
          <table:table-cell office:value-type="float" office:value="297991" calcext:value-type="float">
            <text:p>297991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3571.4203" calcext:value-type="currency">
            <text:p>R$ 3.571,42</text:p>
          </table:table-cell>
          <table:table-cell office:value-type="float" office:value="227479" calcext:value-type="float">
            <text:p>227479</text:p>
          </table:table-cell>
          <table:table-cell office:value-type="float" office:value="108" calcext:value-type="float">
            <text:p>10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40.3266" calcext:value-type="currency">
            <text:p>R$ 140,33</text:p>
          </table:table-cell>
          <table:table-cell office:value-type="float" office:value="8938" calcext:value-type="float">
            <text:p>8938</text:p>
          </table:table-cell>
          <table:table-cell office:value-type="float" office:value="108" calcext:value-type="float">
            <text:p>10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3298.8805" calcext:value-type="currency">
            <text:p>R$ 3.298,88</text:p>
          </table:table-cell>
          <table:table-cell office:value-type="float" office:value="227509" calcext:value-type="float">
            <text:p>227509</text:p>
          </table:table-cell>
          <table:table-cell office:value-type="float" office:value="108" calcext:value-type="float">
            <text:p>10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08" calcext:value-type="float">
            <text:p>10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2935.1757" calcext:value-type="currency">
            <text:p>R$ 2.935,18</text:p>
          </table:table-cell>
          <table:table-cell office:value-type="float" office:value="227533" calcext:value-type="float">
            <text:p>22753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500001" calcext:value-type="float">
            <text:p>131225035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table:style-name="ce3" office:value-type="currency" office:currency="BRL" office:value="2896.08" calcext:value-type="currency">
            <text:p>R$ 2.896,08</text:p>
          </table:table-cell>
          <table:table-cell table:style-name="ce3" office:value-type="currency" office:currency="BRL" office:value="241.34" calcext:value-type="currency">
            <text:p>R$ 241,34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188.33" calcext:value-type="currency">
            <text:p>R$ 188,3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185.55" calcext:value-type="currency">
            <text:p>R$ 185,5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188.62" calcext:value-type="currency">
            <text:p>R$ 188,6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205.44" calcext:value-type="currency">
            <text:p>R$ 205,4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205.42" calcext:value-type="currency">
            <text:p>R$ 205,4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175.52" calcext:value-type="currency">
            <text:p>R$ 175,5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4578" calcext:value-type="float">
            <text:p>4578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3213.5" calcext:value-type="currency">
            <text:p>R$ 3.213,50</text:p>
          </table:table-cell>
          <table:table-cell table:style-name="ce3" office:value-type="currency" office:currency="BRL" office:value="93.96" calcext:value-type="currency">
            <text:p>R$ 93,96</text:p>
          </table:table-cell>
          <table:table-cell office:value-type="float" office:value="4579" calcext:value-type="float">
            <text:p>4579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2845.95" calcext:value-type="currency">
            <text:p>R$ 2.845,95</text:p>
          </table:table-cell>
          <table:table-cell table:style-name="ce3" office:value-type="currency" office:currency="BRL" office:value="84.7" calcext:value-type="currency">
            <text:p>R$ 84,70</text:p>
          </table:table-cell>
          <table:table-cell office:value-type="float" office:value="4580" calcext:value-type="float">
            <text:p>4580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2322.59" calcext:value-type="currency">
            <text:p>R$ 2.322,59</text:p>
          </table:table-cell>
          <table:table-cell table:style-name="ce3" office:value-type="currency" office:currency="BRL" office:value="71.25" calcext:value-type="currency">
            <text:p>R$ 71,25</text:p>
          </table:table-cell>
          <table:table-cell office:value-type="float" office:value="4581" calcext:value-type="float">
            <text:p>4581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876.34" calcext:value-type="currency">
            <text:p>R$ 1.876,34</text:p>
          </table:table-cell>
          <table:table-cell table:style-name="ce3" office:value-type="currency" office:currency="BRL" office:value="59.95" calcext:value-type="currency">
            <text:p>R$ 59,95</text:p>
          </table:table-cell>
          <table:table-cell office:value-type="float" office:value="4582" calcext:value-type="float">
            <text:p>4582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568.6793" calcext:value-type="currency">
            <text:p>R$ 568,68</text:p>
          </table:table-cell>
          <table:table-cell office:value-type="float" office:value="18893" calcext:value-type="float">
            <text:p>18893</text:p>
          </table:table-cell>
          <table:table-cell office:value-type="float" office:value="126760" calcext:value-type="float">
            <text:p>126760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office:value-type="float" office:value="1612574" calcext:value-type="float">
            <text:p>1612574</text:p>
          </table:table-cell>
          <table:table-cell office:value-type="float" office:value="55606" calcext:value-type="float">
            <text:p>55606</text:p>
          </table:table-cell>
          <table:table-cell office:value-type="float" office:value="191428" calcext:value-type="float">
            <text:p>191428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456.4106" calcext:value-type="currency">
            <text:p>R$ 1.456,41</text:p>
          </table:table-cell>
          <table:table-cell office:value-type="float" office:value="52578" calcext:value-type="float">
            <text:p>52578</text:p>
          </table:table-cell>
          <table:table-cell office:value-type="float" office:value="265339" calcext:value-type="float">
            <text:p>265339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1388.0856" calcext:value-type="currency">
            <text:p>R$ 1.388,09</text:p>
          </table:table-cell>
          <table:table-cell office:value-type="float" office:value="52579" calcext:value-type="float">
            <text:p>52579</text:p>
          </table:table-cell>
          <table:table-cell office:value-type="float" office:value="61349" calcext:value-type="float">
            <text:p>613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324.9908" calcext:value-type="currency">
            <text:p>R$ 1.324,99</text:p>
          </table:table-cell>
          <table:table-cell office:value-type="float" office:value="52579" calcext:value-type="float">
            <text:p>52579</text:p>
          </table:table-cell>
          <table:table-cell office:value-type="float" office:value="103165" calcext:value-type="float">
            <text:p>103165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198.7784" calcext:value-type="currency">
            <text:p>R$ 1.198,78</text:p>
          </table:table-cell>
          <table:table-cell office:value-type="float" office:value="52578" calcext:value-type="float">
            <text:p>52578</text:p>
          </table:table-cell>
          <table:table-cell office:value-type="float" office:value="58130" calcext:value-type="float">
            <text:p>5813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15.51" calcext:value-type="currency">
            <text:p>R$ 115,51</text:p>
          </table:table-cell>
          <table:table-cell table:style-name="ce3" office:value-type="currency" office:currency="BRL" office:value="5.69" calcext:value-type="currency">
            <text:p>R$ 5,6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351.23" calcext:value-type="currency">
            <text:p>R$ 1.351,23</text:p>
          </table:table-cell>
          <table:table-cell table:style-name="ce3" office:value-type="currency" office:currency="BRL" office:value="66.56" calcext:value-type="currency">
            <text:p>R$ 66,56</text:p>
          </table:table-cell>
          <table:table-cell office:value-type="float" office:value="1893" calcext:value-type="float">
            <text:p>1893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44.34" calcext:value-type="currency">
            <text:p>R$ 144,34</text:p>
          </table:table-cell>
          <table:table-cell table:style-name="ce3" office:value-type="currency" office:currency="BRL" office:value="7.56" calcext:value-type="currency">
            <text:p>R$ 7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268.5838" calcext:value-type="currency">
            <text:p>R$ 1.268,58</text:p>
          </table:table-cell>
          <table:table-cell office:value-type="float" office:value="66418" calcext:value-type="float">
            <text:p>66418</text:p>
          </table:table-cell>
          <table:table-cell office:value-type="float" office:value="282684" calcext:value-type="float">
            <text:p>282684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191.41" calcext:value-type="currency">
            <text:p>R$ 1.191,41</text:p>
          </table:table-cell>
          <table:table-cell table:style-name="ce3" office:value-type="currency" office:currency="BRL" office:value="66.56" calcext:value-type="currency">
            <text:p>R$ 66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35.55" calcext:value-type="currency">
            <text:p>R$ 135,55</text:p>
          </table:table-cell>
          <table:table-cell table:style-name="ce3" office:value-type="currency" office:currency="BRL" office:value="7.57" calcext:value-type="currency">
            <text:p>R$ 7,5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27.2264" calcext:value-type="currency">
            <text:p>R$ 127,23</text:p>
          </table:table-cell>
          <table:table-cell office:value-type="float" office:value="7573" calcext:value-type="float">
            <text:p>757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office:value-type="float" office:value="1118208" calcext:value-type="float">
            <text:p>1118208</text:p>
          </table:table-cell>
          <table:table-cell table:style-name="ce3" office:value-type="currency" office:currency="BRL" office:value="66.56" calcext:value-type="currency">
            <text:p>R$ 66,5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HNJUD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390.7674" calcext:value-type="currency">
            <text:p>R$ 390,77</text:p>
          </table:table-cell>
          <table:table-cell office:value-type="float" office:value="26226" calcext:value-type="float">
            <text:p>2622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42.6816" calcext:value-type="currency">
            <text:p>R$ 142,68</text:p>
          </table:table-cell>
          <table:table-cell office:value-type="float" office:value="9088" calcext:value-type="float">
            <text:p>908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308.5322" calcext:value-type="currency">
            <text:p>R$ 1.308,53</text:p>
          </table:table-cell>
          <table:table-cell office:value-type="float" office:value="83346" calcext:value-type="float">
            <text:p>8334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107.7855" calcext:value-type="currency">
            <text:p>R$ 1.107,79</text:p>
          </table:table-cell>
          <table:table-cell office:value-type="float" office:value="76399" calcext:value-type="float">
            <text:p>7639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20.7995" calcext:value-type="currency">
            <text:p>R$ 120,80</text:p>
          </table:table-cell>
          <table:table-cell office:value-type="float" office:value="8331" calcext:value-type="float">
            <text:p>833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07.4699" calcext:value-type="currency">
            <text:p>R$ 107,47</text:p>
          </table:table-cell>
          <table:table-cell office:value-type="float" office:value="8331" calcext:value-type="float">
            <text:p>833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985.56" calcext:value-type="currency">
            <text:p>R$ 985,56</text:p>
          </table:table-cell>
          <table:table-cell table:style-name="ce3" office:value-type="currency" office:currency="BRL" office:value="76.4" calcext:value-type="currency">
            <text:p>R$ 76,4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1501310001" calcext:value-type="float">
            <text:p>1011150131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1298544" calcext:value-type="float">
            <text:p>1298544</text:p>
          </table:table-cell>
          <table:table-cell office:value-type="float" office:value="108212" calcext:value-type="float">
            <text:p>108212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24.66" calcext:value-type="currency">
            <text:p>R$ 24,6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24.31" calcext:value-type="currency">
            <text:p>R$ 24,3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16.84" calcext:value-type="currency">
            <text:p>R$ 16,8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18.34" calcext:value-type="currency">
            <text:p>R$ 18,3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18.34" calcext:value-type="currency">
            <text:p>R$ 18,3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12.76" calcext:value-type="currency">
            <text:p>R$ 12,7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8.47" calcext:value-type="currency">
            <text:p>R$ 8,4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21.14" calcext:value-type="currency">
            <text:p>R$ 21,1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21.14" calcext:value-type="currency">
            <text:p>R$ 21,1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8.87" calcext:value-type="currency">
            <text:p>R$ 8,8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49174" calcext:value-type="float">
            <text:p>49174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9.96" calcext:value-type="currency">
            <text:p>R$ 9,9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06953" calcext:value-type="float">
            <text:p>106953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11.88" calcext:value-type="currency">
            <text:p>R$ 11,8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69483" calcext:value-type="float">
            <text:p>169483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.71" calcext:value-type="currency">
            <text:p>R$ 10,7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240408" calcext:value-type="float">
            <text:p>240408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63.15" calcext:value-type="currency">
            <text:p>R$ 63,15</text:p>
          </table:table-cell>
          <table:table-cell table:style-name="ce3" office:value-type="currency" office:currency="BRL" office:value="2.4" calcext:value-type="currency">
            <text:p>R$ 2,40</text:p>
          </table:table-cell>
          <table:table-cell office:value-type="float" office:value="37321" calcext:value-type="float">
            <text:p>37321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60.12" calcext:value-type="currency">
            <text:p>R$ 60,12</text:p>
          </table:table-cell>
          <table:table-cell table:style-name="ce3" office:value-type="currency" office:currency="BRL" office:value="2.4" calcext:value-type="currency">
            <text:p>R$ 2,40</text:p>
          </table:table-cell>
          <table:table-cell office:value-type="float" office:value="87089" calcext:value-type="float">
            <text:p>8708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57.62" calcext:value-type="currency">
            <text:p>R$ 57,62</text:p>
          </table:table-cell>
          <table:table-cell table:style-name="ce3" office:value-type="currency" office:currency="BRL" office:value="2.4" calcext:value-type="currency">
            <text:p>R$ 2,40</text:p>
          </table:table-cell>
          <table:table-cell office:value-type="float" office:value="32299" calcext:value-type="float">
            <text:p>32299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54.68" calcext:value-type="currency">
            <text:p>R$ 54,68</text:p>
          </table:table-cell>
          <table:table-cell table:style-name="ce3" office:value-type="currency" office:currency="BRL" office:value="2.4" calcext:value-type="currency">
            <text:p>R$ 2,40</text:p>
          </table:table-cell>
          <table:table-cell office:value-type="float" office:value="35468" calcext:value-type="float">
            <text:p>35468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51.88" calcext:value-type="currency">
            <text:p>R$ 51,88</text:p>
          </table:table-cell>
          <table:table-cell table:style-name="ce3" office:value-type="currency" office:currency="BRL" office:value="2.4" calcext:value-type="currency">
            <text:p>R$ 2,4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CIP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29.62" calcext:value-type="currency">
            <text:p>R$ 129,62</text:p>
          </table:table-cell>
          <table:table-cell table:style-name="ce3" office:value-type="currency" office:currency="BRL" office:value="6.39" calcext:value-type="currency">
            <text:p>R$ 6,3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59.92" calcext:value-type="currency">
            <text:p>R$ 59,92</text:p>
          </table:table-cell>
          <table:table-cell table:style-name="ce3" office:value-type="currency" office:currency="BRL" office:value="2.95" calcext:value-type="currency">
            <text:p>R$ 2,9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21.69" calcext:value-type="currency">
            <text:p>R$ 121,69</text:p>
          </table:table-cell>
          <table:table-cell table:style-name="ce3" office:value-type="currency" office:currency="BRL" office:value="6.37" calcext:value-type="currency">
            <text:p>R$ 6,3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56.29" calcext:value-type="currency">
            <text:p>R$ 56,29</text:p>
          </table:table-cell>
          <table:table-cell table:style-name="ce3" office:value-type="currency" office:currency="BRL" office:value="2.95" calcext:value-type="currency">
            <text:p>R$ 2,9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2.51" calcext:value-type="currency">
            <text:p>R$ 52,51</text:p>
          </table:table-cell>
          <table:table-cell table:style-name="ce3" office:value-type="currency" office:currency="BRL" office:value="2.95" calcext:value-type="currency">
            <text:p>R$ 2,95</text:p>
          </table:table-cell>
          <table:table-cell office:value-type="float" office:value="110" calcext:value-type="float">
            <text:p>11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office:value-type="float" office:value="113653" calcext:value-type="float">
            <text:p>113653</text:p>
          </table:table-cell>
          <table:table-cell office:value-type="float" office:value="6385" calcext:value-type="float">
            <text:p>6385</text:p>
          </table:table-cell>
          <table:table-cell office:value-type="float" office:value="110" calcext:value-type="float">
            <text:p>11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49.5768" calcext:value-type="currency">
            <text:p>R$ 49,58</text:p>
          </table:table-cell>
          <table:table-cell office:value-type="float" office:value="2951" calcext:value-type="float">
            <text:p>2951</text:p>
          </table:table-cell>
          <table:table-cell office:value-type="float" office:value="110" calcext:value-type="float">
            <text:p>11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office:value-type="float" office:value="107268" calcext:value-type="float">
            <text:p>107268</text:p>
          </table:table-cell>
          <table:table-cell office:value-type="float" office:value="6385" calcext:value-type="float">
            <text:p>6385</text:p>
          </table:table-cell>
          <table:table-cell office:value-type="float" office:value="110" calcext:value-type="float">
            <text:p>11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58.5139" calcext:value-type="currency">
            <text:p>R$ 58,51</text:p>
          </table:table-cell>
          <table:table-cell office:value-type="float" office:value="3727" calcext:value-type="float">
            <text:p>3727</text:p>
          </table:table-cell>
          <table:table-cell office:value-type="float" office:value="110" calcext:value-type="float">
            <text:p>11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00.4643" calcext:value-type="currency">
            <text:p>R$ 100,46</text:p>
          </table:table-cell>
          <table:table-cell office:value-type="float" office:value="6399" calcext:value-type="float">
            <text:p>6399</text:p>
          </table:table-cell>
          <table:table-cell office:value-type="float" office:value="110" calcext:value-type="float">
            <text:p>11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54.0415" calcext:value-type="currency">
            <text:p>R$ 54,04</text:p>
          </table:table-cell>
          <table:table-cell office:value-type="float" office:value="3727" calcext:value-type="float">
            <text:p>3727</text:p>
          </table:table-cell>
          <table:table-cell office:value-type="float" office:value="110" calcext:value-type="float">
            <text:p>11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92568" calcext:value-type="float">
            <text:p>92568</text:p>
          </table:table-cell>
          <table:table-cell office:value-type="float" office:value="6384" calcext:value-type="float">
            <text:p>6384</text:p>
          </table:table-cell>
          <table:table-cell office:value-type="float" office:value="110" calcext:value-type="float">
            <text:p>11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213.0564" calcext:value-type="currency">
            <text:p>R$ 213,06</text:p>
          </table:table-cell>
          <table:table-cell office:value-type="float" office:value="16516" calcext:value-type="float">
            <text:p>1651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53.7285" calcext:value-type="currency">
            <text:p>R$ 53,73</text:p>
          </table:table-cell>
          <table:table-cell office:value-type="float" office:value="4165" calcext:value-type="float">
            <text:p>416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343102820001" calcext:value-type="float">
            <text:p>1234310282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288516" calcext:value-type="float">
            <text:p>288516</text:p>
          </table:table-cell>
          <table:table-cell office:value-type="float" office:value="24043" calcext:value-type="float">
            <text:p>24043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700001" calcext:value-type="float">
            <text:p>131225027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92568" calcext:value-type="float">
            <text:p>92568</text:p>
          </table:table-cell>
          <table:table-cell office:value-type="float" office:value="6384" calcext:value-type="float">
            <text:p>6384</text:p>
          </table:table-cell>
          <table:table-cell office:value-type="float" office:value="111" calcext:value-type="float">
            <text:p>11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700001" calcext:value-type="float">
            <text:p>131225027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37.4245" calcext:value-type="currency">
            <text:p>R$ 37,42</text:p>
          </table:table-cell>
          <table:table-cell office:value-type="float" office:value="2581" calcext:value-type="float">
            <text:p>2581</text:p>
          </table:table-cell>
          <table:table-cell office:value-type="float" office:value="111" calcext:value-type="float">
            <text:p>11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700001" calcext:value-type="float">
            <text:p>131225027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33.2949" calcext:value-type="currency">
            <text:p>R$ 33,29</text:p>
          </table:table-cell>
          <table:table-cell office:value-type="float" office:value="2581" calcext:value-type="float">
            <text:p>258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700001" calcext:value-type="float">
            <text:p>131225027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81.0378" calcext:value-type="currency">
            <text:p>R$ 81,04</text:p>
          </table:table-cell>
          <table:table-cell office:value-type="float" office:value="6282" calcext:value-type="float">
            <text:p>628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700001" calcext:value-type="float">
            <text:p>131225027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106344" calcext:value-type="float">
            <text:p>106344</text:p>
          </table:table-cell>
          <table:table-cell office:value-type="float" office:value="8862" calcext:value-type="float">
            <text:p>8862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150.6" calcext:value-type="currency">
            <text:p>R$ 150,6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235.63" calcext:value-type="currency">
            <text:p>R$ 235,6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239.53" calcext:value-type="currency">
            <text:p>R$ 239,5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260.88" calcext:value-type="currency">
            <text:p>R$ 260,8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260.87" calcext:value-type="currency">
            <text:p>R$ 260,8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207.4" calcext:value-type="currency">
            <text:p>R$ 207,4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441.44" calcext:value-type="currency">
            <text:p>R$ 441,4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441.44" calcext:value-type="currency">
            <text:p>R$ 441,4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office:value-type="float" office:value="3291133" calcext:value-type="float">
            <text:p>3291133</text:p>
          </table:table-cell>
          <table:table-cell office:value-type="float" office:value="100955" calcext:value-type="float">
            <text:p>100955</text:p>
          </table:table-cell>
          <table:table-cell office:value-type="float" office:value="13610" calcext:value-type="float">
            <text:p>13610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2638.8404" calcext:value-type="currency">
            <text:p>R$ 2.638,84</text:p>
          </table:table-cell>
          <table:table-cell office:value-type="float" office:value="84308" calcext:value-type="float">
            <text:p>84308</text:p>
          </table:table-cell>
          <table:table-cell office:value-type="float" office:value="13611" calcext:value-type="float">
            <text:p>13611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2267.04" calcext:value-type="currency">
            <text:p>R$ 2.267,04</text:p>
          </table:table-cell>
          <table:table-cell office:value-type="float" office:value="75568" calcext:value-type="float">
            <text:p>75568</text:p>
          </table:table-cell>
          <table:table-cell office:value-type="float" office:value="13612" calcext:value-type="float">
            <text:p>13612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2293.3017" calcext:value-type="currency">
            <text:p>R$ 2.293,30</text:p>
          </table:table-cell>
          <table:table-cell office:value-type="float" office:value="79353" calcext:value-type="float">
            <text:p>79353</text:p>
          </table:table-cell>
          <table:table-cell office:value-type="float" office:value="13613" calcext:value-type="float">
            <text:p>13613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2085.6216" calcext:value-type="currency">
            <text:p>R$ 2.085,62</text:p>
          </table:table-cell>
          <table:table-cell office:value-type="float" office:value="75566" calcext:value-type="float">
            <text:p>75566</text:p>
          </table:table-cell>
          <table:table-cell office:value-type="float" office:value="265636" calcext:value-type="float">
            <text:p>26563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341.5844" calcext:value-type="currency">
            <text:p>R$ 341,58</text:p>
          </table:table-cell>
          <table:table-cell office:value-type="float" office:value="12988" calcext:value-type="float">
            <text:p>12988</text:p>
          </table:table-cell>
          <table:table-cell office:value-type="float" office:value="61609" calcext:value-type="float">
            <text:p>6160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896.71" calcext:value-type="currency">
            <text:p>R$ 1.896,71</text:p>
          </table:table-cell>
          <table:table-cell table:style-name="ce3" office:value-type="currency" office:currency="BRL" office:value="75.57" calcext:value-type="currency">
            <text:p>R$ 75,5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805.9796" calcext:value-type="currency">
            <text:p>R$ 1.805,98</text:p>
          </table:table-cell>
          <table:table-cell office:value-type="float" office:value="75564" calcext:value-type="float">
            <text:p>75564</text:p>
          </table:table-cell>
          <table:table-cell office:value-type="float" office:value="52250" calcext:value-type="float">
            <text:p>52250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office:value-type="float" office:value="1722882" calcext:value-type="float">
            <text:p>1722882</text:p>
          </table:table-cell>
          <table:table-cell office:value-type="float" office:value="75565" calcext:value-type="float">
            <text:p>75565</text:p>
          </table:table-cell>
          <table:table-cell office:value-type="float" office:value="58382" calcext:value-type="float">
            <text:p>58382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testo Cartó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31.9232" calcext:value-type="currency">
            <text:p>R$ 1.631,92</text:p>
          </table:table-cell>
          <table:table-cell office:value-type="float" office:value="75552" calcext:value-type="float">
            <text:p>75552</text:p>
          </table:table-cell>
          <table:table-cell office:value-type="float" office:value="1112" calcext:value-type="float">
            <text:p>1112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816.39" calcext:value-type="currency">
            <text:p>R$ 1.816,39</text:p>
          </table:table-cell>
          <table:table-cell table:style-name="ce3" office:value-type="currency" office:currency="BRL" office:value="89.48" calcext:value-type="currency">
            <text:p>R$ 89,48</text:p>
          </table:table-cell>
          <table:table-cell office:value-type="float" office:value="293754" calcext:value-type="float">
            <text:p>29375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15.51" calcext:value-type="currency">
            <text:p>R$ 115,51</text:p>
          </table:table-cell>
          <table:table-cell table:style-name="ce3" office:value-type="currency" office:currency="BRL" office:value="5.69" calcext:value-type="currency">
            <text:p>R$ 5,6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676.89" calcext:value-type="currency">
            <text:p>R$ 1.676,89</text:p>
          </table:table-cell>
          <table:table-cell table:style-name="ce3" office:value-type="currency" office:currency="BRL" office:value="87.8" calcext:value-type="currency">
            <text:p>R$ 87,80</text:p>
          </table:table-cell>
          <table:table-cell office:value-type="float" office:value="299361" calcext:value-type="float">
            <text:p>299361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44.34" calcext:value-type="currency">
            <text:p>R$ 144,34</text:p>
          </table:table-cell>
          <table:table-cell table:style-name="ce3" office:value-type="currency" office:currency="BRL" office:value="7.56" calcext:value-type="currency">
            <text:p>R$ 7,56</text:p>
          </table:table-cell>
          <table:table-cell office:value-type="float" office:value="299361" calcext:value-type="float">
            <text:p>299361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566.0974" calcext:value-type="currency">
            <text:p>R$ 1.566,10</text:p>
          </table:table-cell>
          <table:table-cell office:value-type="float" office:value="87983" calcext:value-type="float">
            <text:p>87983</text:p>
          </table:table-cell>
          <table:table-cell office:value-type="float" office:value="112" calcext:value-type="float">
            <text:p>11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34.7994" calcext:value-type="currency">
            <text:p>R$ 134,80</text:p>
          </table:table-cell>
          <table:table-cell office:value-type="float" office:value="7573" calcext:value-type="float">
            <text:p>7573</text:p>
          </table:table-cell>
          <table:table-cell office:value-type="float" office:value="112" calcext:value-type="float">
            <text:p>11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27.2264" calcext:value-type="currency">
            <text:p>R$ 127,23</text:p>
          </table:table-cell>
          <table:table-cell office:value-type="float" office:value="7573" calcext:value-type="float">
            <text:p>7573</text:p>
          </table:table-cell>
          <table:table-cell office:value-type="float" office:value="112" calcext:value-type="float">
            <text:p>11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478.1312" calcext:value-type="currency">
            <text:p>R$ 1.478,13</text:p>
          </table:table-cell>
          <table:table-cell office:value-type="float" office:value="87984" calcext:value-type="float">
            <text:p>87984</text:p>
          </table:table-cell>
          <table:table-cell office:value-type="float" office:value="112" calcext:value-type="float">
            <text:p>11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42.6816" calcext:value-type="currency">
            <text:p>R$ 142,68</text:p>
          </table:table-cell>
          <table:table-cell office:value-type="float" office:value="9088" calcext:value-type="float">
            <text:p>9088</text:p>
          </table:table-cell>
          <table:table-cell office:value-type="float" office:value="112" calcext:value-type="float">
            <text:p>11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745.1963" calcext:value-type="currency">
            <text:p>R$ 1.745,20</text:p>
          </table:table-cell>
          <table:table-cell office:value-type="float" office:value="111159" calcext:value-type="float">
            <text:p>111159</text:p>
          </table:table-cell>
          <table:table-cell office:value-type="float" office:value="112" calcext:value-type="float">
            <text:p>11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611.7475" calcext:value-type="currency">
            <text:p>R$ 1.611,75</text:p>
          </table:table-cell>
          <table:table-cell office:value-type="float" office:value="111155" calcext:value-type="float">
            <text:p>111155</text:p>
          </table:table-cell>
          <table:table-cell office:value-type="float" office:value="112" calcext:value-type="float">
            <text:p>11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31.7905" calcext:value-type="currency">
            <text:p>R$ 131,79</text:p>
          </table:table-cell>
          <table:table-cell office:value-type="float" office:value="9089" calcext:value-type="float">
            <text:p>9089</text:p>
          </table:table-cell>
          <table:table-cell office:value-type="float" office:value="112" calcext:value-type="float">
            <text:p>11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17.2352" calcext:value-type="currency">
            <text:p>R$ 117,24</text:p>
          </table:table-cell>
          <table:table-cell office:value-type="float" office:value="9088" calcext:value-type="float">
            <text:p>908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433.8866" calcext:value-type="currency">
            <text:p>R$ 1.433,89</text:p>
          </table:table-cell>
          <table:table-cell office:value-type="float" office:value="111154" calcext:value-type="float">
            <text:p>11115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3400410001" calcext:value-type="float">
            <text:p>1020340041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1605252" calcext:value-type="float">
            <text:p>1605252</text:p>
          </table:table-cell>
          <table:table-cell office:value-type="float" office:value="133771" calcext:value-type="float">
            <text:p>133771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850001" calcext:value-type="float">
            <text:p>1312250285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13" calcext:value-type="float">
            <text:p>11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850001" calcext:value-type="float">
            <text:p>1312250285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office:value-type="float" office:value="44921" calcext:value-type="float">
            <text:p>44921</text:p>
          </table:table-cell>
          <table:table-cell office:value-type="float" office:value="3098" calcext:value-type="float">
            <text:p>3098</text:p>
          </table:table-cell>
          <table:table-cell office:value-type="float" office:value="113" calcext:value-type="float">
            <text:p>11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850001" calcext:value-type="float">
            <text:p>1312250285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850001" calcext:value-type="float">
            <text:p>1312250285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39.9513" calcext:value-type="currency">
            <text:p>R$ 39,95</text:p>
          </table:table-cell>
          <table:table-cell office:value-type="float" office:value="3097" calcext:value-type="float">
            <text:p>309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850001" calcext:value-type="float">
            <text:p>1312250285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202848" calcext:value-type="float">
            <text:p>202848</text:p>
          </table:table-cell>
          <table:table-cell office:value-type="float" office:value="16904" calcext:value-type="float">
            <text:p>16904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900001" calcext:value-type="float">
            <text:p>131225029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14" calcext:value-type="float">
            <text:p>11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900001" calcext:value-type="float">
            <text:p>131225029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233.9285" calcext:value-type="currency">
            <text:p>R$ 233,93</text:p>
          </table:table-cell>
          <table:table-cell office:value-type="float" office:value="16133" calcext:value-type="float">
            <text:p>16133</text:p>
          </table:table-cell>
          <table:table-cell office:value-type="float" office:value="114" calcext:value-type="float">
            <text:p>11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900001" calcext:value-type="float">
            <text:p>131225029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208.0899" calcext:value-type="currency">
            <text:p>R$ 208,09</text:p>
          </table:table-cell>
          <table:table-cell office:value-type="float" office:value="16131" calcext:value-type="float">
            <text:p>1613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900001" calcext:value-type="float">
            <text:p>131225029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900001" calcext:value-type="float">
            <text:p>131225029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359256" calcext:value-type="float">
            <text:p>359256</text:p>
          </table:table-cell>
          <table:table-cell office:value-type="float" office:value="29938" calcext:value-type="float">
            <text:p>29938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52.1" calcext:value-type="currency">
            <text:p>R$ 52,1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46.31" calcext:value-type="currency">
            <text:p>R$ 46,3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41.55" calcext:value-type="currency">
            <text:p>R$ 41,5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45.25" calcext:value-type="currency">
            <text:p>R$ 45,2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45.23" calcext:value-type="currency">
            <text:p>R$ 45,2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43.67" calcext:value-type="currency">
            <text:p>R$ 43,6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104.41" calcext:value-type="currency">
            <text:p>R$ 104,4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104.41" calcext:value-type="currency">
            <text:p>R$ 104,4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104.41" calcext:value-type="currency">
            <text:p>R$ 104,4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67.15" calcext:value-type="currency">
            <text:p>R$ 67,1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64859" calcext:value-type="float">
            <text:p>64859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75.37" calcext:value-type="currency">
            <text:p>R$ 75,3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24206" calcext:value-type="float">
            <text:p>12420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97.05" calcext:value-type="currency">
            <text:p>R$ 97,05</text:p>
          </table:table-cell>
          <table:table-cell table:style-name="ce3" office:value-type="currency" office:currency="BRL" office:value="16.17" calcext:value-type="currency">
            <text:p>R$ 16,17</text:p>
          </table:table-cell>
          <table:table-cell office:value-type="float" office:value="188230" calcext:value-type="float">
            <text:p>188230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7.05" calcext:value-type="currency">
            <text:p>R$ 97,05</text:p>
          </table:table-cell>
          <table:table-cell table:style-name="ce3" office:value-type="currency" office:currency="BRL" office:value="16.17" calcext:value-type="currency">
            <text:p>R$ 16,17</text:p>
          </table:table-cell>
          <table:table-cell office:value-type="float" office:value="260889" calcext:value-type="float">
            <text:p>260889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90.35" calcext:value-type="currency">
            <text:p>R$ 90,35</text:p>
          </table:table-cell>
          <table:table-cell table:style-name="ce3" office:value-type="currency" office:currency="BRL" office:value="4.3" calcext:value-type="currency">
            <text:p>R$ 4,30</text:p>
          </table:table-cell>
          <table:table-cell office:value-type="float" office:value="57110" calcext:value-type="float">
            <text:p>5711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94.15" calcext:value-type="currency">
            <text:p>R$ 94,15</text:p>
          </table:table-cell>
          <table:table-cell table:style-name="ce3" office:value-type="currency" office:currency="BRL" office:value="4.48" calcext:value-type="currency">
            <text:p>R$ 4,4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67.33" calcext:value-type="currency">
            <text:p>R$ 367,33</text:p>
          </table:table-cell>
          <table:table-cell table:style-name="ce3" office:value-type="currency" office:currency="BRL" office:value="34.65" calcext:value-type="currency">
            <text:p>R$ 34,65</text:p>
          </table:table-cell>
          <table:table-cell office:value-type="float" office:value="48755" calcext:value-type="float">
            <text:p>48755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347.98" calcext:value-type="currency">
            <text:p>R$ 347,98</text:p>
          </table:table-cell>
          <table:table-cell table:style-name="ce3" office:value-type="currency" office:currency="BRL" office:value="34.8" calcext:value-type="currency">
            <text:p>R$ 34,80</text:p>
          </table:table-cell>
          <table:table-cell office:value-type="float" office:value="53995" calcext:value-type="float">
            <text:p>53995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27.91" calcext:value-type="currency">
            <text:p>R$ 327,91</text:p>
          </table:table-cell>
          <table:table-cell table:style-name="ce3" office:value-type="currency" office:currency="BRL" office:value="34.88" calcext:value-type="currency">
            <text:p>R$ 34,8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CIP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52.28" calcext:value-type="currency">
            <text:p>R$ 52,28</text:p>
          </table:table-cell>
          <table:table-cell table:style-name="ce3" office:value-type="currency" office:currency="BRL" office:value="0.51" calcext:value-type="currency">
            <text:p>R$ 0,5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83.17" calcext:value-type="currency">
            <text:p>R$ 183,17</text:p>
          </table:table-cell>
          <table:table-cell table:style-name="ce3" office:value-type="currency" office:currency="BRL" office:value="1.77" calcext:value-type="currency">
            <text:p>R$ 1,7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84.02" calcext:value-type="currency">
            <text:p>R$ 184,02</text:p>
          </table:table-cell>
          <table:table-cell table:style-name="ce3" office:value-type="currency" office:currency="BRL" office:value="1.79" calcext:value-type="currency">
            <text:p>R$ 1,7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52.51" calcext:value-type="currency">
            <text:p>R$ 52,51</text:p>
          </table:table-cell>
          <table:table-cell table:style-name="ce3" office:value-type="currency" office:currency="BRL" office:value="0.51" calcext:value-type="currency">
            <text:p>R$ 0,5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2.66" calcext:value-type="currency">
            <text:p>R$ 52,66</text:p>
          </table:table-cell>
          <table:table-cell table:style-name="ce3" office:value-type="currency" office:currency="BRL" office:value="0.51" calcext:value-type="currency">
            <text:p>R$ 0,5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84.53" calcext:value-type="currency">
            <text:p>R$ 184,53</text:p>
          </table:table-cell>
          <table:table-cell table:style-name="ce3" office:value-type="currency" office:currency="BRL" office:value="1.8" calcext:value-type="currency">
            <text:p>R$ 1,8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83.73" calcext:value-type="currency">
            <text:p>R$ 183,73</text:p>
          </table:table-cell>
          <table:table-cell table:style-name="ce3" office:value-type="currency" office:currency="BRL" office:value="1.8" calcext:value-type="currency">
            <text:p>R$ 1,8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52.44" calcext:value-type="currency">
            <text:p>R$ 52,44</text:p>
          </table:table-cell>
          <table:table-cell table:style-name="ce3" office:value-type="currency" office:currency="BRL" office:value="0.52" calcext:value-type="currency">
            <text:p>R$ 0,5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341.76" calcext:value-type="currency">
            <text:p>R$ 341,76</text:p>
          </table:table-cell>
          <table:table-cell table:style-name="ce3" office:value-type="currency" office:currency="BRL" office:value="33.07" calcext:value-type="currency">
            <text:p>R$ 33,0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BORGES VIANA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66.52" calcext:value-type="currency">
            <text:p>R$ 66,52</text:p>
          </table:table-cell>
          <table:table-cell table:style-name="ce3" office:value-type="currency" office:currency="BRL" office:value="6.44" calcext:value-type="currency">
            <text:p>R$ 6,4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72.0344" calcext:value-type="currency">
            <text:p>R$ 72,03</text:p>
          </table:table-cell>
          <table:table-cell office:value-type="float" office:value="5672" calcext:value-type="float">
            <text:p>567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6601580001" calcext:value-type="float">
            <text:p>1140660158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377.1265" calcext:value-type="currency">
            <text:p>R$ 377,13</text:p>
          </table:table-cell>
          <table:table-cell office:value-type="float" office:value="29695" calcext:value-type="float">
            <text:p>2969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41.09" calcext:value-type="currency">
            <text:p>R$ 41,0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41.7" calcext:value-type="currency">
            <text:p>R$ 41,7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31.65" calcext:value-type="currency">
            <text:p>R$ 31,6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34.47" calcext:value-type="currency">
            <text:p>R$ 34,4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34.45" calcext:value-type="currency">
            <text:p>R$ 34,4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36.52" calcext:value-type="currency">
            <text:p>R$ 36,5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72.43" calcext:value-type="currency">
            <text:p>R$ 72,4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72.43" calcext:value-type="currency">
            <text:p>R$ 72,4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72.43" calcext:value-type="currency">
            <text:p>R$ 72,4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44.77" calcext:value-type="currency">
            <text:p>R$ 44,7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66056" calcext:value-type="float">
            <text:p>6605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50.25" calcext:value-type="currency">
            <text:p>R$ 50,2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25476" calcext:value-type="float">
            <text:p>12547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35.58" calcext:value-type="currency">
            <text:p>R$ 35,5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89792" calcext:value-type="float">
            <text:p>189792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53.38" calcext:value-type="currency">
            <text:p>R$ 53,3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89792" calcext:value-type="float">
            <text:p>189792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35.94" calcext:value-type="currency">
            <text:p>R$ 35,9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263000" calcext:value-type="float">
            <text:p>263000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53.92" calcext:value-type="currency">
            <text:p>R$ 53,9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263000" calcext:value-type="float">
            <text:p>263000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57.37" calcext:value-type="currency">
            <text:p>R$ 57,3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59185" calcext:value-type="float">
            <text:p>59185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85.17" calcext:value-type="currency">
            <text:p>R$ 85,17</text:p>
          </table:table-cell>
          <table:table-cell table:style-name="ce3" office:value-type="currency" office:currency="BRL" office:value="5.01" calcext:value-type="currency">
            <text:p>R$ 5,01</text:p>
          </table:table-cell>
          <table:table-cell office:value-type="float" office:value="59185" calcext:value-type="float">
            <text:p>59185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79.16" calcext:value-type="currency">
            <text:p>R$ 79,16</text:p>
          </table:table-cell>
          <table:table-cell table:style-name="ce3" office:value-type="currency" office:currency="BRL" office:value="5.01" calcext:value-type="currency">
            <text:p>R$ 5,01</text:p>
          </table:table-cell>
          <table:table-cell office:value-type="float" office:value="102083" calcext:value-type="float">
            <text:p>102083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9.78" calcext:value-type="currency">
            <text:p>R$ 59,7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404.57" calcext:value-type="currency">
            <text:p>R$ 404,57</text:p>
          </table:table-cell>
          <table:table-cell table:style-name="ce3" office:value-type="currency" office:currency="BRL" office:value="16.86" calcext:value-type="currency">
            <text:p>R$ 16,86</text:p>
          </table:table-cell>
          <table:table-cell office:value-type="float" office:value="50394" calcext:value-type="float">
            <text:p>50394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377.57" calcext:value-type="currency">
            <text:p>R$ 377,57</text:p>
          </table:table-cell>
          <table:table-cell table:style-name="ce3" office:value-type="currency" office:currency="BRL" office:value="16.56" calcext:value-type="currency">
            <text:p>R$ 16,56</text:p>
          </table:table-cell>
          <table:table-cell office:value-type="float" office:value="56078" calcext:value-type="float">
            <text:p>56078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52.65" calcext:value-type="currency">
            <text:p>R$ 352,65</text:p>
          </table:table-cell>
          <table:table-cell table:style-name="ce3" office:value-type="currency" office:currency="BRL" office:value="16.33" calcext:value-type="currency">
            <text:p>R$ 16,3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302.78" calcext:value-type="currency">
            <text:p>R$ 302,78</text:p>
          </table:table-cell>
          <table:table-cell table:style-name="ce3" office:value-type="currency" office:currency="BRL" office:value="14.92" calcext:value-type="currency">
            <text:p>R$ 14,9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CIP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29.62" calcext:value-type="currency">
            <text:p>R$ 129,62</text:p>
          </table:table-cell>
          <table:table-cell table:style-name="ce3" office:value-type="currency" office:currency="BRL" office:value="6.39" calcext:value-type="currency">
            <text:p>R$ 6,3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21.69" calcext:value-type="currency">
            <text:p>R$ 121,69</text:p>
          </table:table-cell>
          <table:table-cell table:style-name="ce3" office:value-type="currency" office:currency="BRL" office:value="6.37" calcext:value-type="currency">
            <text:p>R$ 6,3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284.24" calcext:value-type="currency">
            <text:p>R$ 284,24</text:p>
          </table:table-cell>
          <table:table-cell table:style-name="ce3" office:value-type="currency" office:currency="BRL" office:value="14.88" calcext:value-type="currency">
            <text:p>R$ 14,8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office:value-type="float" office:value="113653" calcext:value-type="float">
            <text:p>113653</text:p>
          </table:table-cell>
          <table:table-cell office:value-type="float" office:value="6385" calcext:value-type="float">
            <text:p>6385</text:p>
          </table:table-cell>
          <table:table-cell office:value-type="float" office:value="115" calcext:value-type="float">
            <text:p>11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265.5048" calcext:value-type="currency">
            <text:p>R$ 265,50</text:p>
          </table:table-cell>
          <table:table-cell office:value-type="float" office:value="14916" calcext:value-type="float">
            <text:p>14916</text:p>
          </table:table-cell>
          <table:table-cell office:value-type="float" office:value="115" calcext:value-type="float">
            <text:p>11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office:value-type="float" office:value="107268" calcext:value-type="float">
            <text:p>107268</text:p>
          </table:table-cell>
          <table:table-cell office:value-type="float" office:value="6385" calcext:value-type="float">
            <text:p>6385</text:p>
          </table:table-cell>
          <table:table-cell office:value-type="float" office:value="115" calcext:value-type="float">
            <text:p>11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250.5552" calcext:value-type="currency">
            <text:p>R$ 250,56</text:p>
          </table:table-cell>
          <table:table-cell office:value-type="float" office:value="14914" calcext:value-type="float">
            <text:p>14914</text:p>
          </table:table-cell>
          <table:table-cell office:value-type="float" office:value="115" calcext:value-type="float">
            <text:p>11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344.1283" calcext:value-type="currency">
            <text:p>R$ 344,13</text:p>
          </table:table-cell>
          <table:table-cell office:value-type="float" office:value="21919" calcext:value-type="float">
            <text:p>21919</text:p>
          </table:table-cell>
          <table:table-cell office:value-type="float" office:value="115" calcext:value-type="float">
            <text:p>11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00.4643" calcext:value-type="currency">
            <text:p>R$ 100,46</text:p>
          </table:table-cell>
          <table:table-cell office:value-type="float" office:value="6399" calcext:value-type="float">
            <text:p>6399</text:p>
          </table:table-cell>
          <table:table-cell office:value-type="float" office:value="115" calcext:value-type="float">
            <text:p>11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317.8545" calcext:value-type="currency">
            <text:p>R$ 317,85</text:p>
          </table:table-cell>
          <table:table-cell office:value-type="float" office:value="21921" calcext:value-type="float">
            <text:p>21921</text:p>
          </table:table-cell>
          <table:table-cell office:value-type="float" office:value="115" calcext:value-type="float">
            <text:p>11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92568" calcext:value-type="float">
            <text:p>92568</text:p>
          </table:table-cell>
          <table:table-cell office:value-type="float" office:value="6384" calcext:value-type="float">
            <text:p>6384</text:p>
          </table:table-cell>
          <table:table-cell office:value-type="float" office:value="115" calcext:value-type="float">
            <text:p>11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282.8067" calcext:value-type="currency">
            <text:p>R$ 282,81</text:p>
          </table:table-cell>
          <table:table-cell office:value-type="float" office:value="21923" calcext:value-type="float">
            <text:p>2192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81.0378" calcext:value-type="currency">
            <text:p>R$ 81,04</text:p>
          </table:table-cell>
          <table:table-cell office:value-type="float" office:value="6282" calcext:value-type="float">
            <text:p>628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401800650001" calcext:value-type="float">
            <text:p>1140180065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338448" calcext:value-type="float">
            <text:p>338448</text:p>
          </table:table-cell>
          <table:table-cell office:value-type="float" office:value="28204" calcext:value-type="float">
            <text:p>28204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50.03" calcext:value-type="currency">
            <text:p>R$ 50,0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45.12" calcext:value-type="currency">
            <text:p>R$ 45,1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28.06" calcext:value-type="currency">
            <text:p>R$ 28,0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28.53" calcext:value-type="currency">
            <text:p>R$ 28,5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34.8" calcext:value-type="currency">
            <text:p>R$ 34,8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37.9" calcext:value-type="currency">
            <text:p>R$ 37,9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31.08" calcext:value-type="currency">
            <text:p>R$ 31,0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31.06" calcext:value-type="currency">
            <text:p>R$ 31,0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71.43" calcext:value-type="currency">
            <text:p>R$ 71,4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294.91" calcext:value-type="currency">
            <text:p>R$ 294,9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274.41" calcext:value-type="currency">
            <text:p>R$ 274,4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239.51" calcext:value-type="currency">
            <text:p>R$ 239,5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207.79" calcext:value-type="currency">
            <text:p>R$ 207,7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63733" calcext:value-type="float">
            <text:p>63733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155.46" calcext:value-type="currency">
            <text:p>R$ 155,4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22997" calcext:value-type="float">
            <text:p>122997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1020.6135" calcext:value-type="currency">
            <text:p>R$ 1.020,61</text:p>
          </table:table-cell>
          <table:table-cell office:value-type="float" office:value="35811" calcext:value-type="float">
            <text:p>35811</text:p>
          </table:table-cell>
          <table:table-cell office:value-type="float" office:value="186784" calcext:value-type="float">
            <text:p>186784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18.2992" calcext:value-type="currency">
            <text:p>R$ 918,30</text:p>
          </table:table-cell>
          <table:table-cell office:value-type="float" office:value="33761" calcext:value-type="float">
            <text:p>33761</text:p>
          </table:table-cell>
          <table:table-cell office:value-type="float" office:value="258952" calcext:value-type="float">
            <text:p>258952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874.4358" calcext:value-type="currency">
            <text:p>R$ 874,44</text:p>
          </table:table-cell>
          <table:table-cell office:value-type="float" office:value="33762" calcext:value-type="float">
            <text:p>33762</text:p>
          </table:table-cell>
          <table:table-cell office:value-type="float" office:value="55299" calcext:value-type="float">
            <text:p>5529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833.9214" calcext:value-type="currency">
            <text:p>R$ 833,92</text:p>
          </table:table-cell>
          <table:table-cell office:value-type="float" office:value="33762" calcext:value-type="float">
            <text:p>3376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80.0072" calcext:value-type="currency">
            <text:p>R$ 380,01</text:p>
          </table:table-cell>
          <table:table-cell office:value-type="float" office:value="16102" calcext:value-type="float">
            <text:p>16102</text:p>
          </table:table-cell>
          <table:table-cell office:value-type="float" office:value="47232" calcext:value-type="float">
            <text:p>47232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360.7296" calcext:value-type="currency">
            <text:p>R$ 360,73</text:p>
          </table:table-cell>
          <table:table-cell office:value-type="float" office:value="16104" calcext:value-type="float">
            <text:p>16104</text:p>
          </table:table-cell>
          <table:table-cell office:value-type="float" office:value="52101" calcext:value-type="float">
            <text:p>52101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41.3836" calcext:value-type="currency">
            <text:p>R$ 341,38</text:p>
          </table:table-cell>
          <table:table-cell office:value-type="float" office:value="16103" calcext:value-type="float">
            <text:p>1610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99.81" calcext:value-type="currency">
            <text:p>R$ 99,81</text:p>
          </table:table-cell>
          <table:table-cell table:style-name="ce3" office:value-type="currency" office:currency="BRL" office:value="9.05" calcext:value-type="currency">
            <text:p>R$ 9,0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office:value-type="float" office:value="367951" calcext:value-type="float">
            <text:p>367951</text:p>
          </table:table-cell>
          <table:table-cell table:style-name="ce3" office:value-type="currency" office:currency="BRL" office:value="18.49" calcext:value-type="currency">
            <text:p>R$ 18,4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689.8991" calcext:value-type="currency">
            <text:p>R$ 689,90</text:p>
          </table:table-cell>
          <table:table-cell office:value-type="float" office:value="36893" calcext:value-type="float">
            <text:p>3689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306.2499" calcext:value-type="currency">
            <text:p>R$ 306,25</text:p>
          </table:table-cell>
          <table:table-cell office:value-type="float" office:value="16377" calcext:value-type="float">
            <text:p>1637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office:value-type="float" office:value="646975" calcext:value-type="float">
            <text:p>646975</text:p>
          </table:table-cell>
          <table:table-cell table:style-name="ce3" office:value-type="currency" office:currency="BRL" office:value="36.97" calcext:value-type="currency">
            <text:p>R$ 36,97</text:p>
          </table:table-cell>
          <table:table-cell office:value-type="float" office:value="116" calcext:value-type="float">
            <text:p>11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287.21" calcext:value-type="currency">
            <text:p>R$ 287,21</text:p>
          </table:table-cell>
          <table:table-cell office:value-type="float" office:value="16412" calcext:value-type="float">
            <text:p>16412</text:p>
          </table:table-cell>
          <table:table-cell office:value-type="float" office:value="116" calcext:value-type="float">
            <text:p>11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602.6273" calcext:value-type="currency">
            <text:p>R$ 602,63</text:p>
          </table:table-cell>
          <table:table-cell office:value-type="float" office:value="36971" calcext:value-type="float">
            <text:p>36971</text:p>
          </table:table-cell>
          <table:table-cell office:value-type="float" office:value="116" calcext:value-type="float">
            <text:p>11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267.5319" calcext:value-type="currency">
            <text:p>R$ 267,53</text:p>
          </table:table-cell>
          <table:table-cell office:value-type="float" office:value="16413" calcext:value-type="float">
            <text:p>16413</text:p>
          </table:table-cell>
          <table:table-cell office:value-type="float" office:value="116" calcext:value-type="float">
            <text:p>11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299.3792" calcext:value-type="currency">
            <text:p>R$ 299,38</text:p>
          </table:table-cell>
          <table:table-cell office:value-type="float" office:value="19696" calcext:value-type="float">
            <text:p>19696</text:p>
          </table:table-cell>
          <table:table-cell office:value-type="float" office:value="116" calcext:value-type="float">
            <text:p>11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777.3128" calcext:value-type="currency">
            <text:p>R$ 777,31</text:p>
          </table:table-cell>
          <table:table-cell office:value-type="float" office:value="51139" calcext:value-type="float">
            <text:p>51139</text:p>
          </table:table-cell>
          <table:table-cell office:value-type="float" office:value="116" calcext:value-type="float">
            <text:p>11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office:value-type="float" office:value="715918" calcext:value-type="float">
            <text:p>715918</text:p>
          </table:table-cell>
          <table:table-cell office:value-type="float" office:value="51137" calcext:value-type="float">
            <text:p>51137</text:p>
          </table:table-cell>
          <table:table-cell office:value-type="float" office:value="116" calcext:value-type="float">
            <text:p>11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office:value-type="float" office:value="275744" calcext:value-type="float">
            <text:p>275744</text:p>
          </table:table-cell>
          <table:table-cell office:value-type="float" office:value="19696" calcext:value-type="float">
            <text:p>19696</text:p>
          </table:table-cell>
          <table:table-cell office:value-type="float" office:value="116" calcext:value-type="float">
            <text:p>11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634.0988" calcext:value-type="currency">
            <text:p>R$ 634,10</text:p>
          </table:table-cell>
          <table:table-cell office:value-type="float" office:value="51137" calcext:value-type="float">
            <text:p>5113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244.2304" calcext:value-type="currency">
            <text:p>R$ 244,23</text:p>
          </table:table-cell>
          <table:table-cell office:value-type="float" office:value="19696" calcext:value-type="float">
            <text:p>1969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300700400001" calcext:value-type="float">
            <text:p>113007004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989532" calcext:value-type="float">
            <text:p>989532</text:p>
          </table:table-cell>
          <table:table-cell office:value-type="float" office:value="82461" calcext:value-type="float">
            <text:p>82461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198897.35" calcext:value-type="currency">
            <text:p>R$ 198.897,35</text:p>
          </table:table-cell>
          <table:table-cell table:style-name="ce3" office:value-type="currency" office:currency="BRL" office:value="6906.16" calcext:value-type="currency">
            <text:p>R$ 6.906,16</text:p>
          </table:table-cell>
          <table:table-cell office:value-type="float" office:value="14893" calcext:value-type="float">
            <text:p>14893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90385.35" calcext:value-type="currency">
            <text:p>R$ 190.385,35</text:p>
          </table:table-cell>
          <table:table-cell table:style-name="ce3" office:value-type="currency" office:currency="BRL" office:value="6898.02" calcext:value-type="currency">
            <text:p>R$ 6.898,02</text:p>
          </table:table-cell>
          <table:table-cell office:value-type="float" office:value="270185" calcext:value-type="float">
            <text:p>270185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181318.91" calcext:value-type="currency">
            <text:p>R$ 181.318,91</text:p>
          </table:table-cell>
          <table:table-cell table:style-name="ce3" office:value-type="currency" office:currency="BRL" office:value="6894.26" calcext:value-type="currency">
            <text:p>R$ 6.894,26</text:p>
          </table:table-cell>
          <table:table-cell office:value-type="float" office:value="65999" calcext:value-type="float">
            <text:p>6599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73040.83" calcext:value-type="currency">
            <text:p>R$ 173.040,83</text:p>
          </table:table-cell>
          <table:table-cell table:style-name="ce3" office:value-type="currency" office:currency="BRL" office:value="6894.06" calcext:value-type="currency">
            <text:p>R$ 6.894,06</text:p>
          </table:table-cell>
          <table:table-cell office:value-type="float" office:value="105183" calcext:value-type="float">
            <text:p>105183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65589.42" calcext:value-type="currency">
            <text:p>R$ 165.589,42</text:p>
          </table:table-cell>
          <table:table-cell table:style-name="ce3" office:value-type="currency" office:currency="BRL" office:value="6899.56" calcext:value-type="currency">
            <text:p>R$ 6.899,56</text:p>
          </table:table-cell>
          <table:table-cell office:value-type="float" office:value="54486" calcext:value-type="float">
            <text:p>5448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57152.35" calcext:value-type="currency">
            <text:p>R$ 157.152,35</text:p>
          </table:table-cell>
          <table:table-cell table:style-name="ce3" office:value-type="currency" office:currency="BRL" office:value="6892.65" calcext:value-type="currency">
            <text:p>R$ 6.892,65</text:p>
          </table:table-cell>
          <table:table-cell office:value-type="float" office:value="62373" calcext:value-type="float">
            <text:p>6237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49134.43" calcext:value-type="currency">
            <text:p>R$ 149.134,43</text:p>
          </table:table-cell>
          <table:table-cell table:style-name="ce3" office:value-type="currency" office:currency="BRL" office:value="6904.37" calcext:value-type="currency">
            <text:p>R$ 6.904,37</text:p>
          </table:table-cell>
          <table:table-cell office:value-type="float" office:value="289764" calcext:value-type="float">
            <text:p>289764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201718.61" calcext:value-type="currency">
            <text:p>R$ 201.718,61</text:p>
          </table:table-cell>
          <table:table-cell table:style-name="ce3" office:value-type="currency" office:currency="BRL" office:value="9936.88" calcext:value-type="currency">
            <text:p>R$ 9.936,88</text:p>
          </table:table-cell>
          <table:table-cell office:value-type="float" office:value="289765" calcext:value-type="float">
            <text:p>289765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CIP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81.46" calcext:value-type="currency">
            <text:p>R$ 181,46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office:value-type="float" office:value="289765" calcext:value-type="float">
            <text:p>289765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70.35" calcext:value-type="currency">
            <text:p>R$ 170,35</text:p>
          </table:table-cell>
          <table:table-cell table:style-name="ce3" office:value-type="currency" office:currency="BRL" office:value="8.92" calcext:value-type="currency">
            <text:p>R$ 8,92</text:p>
          </table:table-cell>
          <table:table-cell office:value-type="float" office:value="289766" calcext:value-type="float">
            <text:p>2897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89481.93" calcext:value-type="currency">
            <text:p>R$ 189.481,93</text:p>
          </table:table-cell>
          <table:table-cell table:style-name="ce3" office:value-type="currency" office:currency="BRL" office:value="9920.52" calcext:value-type="currency">
            <text:p>R$ 9.920,52</text:p>
          </table:table-cell>
          <table:table-cell office:value-type="float" office:value="289766" calcext:value-type="float">
            <text:p>289766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59.99" calcext:value-type="currency">
            <text:p>R$ 159,99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office:value-type="float" office:value="289767" calcext:value-type="float">
            <text:p>289767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78046.81" calcext:value-type="currency">
            <text:p>R$ 178.046,81</text:p>
          </table:table-cell>
          <table:table-cell table:style-name="ce3" office:value-type="currency" office:currency="BRL" office:value="9946.75" calcext:value-type="currency">
            <text:p>R$ 9.946,75</text:p>
          </table:table-cell>
          <table:table-cell office:value-type="float" office:value="289767" calcext:value-type="float">
            <text:p>289767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67197.4304" calcext:value-type="currency">
            <text:p>R$ 167.197,43</text:p>
          </table:table-cell>
          <table:table-cell office:value-type="float" office:value="9952228" calcext:value-type="float">
            <text:p>9952228</text:p>
          </table:table-cell>
          <table:table-cell office:value-type="float" office:value="297993" calcext:value-type="float">
            <text:p>297993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50.1584" calcext:value-type="currency">
            <text:p>R$ 150,16</text:p>
          </table:table-cell>
          <table:table-cell office:value-type="float" office:value="8938" calcext:value-type="float">
            <text:p>8938</text:p>
          </table:table-cell>
          <table:table-cell office:value-type="float" office:value="297993" calcext:value-type="float">
            <text:p>297993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40.3266" calcext:value-type="currency">
            <text:p>R$ 140,33</text:p>
          </table:table-cell>
          <table:table-cell office:value-type="float" office:value="8938" calcext:value-type="float">
            <text:p>8938</text:p>
          </table:table-cell>
          <table:table-cell office:value-type="float" office:value="301692" calcext:value-type="float">
            <text:p>301692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277919.1549" calcext:value-type="currency">
            <text:p>R$ 277.919,15</text:p>
          </table:table-cell>
          <table:table-cell office:value-type="float" office:value="17701857" calcext:value-type="float">
            <text:p>17701857</text:p>
          </table:table-cell>
          <table:table-cell office:value-type="float" office:value="301692" calcext:value-type="float">
            <text:p>301692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17" calcext:value-type="float">
            <text:p>117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office:value-type="float" office:value="256710262" calcext:value-type="float">
            <text:p>256710262</text:p>
          </table:table-cell>
          <table:table-cell office:value-type="float" office:value="17704156" calcext:value-type="float">
            <text:p>17704156</text:p>
          </table:table-cell>
          <table:table-cell office:value-type="float" office:value="117" calcext:value-type="float">
            <text:p>117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228408.4578" calcext:value-type="currency">
            <text:p>R$ 228.408,46</text:p>
          </table:table-cell>
          <table:table-cell office:value-type="float" office:value="17706082" calcext:value-type="float">
            <text:p>1770608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9500001" calcext:value-type="float">
            <text:p>131225095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table:style-name="ce3" office:value-type="currency" office:currency="BRL" office:value="212638.08" calcext:value-type="currency">
            <text:p>R$ 212.638,08</text:p>
          </table:table-cell>
          <table:table-cell table:style-name="ce3" office:value-type="currency" office:currency="BRL" office:value="17719.84" calcext:value-type="currency">
            <text:p>R$ 17.719,84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418.59" calcext:value-type="currency">
            <text:p>R$ 418,5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340.17" calcext:value-type="currency">
            <text:p>R$ 340,1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338.71" calcext:value-type="currency">
            <text:p>R$ 338,7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368.91" calcext:value-type="currency">
            <text:p>R$ 368,9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368.89" calcext:value-type="currency">
            <text:p>R$ 368,8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351.59" calcext:value-type="currency">
            <text:p>R$ 351,5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597.82" calcext:value-type="currency">
            <text:p>R$ 597,8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597.82" calcext:value-type="currency">
            <text:p>R$ 597,8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597.82" calcext:value-type="currency">
            <text:p>R$ 597,8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412.54" calcext:value-type="currency">
            <text:p>R$ 412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67381" calcext:value-type="float">
            <text:p>67381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446.08" calcext:value-type="currency">
            <text:p>R$ 446,0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27032" calcext:value-type="float">
            <text:p>127032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74.13" calcext:value-type="currency">
            <text:p>R$ 474,1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91756" calcext:value-type="float">
            <text:p>19175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478.8" calcext:value-type="currency">
            <text:p>R$ 478,8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265783" calcext:value-type="float">
            <text:p>265783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509.41" calcext:value-type="currency">
            <text:p>R$ 509,4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61743" calcext:value-type="float">
            <text:p>61743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30.94" calcext:value-type="currency">
            <text:p>R$ 530,9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585.79" calcext:value-type="currency">
            <text:p>R$ 585,7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654.13" calcext:value-type="currency">
            <text:p>R$ 654,13</text:p>
          </table:table-cell>
          <table:table-cell table:style-name="ce3" office:value-type="currency" office:currency="BRL" office:value="31.14" calcext:value-type="currency">
            <text:p>R$ 31,14</text:p>
          </table:table-cell>
          <table:table-cell office:value-type="float" office:value="58485" calcext:value-type="float">
            <text:p>58485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50.3531" calcext:value-type="currency">
            <text:p>R$ 150,35</text:p>
          </table:table-cell>
          <table:table-cell office:value-type="float" office:value="9827" calcext:value-type="float">
            <text:p>9827</text:p>
          </table:table-cell>
          <table:table-cell office:value-type="float" office:value="118" calcext:value-type="float">
            <text:p>11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49.3704" calcext:value-type="currency">
            <text:p>R$ 149,37</text:p>
          </table:table-cell>
          <table:table-cell office:value-type="float" office:value="9827" calcext:value-type="float">
            <text:p>9827</text:p>
          </table:table-cell>
          <table:table-cell office:value-type="float" office:value="118" calcext:value-type="float">
            <text:p>11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48.3877" calcext:value-type="currency">
            <text:p>R$ 148,39</text:p>
          </table:table-cell>
          <table:table-cell office:value-type="float" office:value="9827" calcext:value-type="float">
            <text:p>9827</text:p>
          </table:table-cell>
          <table:table-cell office:value-type="float" office:value="118" calcext:value-type="float">
            <text:p>11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office:value-type="float" office:value="1139845" calcext:value-type="float">
            <text:p>1139845</text:p>
          </table:table-cell>
          <table:table-cell table:style-name="ce3" office:value-type="currency" office:currency="BRL" office:value="78.61" calcext:value-type="currency">
            <text:p>R$ 78,61</text:p>
          </table:table-cell>
          <table:table-cell office:value-type="float" office:value="118" calcext:value-type="float">
            <text:p>11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53.52" calcext:value-type="currency">
            <text:p>R$ 53,5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87.5789" calcext:value-type="currency">
            <text:p>R$ 187,58</text:p>
          </table:table-cell>
          <table:table-cell office:value-type="float" office:value="14541" calcext:value-type="float">
            <text:p>1454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577.8248" calcext:value-type="currency">
            <text:p>R$ 1.577,82</text:p>
          </table:table-cell>
          <table:table-cell office:value-type="float" office:value="122312" calcext:value-type="float">
            <text:p>12231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3602460001" calcext:value-type="float">
            <text:p>1011360246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table:style-name="ce3" office:value-type="currency" office:currency="BRL" office:value="1943.46" calcext:value-type="currency">
            <text:p>R$ 1.943,46</text:p>
          </table:table-cell>
          <table:table-cell office:value-type="float" office:value="161955" calcext:value-type="float">
            <text:p>161955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800001" calcext:value-type="float">
            <text:p>131225028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92568" calcext:value-type="float">
            <text:p>92568</text:p>
          </table:table-cell>
          <table:table-cell office:value-type="float" office:value="6384" calcext:value-type="float">
            <text:p>6384</text:p>
          </table:table-cell>
          <table:table-cell office:value-type="float" office:value="119" calcext:value-type="float">
            <text:p>119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800001" calcext:value-type="float">
            <text:p>131225028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37.4245" calcext:value-type="currency">
            <text:p>R$ 37,42</text:p>
          </table:table-cell>
          <table:table-cell office:value-type="float" office:value="2581" calcext:value-type="float">
            <text:p>2581</text:p>
          </table:table-cell>
          <table:table-cell office:value-type="float" office:value="119" calcext:value-type="float">
            <text:p>119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800001" calcext:value-type="float">
            <text:p>131225028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81.0378" calcext:value-type="currency">
            <text:p>R$ 81,04</text:p>
          </table:table-cell>
          <table:table-cell office:value-type="float" office:value="6282" calcext:value-type="float">
            <text:p>628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800001" calcext:value-type="float">
            <text:p>131225028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33.2949" calcext:value-type="currency">
            <text:p>R$ 33,29</text:p>
          </table:table-cell>
          <table:table-cell office:value-type="float" office:value="2581" calcext:value-type="float">
            <text:p>258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800001" calcext:value-type="float">
            <text:p>131225028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106344" calcext:value-type="float">
            <text:p>106344</text:p>
          </table:table-cell>
          <table:table-cell office:value-type="float" office:value="8862" calcext:value-type="float">
            <text:p>8862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861.02" calcext:value-type="currency">
            <text:p>R$ 861,0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937.78" calcext:value-type="currency">
            <text:p>R$ 937,7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937.75" calcext:value-type="currency">
            <text:p>R$ 937,7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1067.97" calcext:value-type="currency">
            <text:p>R$ 1.067,97</text:p>
          </table:table-cell>
          <table:table-cell table:style-name="ce3" office:value-type="currency" office:currency="BRL" office:value="79.99" calcext:value-type="currency">
            <text:p>R$ 79,9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22227.25" calcext:value-type="currency">
            <text:p>R$ 22.227,25</text:p>
          </table:table-cell>
          <table:table-cell table:style-name="ce3" office:value-type="currency" office:currency="BRL" office:value="1664.96" calcext:value-type="currency">
            <text:p>R$ 1.664,9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4258.81" calcext:value-type="currency">
            <text:p>R$ 4.258,81</text:p>
          </table:table-cell>
          <table:table-cell table:style-name="ce3" office:value-type="currency" office:currency="BRL" office:value="319.01" calcext:value-type="currency">
            <text:p>R$ 319,0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4154.57" calcext:value-type="currency">
            <text:p>R$ 4.154,57</text:p>
          </table:table-cell>
          <table:table-cell table:style-name="ce3" office:value-type="currency" office:currency="BRL" office:value="318.35" calcext:value-type="currency">
            <text:p>R$ 318,3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1388.8" calcext:value-type="currency">
            <text:p>R$ 1.388,80</text:p>
          </table:table-cell>
          <table:table-cell table:style-name="ce3" office:value-type="currency" office:currency="BRL" office:value="231.46" calcext:value-type="currency">
            <text:p>R$ 231,4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93.32" calcext:value-type="currency">
            <text:p>R$ 393,32</text:p>
          </table:table-cell>
          <table:table-cell table:style-name="ce3" office:value-type="currency" office:currency="BRL" office:value="33.05" calcext:value-type="currency">
            <text:p>R$ 33,0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79.8" calcext:value-type="currency">
            <text:p>R$ 379,80</text:p>
          </table:table-cell>
          <table:table-cell table:style-name="ce3" office:value-type="currency" office:currency="BRL" office:value="33.02" calcext:value-type="currency">
            <text:p>R$ 33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78.15" calcext:value-type="currency">
            <text:p>R$ 378,15</text:p>
          </table:table-cell>
          <table:table-cell table:style-name="ce3" office:value-type="currency" office:currency="BRL" office:value="33.02" calcext:value-type="currency">
            <text:p>R$ 33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84.75" calcext:value-type="currency">
            <text:p>R$ 384,75</text:p>
          </table:table-cell>
          <table:table-cell table:style-name="ce3" office:value-type="currency" office:currency="BRL" office:value="33.02" calcext:value-type="currency">
            <text:p>R$ 33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88.05" calcext:value-type="currency">
            <text:p>R$ 388,05</text:p>
          </table:table-cell>
          <table:table-cell table:style-name="ce3" office:value-type="currency" office:currency="BRL" office:value="33.02" calcext:value-type="currency">
            <text:p>R$ 33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83.1" calcext:value-type="currency">
            <text:p>R$ 383,10</text:p>
          </table:table-cell>
          <table:table-cell table:style-name="ce3" office:value-type="currency" office:currency="BRL" office:value="33.02" calcext:value-type="currency">
            <text:p>R$ 33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86.4" calcext:value-type="currency">
            <text:p>R$ 386,40</text:p>
          </table:table-cell>
          <table:table-cell table:style-name="ce3" office:value-type="currency" office:currency="BRL" office:value="33.02" calcext:value-type="currency">
            <text:p>R$ 33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81.45" calcext:value-type="currency">
            <text:p>R$ 381,45</text:p>
          </table:table-cell>
          <table:table-cell table:style-name="ce3" office:value-type="currency" office:currency="BRL" office:value="33.02" calcext:value-type="currency">
            <text:p>R$ 33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91.36" calcext:value-type="currency">
            <text:p>R$ 391,36</text:p>
          </table:table-cell>
          <table:table-cell table:style-name="ce3" office:value-type="currency" office:currency="BRL" office:value="33.02" calcext:value-type="currency">
            <text:p>R$ 33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89.71" calcext:value-type="currency">
            <text:p>R$ 389,71</text:p>
          </table:table-cell>
          <table:table-cell table:style-name="ce3" office:value-type="currency" office:currency="BRL" office:value="33.02" calcext:value-type="currency">
            <text:p>R$ 33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380.29" calcext:value-type="currency">
            <text:p>R$ 1.380,29</text:p>
          </table:table-cell>
          <table:table-cell table:style-name="ce3" office:value-type="currency" office:currency="BRL" office:value="65.72" calcext:value-type="currency">
            <text:p>R$ 65,72</text:p>
          </table:table-cell>
          <table:table-cell office:value-type="float" office:value="57633" calcext:value-type="float">
            <text:p>57633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060.44" calcext:value-type="currency">
            <text:p>R$ 1.060,44</text:p>
          </table:table-cell>
          <table:table-cell table:style-name="ce3" office:value-type="currency" office:currency="BRL" office:value="50.49" calcext:value-type="currency">
            <text:p>R$ 50,4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461.99" calcext:value-type="currency">
            <text:p>R$ 461,99</text:p>
          </table:table-cell>
          <table:table-cell table:style-name="ce3" office:value-type="currency" office:currency="BRL" office:value="22.76" calcext:value-type="currency">
            <text:p>R$ 22,76</text:p>
          </table:table-cell>
          <table:table-cell office:value-type="float" office:value="297969" calcext:value-type="float">
            <text:p>297969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5257.69" calcext:value-type="currency">
            <text:p>R$ 5.257,69</text:p>
          </table:table-cell>
          <table:table-cell table:style-name="ce3" office:value-type="currency" office:currency="BRL" office:value="275.27" calcext:value-type="currency">
            <text:p>R$ 275,27</text:p>
          </table:table-cell>
          <table:table-cell office:value-type="float" office:value="297969" calcext:value-type="float">
            <text:p>297969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577.34" calcext:value-type="currency">
            <text:p>R$ 577,34</text:p>
          </table:table-cell>
          <table:table-cell table:style-name="ce3" office:value-type="currency" office:currency="BRL" office:value="30.23" calcext:value-type="currency">
            <text:p>R$ 30,2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5602.64" calcext:value-type="currency">
            <text:p>R$ 5.602,64</text:p>
          </table:table-cell>
          <table:table-cell table:style-name="ce3" office:value-type="currency" office:currency="BRL" office:value="293.33" calcext:value-type="currency">
            <text:p>R$ 293,33</text:p>
          </table:table-cell>
          <table:table-cell office:value-type="float" office:value="281859" calcext:value-type="float">
            <text:p>281859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261.93" calcext:value-type="currency">
            <text:p>R$ 5.261,93</text:p>
          </table:table-cell>
          <table:table-cell table:style-name="ce3" office:value-type="currency" office:currency="BRL" office:value="293.96" calcext:value-type="currency">
            <text:p>R$ 293,96</text:p>
          </table:table-cell>
          <table:table-cell office:value-type="float" office:value="297970" calcext:value-type="float">
            <text:p>29797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42.22" calcext:value-type="currency">
            <text:p>R$ 542,22</text:p>
          </table:table-cell>
          <table:table-cell table:style-name="ce3" office:value-type="currency" office:currency="BRL" office:value="30.29" calcext:value-type="currency">
            <text:p>R$ 30,29</text:p>
          </table:table-cell>
          <table:table-cell office:value-type="float" office:value="297970" calcext:value-type="float">
            <text:p>29797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302.2835" calcext:value-type="currency">
            <text:p>R$ 302,28</text:p>
          </table:table-cell>
          <table:table-cell office:value-type="float" office:value="18545" calcext:value-type="float">
            <text:p>18545</text:p>
          </table:table-cell>
          <table:table-cell office:value-type="float" office:value="120" calcext:value-type="float">
            <text:p>12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300.5262" calcext:value-type="currency">
            <text:p>R$ 300,53</text:p>
          </table:table-cell>
          <table:table-cell office:value-type="float" office:value="18551" calcext:value-type="float">
            <text:p>18551</text:p>
          </table:table-cell>
          <table:table-cell office:value-type="float" office:value="120" calcext:value-type="float">
            <text:p>12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342.4327" calcext:value-type="currency">
            <text:p>R$ 342,43</text:p>
          </table:table-cell>
          <table:table-cell office:value-type="float" office:value="21811" calcext:value-type="float">
            <text:p>21811</text:p>
          </table:table-cell>
          <table:table-cell office:value-type="float" office:value="120" calcext:value-type="float">
            <text:p>12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office:value-type="float" office:value="3601423" calcext:value-type="float">
            <text:p>3601423</text:p>
          </table:table-cell>
          <table:table-cell table:style-name="ce3" office:value-type="currency" office:currency="BRL" office:value="229.39" calcext:value-type="currency">
            <text:p>R$ 229,39</text:p>
          </table:table-cell>
          <table:table-cell office:value-type="float" office:value="120" calcext:value-type="float">
            <text:p>12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527.0895" calcext:value-type="currency">
            <text:p>R$ 527,09</text:p>
          </table:table-cell>
          <table:table-cell office:value-type="float" office:value="36351" calcext:value-type="float">
            <text:p>36351</text:p>
          </table:table-cell>
          <table:table-cell office:value-type="float" office:value="120" calcext:value-type="float">
            <text:p>12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2528.8145" calcext:value-type="currency">
            <text:p>R$ 2.528,81</text:p>
          </table:table-cell>
          <table:table-cell office:value-type="float" office:value="174401" calcext:value-type="float">
            <text:p>174401</text:p>
          </table:table-cell>
          <table:table-cell office:value-type="float" office:value="120" calcext:value-type="float">
            <text:p>12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office:value-type="float" office:value="468915" calcext:value-type="float">
            <text:p>468915</text:p>
          </table:table-cell>
          <table:table-cell table:style-name="ce3" office:value-type="currency" office:currency="BRL" office:value="36.35" calcext:value-type="currency">
            <text:p>R$ 36,3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2249.76" calcext:value-type="currency">
            <text:p>R$ 2.249,76</text:p>
          </table:table-cell>
          <table:table-cell table:style-name="ce3" office:value-type="currency" office:currency="BRL" office:value="174.4" calcext:value-type="currency">
            <text:p>R$ 174,4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5804370001" calcext:value-type="float">
            <text:p>1010580437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2733528" calcext:value-type="float">
            <text:p>2733528</text:p>
          </table:table-cell>
          <table:table-cell office:value-type="float" office:value="227794" calcext:value-type="float">
            <text:p>227794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750001" calcext:value-type="float">
            <text:p>1312250275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37.4245" calcext:value-type="currency">
            <text:p>R$ 37,42</text:p>
          </table:table-cell>
          <table:table-cell office:value-type="float" office:value="2581" calcext:value-type="float">
            <text:p>2581</text:p>
          </table:table-cell>
          <table:table-cell office:value-type="float" office:value="121" calcext:value-type="float">
            <text:p>12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750001" calcext:value-type="float">
            <text:p>1312250275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92568" calcext:value-type="float">
            <text:p>92568</text:p>
          </table:table-cell>
          <table:table-cell office:value-type="float" office:value="6384" calcext:value-type="float">
            <text:p>6384</text:p>
          </table:table-cell>
          <table:table-cell office:value-type="float" office:value="121" calcext:value-type="float">
            <text:p>12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750001" calcext:value-type="float">
            <text:p>1312250275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81.0378" calcext:value-type="currency">
            <text:p>R$ 81,04</text:p>
          </table:table-cell>
          <table:table-cell office:value-type="float" office:value="6282" calcext:value-type="float">
            <text:p>628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750001" calcext:value-type="float">
            <text:p>1312250275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33.2949" calcext:value-type="currency">
            <text:p>R$ 33,29</text:p>
          </table:table-cell>
          <table:table-cell office:value-type="float" office:value="2581" calcext:value-type="float">
            <text:p>258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750001" calcext:value-type="float">
            <text:p>1312250275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106344" calcext:value-type="float">
            <text:p>106344</text:p>
          </table:table-cell>
          <table:table-cell office:value-type="float" office:value="8862" calcext:value-type="float">
            <text:p>8862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605150001" calcext:value-type="float">
            <text:p>1011060515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193.54" calcext:value-type="currency">
            <text:p>R$ 193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605150001" calcext:value-type="float">
            <text:p>1011060515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195.98" calcext:value-type="currency">
            <text:p>R$ 195,9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605150001" calcext:value-type="float">
            <text:p>1011060515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316.37" calcext:value-type="currency">
            <text:p>R$ 316,3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605150001" calcext:value-type="float">
            <text:p>1011060515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316.37" calcext:value-type="currency">
            <text:p>R$ 316,3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605150001" calcext:value-type="float">
            <text:p>1011060515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294.87" calcext:value-type="currency">
            <text:p>R$ 294,8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605150001" calcext:value-type="float">
            <text:p>1011060515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94.25" calcext:value-type="currency">
            <text:p>R$ 194,25</text:p>
          </table:table-cell>
          <table:table-cell table:style-name="ce3" office:value-type="currency" office:currency="BRL" office:value="32.37" calcext:value-type="currency">
            <text:p>R$ 32,37</text:p>
          </table:table-cell>
          <table:table-cell office:value-type="float" office:value="67123" calcext:value-type="float">
            <text:p>67123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605150001" calcext:value-type="float">
            <text:p>1011060515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300.72" calcext:value-type="currency">
            <text:p>R$ 300,72</text:p>
          </table:table-cell>
          <table:table-cell table:style-name="ce3" office:value-type="currency" office:currency="BRL" office:value="50.12" calcext:value-type="currency">
            <text:p>R$ 50,12</text:p>
          </table:table-cell>
          <table:table-cell office:value-type="float" office:value="126713" calcext:value-type="float">
            <text:p>126713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605150001" calcext:value-type="float">
            <text:p>1011060515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36.36" calcext:value-type="currency">
            <text:p>R$ 36,36</text:p>
          </table:table-cell>
          <table:table-cell table:style-name="ce3" office:value-type="currency" office:currency="BRL" office:value="6.06" calcext:value-type="currency">
            <text:p>R$ 6,06</text:p>
          </table:table-cell>
          <table:table-cell office:value-type="float" office:value="191362" calcext:value-type="float">
            <text:p>191362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500001" calcext:value-type="float">
            <text:p>131225025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74.8635" calcext:value-type="currency">
            <text:p>R$ 74,86</text:p>
          </table:table-cell>
          <table:table-cell office:value-type="float" office:value="5163" calcext:value-type="float">
            <text:p>5163</text:p>
          </table:table-cell>
          <table:table-cell office:value-type="float" office:value="122" calcext:value-type="float">
            <text:p>12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500001" calcext:value-type="float">
            <text:p>131225025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22" calcext:value-type="float">
            <text:p>12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500001" calcext:value-type="float">
            <text:p>131225025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500001" calcext:value-type="float">
            <text:p>131225025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66.5898" calcext:value-type="currency">
            <text:p>R$ 66,59</text:p>
          </table:table-cell>
          <table:table-cell office:value-type="float" office:value="5162" calcext:value-type="float">
            <text:p>516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500001" calcext:value-type="float">
            <text:p>131225025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227628" calcext:value-type="float">
            <text:p>227628</text:p>
          </table:table-cell>
          <table:table-cell office:value-type="float" office:value="18969" calcext:value-type="float">
            <text:p>18969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68.12" calcext:value-type="currency">
            <text:p>R$ 68,1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250.78" calcext:value-type="currency">
            <text:p>R$ 250,7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250.78" calcext:value-type="currency">
            <text:p>R$ 250,7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206.71" calcext:value-type="currency">
            <text:p>R$ 206,71</text:p>
          </table:table-cell>
          <table:table-cell table:style-name="ce3" office:value-type="currency" office:currency="BRL" office:value="34.45" calcext:value-type="currency">
            <text:p>R$ 34,45</text:p>
          </table:table-cell>
          <table:table-cell office:value-type="float" office:value="12198" calcext:value-type="float">
            <text:p>12198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90.41" calcext:value-type="currency">
            <text:p>R$ 190,41</text:p>
          </table:table-cell>
          <table:table-cell table:style-name="ce3" office:value-type="currency" office:currency="BRL" office:value="31.73" calcext:value-type="currency">
            <text:p>R$ 31,73</text:p>
          </table:table-cell>
          <table:table-cell office:value-type="float" office:value="12199" calcext:value-type="float">
            <text:p>12199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172.11" calcext:value-type="currency">
            <text:p>R$ 172,11</text:p>
          </table:table-cell>
          <table:table-cell table:style-name="ce3" office:value-type="currency" office:currency="BRL" office:value="28.68" calcext:value-type="currency">
            <text:p>R$ 28,68</text:p>
          </table:table-cell>
          <table:table-cell office:value-type="float" office:value="12200" calcext:value-type="float">
            <text:p>12200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187.03" calcext:value-type="currency">
            <text:p>R$ 187,03</text:p>
          </table:table-cell>
          <table:table-cell table:style-name="ce3" office:value-type="currency" office:currency="BRL" office:value="31.17" calcext:value-type="currency">
            <text:p>R$ 31,17</text:p>
          </table:table-cell>
          <table:table-cell office:value-type="float" office:value="12201" calcext:value-type="float">
            <text:p>12201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84.74" calcext:value-type="currency">
            <text:p>R$ 184,74</text:p>
          </table:table-cell>
          <table:table-cell table:style-name="ce3" office:value-type="currency" office:currency="BRL" office:value="30.79" calcext:value-type="currency">
            <text:p>R$ 30,79</text:p>
          </table:table-cell>
          <table:table-cell office:value-type="float" office:value="203902" calcext:value-type="float">
            <text:p>203902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343.94" calcext:value-type="currency">
            <text:p>R$ 343,94</text:p>
          </table:table-cell>
          <table:table-cell table:style-name="ce3" office:value-type="currency" office:currency="BRL" office:value="16.36" calcext:value-type="currency">
            <text:p>R$ 16,36</text:p>
          </table:table-cell>
          <table:table-cell office:value-type="float" office:value="1234" calcext:value-type="float">
            <text:p>123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731.5486" calcext:value-type="currency">
            <text:p>R$ 1.731,55</text:p>
          </table:table-cell>
          <table:table-cell office:value-type="float" office:value="68986" calcext:value-type="float">
            <text:p>68986</text:p>
          </table:table-cell>
          <table:table-cell office:value-type="float" office:value="1013" calcext:value-type="float">
            <text:p>1013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824.3827" calcext:value-type="currency">
            <text:p>R$ 824,38</text:p>
          </table:table-cell>
          <table:table-cell office:value-type="float" office:value="34493" calcext:value-type="float">
            <text:p>34493</text:p>
          </table:table-cell>
          <table:table-cell office:value-type="float" office:value="1112" calcext:value-type="float">
            <text:p>1112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786.4404" calcext:value-type="currency">
            <text:p>R$ 786,44</text:p>
          </table:table-cell>
          <table:table-cell office:value-type="float" office:value="34493" calcext:value-type="float">
            <text:p>34493</text:p>
          </table:table-cell>
          <table:table-cell office:value-type="float" office:value="1255" calcext:value-type="float">
            <text:p>1255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44.92" calcext:value-type="currency">
            <text:p>R$ 744,92</text:p>
          </table:table-cell>
          <table:table-cell table:style-name="ce3" office:value-type="currency" office:currency="BRL" office:value="34.49" calcext:value-type="currency">
            <text:p>R$ 34,49</text:p>
          </table:table-cell>
          <table:table-cell office:value-type="float" office:value="295010" calcext:value-type="float">
            <text:p>29501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84.79" calcext:value-type="currency">
            <text:p>R$ 184,79</text:p>
          </table:table-cell>
          <table:table-cell table:style-name="ce3" office:value-type="currency" office:currency="BRL" office:value="9.1" calcext:value-type="currency">
            <text:p>R$ 9,1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583.24" calcext:value-type="currency">
            <text:p>R$ 583,24</text:p>
          </table:table-cell>
          <table:table-cell table:style-name="ce3" office:value-type="currency" office:currency="BRL" office:value="28.73" calcext:value-type="currency">
            <text:p>R$ 28,73</text:p>
          </table:table-cell>
          <table:table-cell office:value-type="float" office:value="295011" calcext:value-type="float">
            <text:p>295011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553.75" calcext:value-type="currency">
            <text:p>R$ 553,75</text:p>
          </table:table-cell>
          <table:table-cell table:style-name="ce3" office:value-type="currency" office:currency="BRL" office:value="28.99" calcext:value-type="currency">
            <text:p>R$ 28,9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230.92" calcext:value-type="currency">
            <text:p>R$ 230,92</text:p>
          </table:table-cell>
          <table:table-cell table:style-name="ce3" office:value-type="currency" office:currency="BRL" office:value="12.09" calcext:value-type="currency">
            <text:p>R$ 12,0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215.6648" calcext:value-type="currency">
            <text:p>R$ 215,66</text:p>
          </table:table-cell>
          <table:table-cell office:value-type="float" office:value="12116" calcext:value-type="float">
            <text:p>12116</text:p>
          </table:table-cell>
          <table:table-cell office:value-type="float" office:value="123" calcext:value-type="float">
            <text:p>12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office:value-type="float" office:value="517179" calcext:value-type="float">
            <text:p>517179</text:p>
          </table:table-cell>
          <table:table-cell office:value-type="float" office:value="29055" calcext:value-type="float">
            <text:p>29055</text:p>
          </table:table-cell>
          <table:table-cell office:value-type="float" office:value="123" calcext:value-type="float">
            <text:p>12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office:value-type="float" office:value="203532" calcext:value-type="float">
            <text:p>203532</text:p>
          </table:table-cell>
          <table:table-cell office:value-type="float" office:value="12115" calcext:value-type="float">
            <text:p>12115</text:p>
          </table:table-cell>
          <table:table-cell office:value-type="float" office:value="123" calcext:value-type="float">
            <text:p>12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office:value-type="float" office:value="488124" calcext:value-type="float">
            <text:p>488124</text:p>
          </table:table-cell>
          <table:table-cell office:value-type="float" office:value="29055" calcext:value-type="float">
            <text:p>29055</text:p>
          </table:table-cell>
          <table:table-cell office:value-type="float" office:value="123" calcext:value-type="float">
            <text:p>12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539.9387" calcext:value-type="currency">
            <text:p>R$ 539,94</text:p>
          </table:table-cell>
          <table:table-cell office:value-type="float" office:value="34391" calcext:value-type="float">
            <text:p>34391</text:p>
          </table:table-cell>
          <table:table-cell office:value-type="float" office:value="123" calcext:value-type="float">
            <text:p>12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228.2937" calcext:value-type="currency">
            <text:p>R$ 228,29</text:p>
          </table:table-cell>
          <table:table-cell office:value-type="float" office:value="14541" calcext:value-type="float">
            <text:p>14541</text:p>
          </table:table-cell>
          <table:table-cell office:value-type="float" office:value="123" calcext:value-type="float">
            <text:p>12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210.83" calcext:value-type="currency">
            <text:p>R$ 210,83</text:p>
          </table:table-cell>
          <table:table-cell table:style-name="ce3" office:value-type="currency" office:currency="BRL" office:value="14.54" calcext:value-type="currency">
            <text:p>R$ 14,54</text:p>
          </table:table-cell>
          <table:table-cell office:value-type="float" office:value="123" calcext:value-type="float">
            <text:p>12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498.6695" calcext:value-type="currency">
            <text:p>R$ 498,67</text:p>
          </table:table-cell>
          <table:table-cell office:value-type="float" office:value="34391" calcext:value-type="float">
            <text:p>34391</text:p>
          </table:table-cell>
          <table:table-cell office:value-type="float" office:value="123" calcext:value-type="float">
            <text:p>12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office:value-type="float" office:value="443631" calcext:value-type="float">
            <text:p>443631</text:p>
          </table:table-cell>
          <table:table-cell table:style-name="ce3" office:value-type="currency" office:currency="BRL" office:value="34.39" calcext:value-type="currency">
            <text:p>R$ 34,3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87.5789" calcext:value-type="currency">
            <text:p>R$ 187,58</text:p>
          </table:table-cell>
          <table:table-cell office:value-type="float" office:value="14541" calcext:value-type="float">
            <text:p>1454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2" calcext:value-type="float">
            <text:p>10200801200002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677688" calcext:value-type="float">
            <text:p>677688</text:p>
          </table:table-cell>
          <table:table-cell office:value-type="float" office:value="56474" calcext:value-type="float">
            <text:p>56474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137.99" calcext:value-type="currency">
            <text:p>R$ 137,9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143.17" calcext:value-type="currency">
            <text:p>R$ 143,1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145.54" calcext:value-type="currency">
            <text:p>R$ 145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158.51" calcext:value-type="currency">
            <text:p>R$ 158,5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158.48" calcext:value-type="currency">
            <text:p>R$ 158,4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60.29" calcext:value-type="currency">
            <text:p>R$ 60,2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104.8" calcext:value-type="currency">
            <text:p>R$ 104,8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104.8" calcext:value-type="currency">
            <text:p>R$ 104,8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97.18" calcext:value-type="currency">
            <text:p>R$ 97,1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06.5" calcext:value-type="currency">
            <text:p>R$ 106,50</text:p>
          </table:table-cell>
          <table:table-cell table:style-name="ce3" office:value-type="currency" office:currency="BRL" office:value="17.75" calcext:value-type="currency">
            <text:p>R$ 17,75</text:p>
          </table:table-cell>
          <table:table-cell office:value-type="float" office:value="66734" calcext:value-type="float">
            <text:p>66734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97.34" calcext:value-type="currency">
            <text:p>R$ 97,34</text:p>
          </table:table-cell>
          <table:table-cell table:style-name="ce3" office:value-type="currency" office:currency="BRL" office:value="16.22" calcext:value-type="currency">
            <text:p>R$ 16,22</text:p>
          </table:table-cell>
          <table:table-cell office:value-type="float" office:value="126241" calcext:value-type="float">
            <text:p>126241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106.11" calcext:value-type="currency">
            <text:p>R$ 106,11</text:p>
          </table:table-cell>
          <table:table-cell table:style-name="ce3" office:value-type="currency" office:currency="BRL" office:value="17.68" calcext:value-type="currency">
            <text:p>R$ 17,68</text:p>
          </table:table-cell>
          <table:table-cell office:value-type="float" office:value="190717" calcext:value-type="float">
            <text:p>190717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4.48" calcext:value-type="currency">
            <text:p>R$ 104,48</text:p>
          </table:table-cell>
          <table:table-cell table:style-name="ce3" office:value-type="currency" office:currency="BRL" office:value="17.41" calcext:value-type="currency">
            <text:p>R$ 17,41</text:p>
          </table:table-cell>
          <table:table-cell office:value-type="float" office:value="264270" calcext:value-type="float">
            <text:p>264270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92.63" calcext:value-type="currency">
            <text:p>R$ 92,6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60424" calcext:value-type="float">
            <text:p>6042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412.7" calcext:value-type="currency">
            <text:p>R$ 412,70</text:p>
          </table:table-cell>
          <table:table-cell table:style-name="ce3" office:value-type="currency" office:currency="BRL" office:value="18.1" calcext:value-type="currency">
            <text:p>R$ 18,1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90.9384" calcext:value-type="currency">
            <text:p>R$ 390,94</text:p>
          </table:table-cell>
          <table:table-cell office:value-type="float" office:value="18099" calcext:value-type="float">
            <text:p>18099</text:p>
          </table:table-cell>
          <table:table-cell office:value-type="float" office:value="124" calcext:value-type="float">
            <text:p>12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63.7714" calcext:value-type="currency">
            <text:p>R$ 63,77</text:p>
          </table:table-cell>
          <table:table-cell office:value-type="float" office:value="3157" calcext:value-type="float">
            <text:p>3157</text:p>
          </table:table-cell>
          <table:table-cell office:value-type="float" office:value="124" calcext:value-type="float">
            <text:p>12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428.2198" calcext:value-type="currency">
            <text:p>R$ 428,22</text:p>
          </table:table-cell>
          <table:table-cell office:value-type="float" office:value="21199" calcext:value-type="float">
            <text:p>21199</text:p>
          </table:table-cell>
          <table:table-cell office:value-type="float" office:value="124" calcext:value-type="float">
            <text:p>12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office:value-type="float" office:value="79629" calcext:value-type="float">
            <text:p>79629</text:p>
          </table:table-cell>
          <table:table-cell office:value-type="float" office:value="4191" calcext:value-type="float">
            <text:p>4191</text:p>
          </table:table-cell>
          <table:table-cell office:value-type="float" office:value="124" calcext:value-type="float">
            <text:p>12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office:value-type="float" office:value="398981" calcext:value-type="float">
            <text:p>398981</text:p>
          </table:table-cell>
          <table:table-cell office:value-type="float" office:value="20999" calcext:value-type="float">
            <text:p>20999</text:p>
          </table:table-cell>
          <table:table-cell office:value-type="float" office:value="124" calcext:value-type="float">
            <text:p>12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374.5832" calcext:value-type="currency">
            <text:p>R$ 374,58</text:p>
          </table:table-cell>
          <table:table-cell office:value-type="float" office:value="21044" calcext:value-type="float">
            <text:p>21044</text:p>
          </table:table-cell>
          <table:table-cell office:value-type="float" office:value="124" calcext:value-type="float">
            <text:p>12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74.7778" calcext:value-type="currency">
            <text:p>R$ 74,78</text:p>
          </table:table-cell>
          <table:table-cell office:value-type="float" office:value="4201" calcext:value-type="float">
            <text:p>4201</text:p>
          </table:table-cell>
          <table:table-cell office:value-type="float" office:value="124" calcext:value-type="float">
            <text:p>12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office:value-type="float" office:value="353556" calcext:value-type="float">
            <text:p>353556</text:p>
          </table:table-cell>
          <table:table-cell office:value-type="float" office:value="21045" calcext:value-type="float">
            <text:p>21045</text:p>
          </table:table-cell>
          <table:table-cell office:value-type="float" office:value="124" calcext:value-type="float">
            <text:p>12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70.5936" calcext:value-type="currency">
            <text:p>R$ 70,59</text:p>
          </table:table-cell>
          <table:table-cell office:value-type="float" office:value="4202" calcext:value-type="float">
            <text:p>4202</text:p>
          </table:table-cell>
          <table:table-cell office:value-type="float" office:value="124" calcext:value-type="float">
            <text:p>12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85.6121" calcext:value-type="currency">
            <text:p>R$ 85,61</text:p>
          </table:table-cell>
          <table:table-cell office:value-type="float" office:value="5453" calcext:value-type="float">
            <text:p>545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422.8324" calcext:value-type="currency">
            <text:p>R$ 422,83</text:p>
          </table:table-cell>
          <table:table-cell office:value-type="float" office:value="26932" calcext:value-type="float">
            <text:p>2693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79.0685" calcext:value-type="currency">
            <text:p>R$ 79,07</text:p>
          </table:table-cell>
          <table:table-cell office:value-type="float" office:value="5453" calcext:value-type="float">
            <text:p>5453</text:p>
          </table:table-cell>
          <table:table-cell office:value-type="float" office:value="124" calcext:value-type="float">
            <text:p>12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390.4995" calcext:value-type="currency">
            <text:p>R$ 390,50</text:p>
          </table:table-cell>
          <table:table-cell office:value-type="float" office:value="26931" calcext:value-type="float">
            <text:p>26931</text:p>
          </table:table-cell>
          <table:table-cell office:value-type="float" office:value="124" calcext:value-type="float">
            <text:p>12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347.4228" calcext:value-type="currency">
            <text:p>R$ 347,42</text:p>
          </table:table-cell>
          <table:table-cell office:value-type="float" office:value="26932" calcext:value-type="float">
            <text:p>2693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70.3308" calcext:value-type="currency">
            <text:p>R$ 70,33</text:p>
          </table:table-cell>
          <table:table-cell office:value-type="float" office:value="5452" calcext:value-type="float">
            <text:p>545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1" calcext:value-type="float">
            <text:p>102008012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443976" calcext:value-type="float">
            <text:p>443976</text:p>
          </table:table-cell>
          <table:table-cell office:value-type="float" office:value="36998" calcext:value-type="float">
            <text:p>36998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32.61" calcext:value-type="currency">
            <text:p>R$ 32,6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47.49" calcext:value-type="currency">
            <text:p>R$ 47,4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47.49" calcext:value-type="currency">
            <text:p>R$ 47,4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43.94" calcext:value-type="currency">
            <text:p>R$ 43,9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40.22" calcext:value-type="currency">
            <text:p>R$ 40,2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36.52" calcext:value-type="currency">
            <text:p>R$ 36,5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75625" calcext:value-type="float">
            <text:p>75625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39.25" calcext:value-type="currency">
            <text:p>R$ 39,2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35188" calcext:value-type="float">
            <text:p>135188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39.2" calcext:value-type="currency">
            <text:p>R$ 39,2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203903" calcext:value-type="float">
            <text:p>203903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313.7" calcext:value-type="currency">
            <text:p>R$ 313,70</text:p>
          </table:table-cell>
          <table:table-cell table:style-name="ce3" office:value-type="currency" office:currency="BRL" office:value="26.48" calcext:value-type="currency">
            <text:p>R$ 26,48</text:p>
          </table:table-cell>
          <table:table-cell office:value-type="float" office:value="1235" calcext:value-type="float">
            <text:p>1235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302.14" calcext:value-type="currency">
            <text:p>R$ 302,14</text:p>
          </table:table-cell>
          <table:table-cell table:style-name="ce3" office:value-type="currency" office:currency="BRL" office:value="26.86" calcext:value-type="currency">
            <text:p>R$ 26,86</text:p>
          </table:table-cell>
          <table:table-cell office:value-type="float" office:value="1014" calcext:value-type="float">
            <text:p>101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46.25" calcext:value-type="currency">
            <text:p>R$ 146,25</text:p>
          </table:table-cell>
          <table:table-cell table:style-name="ce3" office:value-type="currency" office:currency="BRL" office:value="13.67" calcext:value-type="currency">
            <text:p>R$ 13,67</text:p>
          </table:table-cell>
          <table:table-cell office:value-type="float" office:value="1113" calcext:value-type="float">
            <text:p>1113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40.65" calcext:value-type="currency">
            <text:p>R$ 140,65</text:p>
          </table:table-cell>
          <table:table-cell table:style-name="ce3" office:value-type="currency" office:currency="BRL" office:value="13.93" calcext:value-type="currency">
            <text:p>R$ 13,93</text:p>
          </table:table-cell>
          <table:table-cell office:value-type="float" office:value="1256" calcext:value-type="float">
            <text:p>1256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34.13" calcext:value-type="currency">
            <text:p>R$ 134,13</text:p>
          </table:table-cell>
          <table:table-cell table:style-name="ce3" office:value-type="currency" office:currency="BRL" office:value="14.12" calcext:value-type="currency">
            <text:p>R$ 14,1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46.21" calcext:value-type="currency">
            <text:p>R$ 46,21</text:p>
          </table:table-cell>
          <table:table-cell table:style-name="ce3" office:value-type="currency" office:currency="BRL" office:value="2.28" calcext:value-type="currency">
            <text:p>R$ 2,2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208.48" calcext:value-type="currency">
            <text:p>R$ 208,48</text:p>
          </table:table-cell>
          <table:table-cell table:style-name="ce3" office:value-type="currency" office:currency="BRL" office:value="10.27" calcext:value-type="currency">
            <text:p>R$ 10,2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93.46" calcext:value-type="currency">
            <text:p>R$ 193,46</text:p>
          </table:table-cell>
          <table:table-cell table:style-name="ce3" office:value-type="currency" office:currency="BRL" office:value="10.13" calcext:value-type="currency">
            <text:p>R$ 10,1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57.72" calcext:value-type="currency">
            <text:p>R$ 57,72</text:p>
          </table:table-cell>
          <table:table-cell table:style-name="ce3" office:value-type="currency" office:currency="BRL" office:value="3.02" calcext:value-type="currency">
            <text:p>R$ 3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3.8984" calcext:value-type="currency">
            <text:p>R$ 53,90</text:p>
          </table:table-cell>
          <table:table-cell office:value-type="float" office:value="3028" calcext:value-type="float">
            <text:p>3028</text:p>
          </table:table-cell>
          <table:table-cell office:value-type="float" office:value="125" calcext:value-type="float">
            <text:p>12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80.67" calcext:value-type="currency">
            <text:p>R$ 180,67</text:p>
          </table:table-cell>
          <table:table-cell table:style-name="ce3" office:value-type="currency" office:currency="BRL" office:value="10.15" calcext:value-type="currency">
            <text:p>R$ 10,15</text:p>
          </table:table-cell>
          <table:table-cell office:value-type="float" office:value="125" calcext:value-type="float">
            <text:p>12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70.52" calcext:value-type="currency">
            <text:p>R$ 170,52</text:p>
          </table:table-cell>
          <table:table-cell table:style-name="ce3" office:value-type="currency" office:currency="BRL" office:value="10.15" calcext:value-type="currency">
            <text:p>R$ 10,15</text:p>
          </table:table-cell>
          <table:table-cell office:value-type="float" office:value="125" calcext:value-type="float">
            <text:p>12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50.8704" calcext:value-type="currency">
            <text:p>R$ 50,87</text:p>
          </table:table-cell>
          <table:table-cell office:value-type="float" office:value="3028" calcext:value-type="float">
            <text:p>3028</text:p>
          </table:table-cell>
          <table:table-cell office:value-type="float" office:value="125" calcext:value-type="float">
            <text:p>12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57.0852" calcext:value-type="currency">
            <text:p>R$ 57,09</text:p>
          </table:table-cell>
          <table:table-cell office:value-type="float" office:value="3636" calcext:value-type="float">
            <text:p>3636</text:p>
          </table:table-cell>
          <table:table-cell office:value-type="float" office:value="125" calcext:value-type="float">
            <text:p>12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88.3843" calcext:value-type="currency">
            <text:p>R$ 188,38</text:p>
          </table:table-cell>
          <table:table-cell office:value-type="float" office:value="11999" calcext:value-type="float">
            <text:p>11999</text:p>
          </table:table-cell>
          <table:table-cell office:value-type="float" office:value="125" calcext:value-type="float">
            <text:p>12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office:value-type="float" office:value="52722" calcext:value-type="float">
            <text:p>52722</text:p>
          </table:table-cell>
          <table:table-cell office:value-type="float" office:value="3636" calcext:value-type="float">
            <text:p>3636</text:p>
          </table:table-cell>
          <table:table-cell office:value-type="float" office:value="125" calcext:value-type="float">
            <text:p>12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office:value-type="float" office:value="173971" calcext:value-type="float">
            <text:p>173971</text:p>
          </table:table-cell>
          <table:table-cell office:value-type="float" office:value="11998" calcext:value-type="float">
            <text:p>11998</text:p>
          </table:table-cell>
          <table:table-cell office:value-type="float" office:value="125" calcext:value-type="float">
            <text:p>12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46.9044" calcext:value-type="currency">
            <text:p>R$ 46,90</text:p>
          </table:table-cell>
          <table:table-cell office:value-type="float" office:value="3636" calcext:value-type="float">
            <text:p>363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54.7742" calcext:value-type="currency">
            <text:p>R$ 154,77</text:p>
          </table:table-cell>
          <table:table-cell office:value-type="float" office:value="11998" calcext:value-type="float">
            <text:p>1199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200801200003" calcext:value-type="float">
            <text:p>10200801200003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216024" calcext:value-type="float">
            <text:p>216024</text:p>
          </table:table-cell>
          <table:table-cell office:value-type="float" office:value="18002" calcext:value-type="float">
            <text:p>18002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58.89" calcext:value-type="currency">
            <text:p>R$ 58,8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47.66" calcext:value-type="currency">
            <text:p>R$ 47,6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48.44" calcext:value-type="currency">
            <text:p>R$ 48,4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52.76" calcext:value-type="currency">
            <text:p>R$ 52,7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52.74" calcext:value-type="currency">
            <text:p>R$ 52,7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3604.8133" calcext:value-type="currency">
            <text:p>R$ 3.604,81</text:p>
          </table:table-cell>
          <table:table-cell office:value-type="float" office:value="105713" calcext:value-type="float">
            <text:p>105713</text:p>
          </table:table-cell>
          <table:table-cell office:value-type="float" office:value="1135" calcext:value-type="float">
            <text:p>1135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767.17" calcext:value-type="currency">
            <text:p>R$ 767,1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767.17" calcext:value-type="currency">
            <text:p>R$ 767,1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office:value-type="float" office:value="5072302" calcext:value-type="float">
            <text:p>5072302</text:p>
          </table:table-cell>
          <table:table-cell office:value-type="float" office:value="151412" calcext:value-type="float">
            <text:p>151412</text:p>
          </table:table-cell>
          <table:table-cell office:value-type="float" office:value="1136" calcext:value-type="float">
            <text:p>1136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3871.1196" calcext:value-type="currency">
            <text:p>R$ 3.871,12</text:p>
          </table:table-cell>
          <table:table-cell office:value-type="float" office:value="118746" calcext:value-type="float">
            <text:p>118746</text:p>
          </table:table-cell>
          <table:table-cell office:value-type="float" office:value="1137" calcext:value-type="float">
            <text:p>1137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office:value-type="float" office:value="302764" calcext:value-type="float">
            <text:p>302764</text:p>
          </table:table-cell>
          <table:table-cell table:style-name="ce3" office:value-type="currency" office:currency="BRL" office:value="9.83" calcext:value-type="currency">
            <text:p>R$ 9,83</text:p>
          </table:table-cell>
          <table:table-cell office:value-type="float" office:value="3176" calcext:value-type="float">
            <text:p>3176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office:value-type="float" office:value="297849" calcext:value-type="float">
            <text:p>297849</text:p>
          </table:table-cell>
          <table:table-cell table:style-name="ce3" office:value-type="currency" office:currency="BRL" office:value="9.83" calcext:value-type="currency">
            <text:p>R$ 9,83</text:p>
          </table:table-cell>
          <table:table-cell office:value-type="float" office:value="3176" calcext:value-type="float">
            <text:p>3176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office:value-type="float" office:value="305713" calcext:value-type="float">
            <text:p>305713</text:p>
          </table:table-cell>
          <table:table-cell table:style-name="ce3" office:value-type="currency" office:currency="BRL" office:value="9.83" calcext:value-type="currency">
            <text:p>R$ 9,83</text:p>
          </table:table-cell>
          <table:table-cell office:value-type="float" office:value="3176" calcext:value-type="float">
            <text:p>3176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office:value-type="float" office:value="301781" calcext:value-type="float">
            <text:p>301781</text:p>
          </table:table-cell>
          <table:table-cell table:style-name="ce3" office:value-type="currency" office:currency="BRL" office:value="9.83" calcext:value-type="currency">
            <text:p>R$ 9,83</text:p>
          </table:table-cell>
          <table:table-cell office:value-type="float" office:value="3176" calcext:value-type="float">
            <text:p>3176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office:value-type="float" office:value="303747" calcext:value-type="float">
            <text:p>303747</text:p>
          </table:table-cell>
          <table:table-cell table:style-name="ce3" office:value-type="currency" office:currency="BRL" office:value="9.83" calcext:value-type="currency">
            <text:p>R$ 9,83</text:p>
          </table:table-cell>
          <table:table-cell office:value-type="float" office:value="3176" calcext:value-type="float">
            <text:p>3176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04.73" calcext:value-type="currency">
            <text:p>R$ 304,73</text:p>
          </table:table-cell>
          <table:table-cell table:style-name="ce3" office:value-type="currency" office:currency="BRL" office:value="9.83" calcext:value-type="currency">
            <text:p>R$ 9,83</text:p>
          </table:table-cell>
          <table:table-cell office:value-type="float" office:value="3176" calcext:value-type="float">
            <text:p>3176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office:value-type="float" office:value="298832" calcext:value-type="float">
            <text:p>298832</text:p>
          </table:table-cell>
          <table:table-cell table:style-name="ce3" office:value-type="currency" office:currency="BRL" office:value="9.83" calcext:value-type="currency">
            <text:p>R$ 9,83</text:p>
          </table:table-cell>
          <table:table-cell office:value-type="float" office:value="3176" calcext:value-type="float">
            <text:p>3176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office:value-type="float" office:value="300798" calcext:value-type="float">
            <text:p>300798</text:p>
          </table:table-cell>
          <table:table-cell table:style-name="ce3" office:value-type="currency" office:currency="BRL" office:value="9.83" calcext:value-type="currency">
            <text:p>R$ 9,83</text:p>
          </table:table-cell>
          <table:table-cell office:value-type="float" office:value="3176" calcext:value-type="float">
            <text:p>3176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office:value-type="float" office:value="299815" calcext:value-type="float">
            <text:p>299815</text:p>
          </table:table-cell>
          <table:table-cell table:style-name="ce3" office:value-type="currency" office:currency="BRL" office:value="9.83" calcext:value-type="currency">
            <text:p>R$ 9,83</text:p>
          </table:table-cell>
          <table:table-cell office:value-type="float" office:value="3176" calcext:value-type="float">
            <text:p>3176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07.2576" calcext:value-type="currency">
            <text:p>R$ 307,26</text:p>
          </table:table-cell>
          <table:table-cell office:value-type="float" office:value="9848" calcext:value-type="float">
            <text:p>9848</text:p>
          </table:table-cell>
          <table:table-cell office:value-type="float" office:value="3176" calcext:value-type="float">
            <text:p>3176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491.66" calcext:value-type="currency">
            <text:p>R$ 491,6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122901" calcext:value-type="float">
            <text:p>122901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2500.9056" calcext:value-type="currency">
            <text:p>R$ 2.500,91</text:p>
          </table:table-cell>
          <table:table-cell office:value-type="float" office:value="86837" calcext:value-type="float">
            <text:p>86837</text:p>
          </table:table-cell>
          <table:table-cell office:value-type="float" office:value="186656" calcext:value-type="float">
            <text:p>186656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2329.4124" calcext:value-type="currency">
            <text:p>R$ 2.329,41</text:p>
          </table:table-cell>
          <table:table-cell office:value-type="float" office:value="84399" calcext:value-type="float">
            <text:p>84399</text:p>
          </table:table-cell>
          <table:table-cell office:value-type="float" office:value="258789" calcext:value-type="float">
            <text:p>258789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2219.6148" calcext:value-type="currency">
            <text:p>R$ 2.219,61</text:p>
          </table:table-cell>
          <table:table-cell office:value-type="float" office:value="84396" calcext:value-type="float">
            <text:p>84396</text:p>
          </table:table-cell>
          <table:table-cell office:value-type="float" office:value="55155" calcext:value-type="float">
            <text:p>55155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944.8" calcext:value-type="currency">
            <text:p>R$ 1.944,80</text:p>
          </table:table-cell>
          <table:table-cell table:style-name="ce3" office:value-type="currency" office:currency="BRL" office:value="176" calcext:value-type="currency">
            <text:p>R$ 176,00</text:p>
          </table:table-cell>
          <table:table-cell office:value-type="float" office:value="99770" calcext:value-type="float">
            <text:p>9977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789.95" calcext:value-type="currency">
            <text:p>R$ 1.789,95</text:p>
          </table:table-cell>
          <table:table-cell table:style-name="ce3" office:value-type="currency" office:currency="BRL" office:value="170.47" calcext:value-type="currency">
            <text:p>R$ 170,47</text:p>
          </table:table-cell>
          <table:table-cell office:value-type="float" office:value="47119" calcext:value-type="float">
            <text:p>47119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821.71" calcext:value-type="currency">
            <text:p>R$ 821,71</text:p>
          </table:table-cell>
          <table:table-cell table:style-name="ce3" office:value-type="currency" office:currency="BRL" office:value="61.32" calcext:value-type="currency">
            <text:p>R$ 61,32</text:p>
          </table:table-cell>
          <table:table-cell office:value-type="float" office:value="51977" calcext:value-type="float">
            <text:p>51977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36.5752" calcext:value-type="currency">
            <text:p>R$ 1.736,58</text:p>
          </table:table-cell>
          <table:table-cell office:value-type="float" office:value="80397" calcext:value-type="float">
            <text:p>80397</text:p>
          </table:table-cell>
          <table:table-cell office:value-type="float" office:value="804" calcext:value-type="float">
            <text:p>804</text:p>
          </table:table-cell>
          <table:table-cell office:value-type="float" office:value="2014" calcext:value-type="float">
            <text:p>2014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54.85" calcext:value-type="currency">
            <text:p>R$ 154,85</text:p>
          </table:table-cell>
          <table:table-cell table:style-name="ce3" office:value-type="currency" office:currency="BRL" office:value="4.17" calcext:value-type="currency">
            <text:p>R$ 4,1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2763.8044" calcext:value-type="currency">
            <text:p>R$ 2.763,80</text:p>
          </table:table-cell>
          <table:table-cell office:value-type="float" office:value="136822" calcext:value-type="float">
            <text:p>136822</text:p>
          </table:table-cell>
          <table:table-cell office:value-type="float" office:value="281599" calcext:value-type="float">
            <text:p>281599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2053.9" calcext:value-type="currency">
            <text:p>R$ 2.053,90</text:p>
          </table:table-cell>
          <table:table-cell table:style-name="ce3" office:value-type="currency" office:currency="BRL" office:value="108.1" calcext:value-type="currency">
            <text:p>R$ 108,10</text:p>
          </table:table-cell>
          <table:table-cell office:value-type="float" office:value="281600" calcext:value-type="float">
            <text:p>28160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205.23" calcext:value-type="currency">
            <text:p>R$ 205,23</text:p>
          </table:table-cell>
          <table:table-cell table:style-name="ce3" office:value-type="currency" office:currency="BRL" office:value="5.61" calcext:value-type="currency">
            <text:p>R$ 5,6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204.23" calcext:value-type="currency">
            <text:p>R$ 204,23</text:p>
          </table:table-cell>
          <table:table-cell table:style-name="ce3" office:value-type="currency" office:currency="BRL" office:value="5.68" calcext:value-type="currency">
            <text:p>R$ 5,68</text:p>
          </table:table-cell>
          <table:table-cell office:value-type="float" office:value="297985" calcext:value-type="float">
            <text:p>297985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939.11" calcext:value-type="currency">
            <text:p>R$ 1.939,11</text:p>
          </table:table-cell>
          <table:table-cell table:style-name="ce3" office:value-type="currency" office:currency="BRL" office:value="108.33" calcext:value-type="currency">
            <text:p>R$ 108,33</text:p>
          </table:table-cell>
          <table:table-cell office:value-type="float" office:value="297985" calcext:value-type="float">
            <text:p>297985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201.67" calcext:value-type="currency">
            <text:p>R$ 201,67</text:p>
          </table:table-cell>
          <table:table-cell table:style-name="ce3" office:value-type="currency" office:currency="BRL" office:value="5.71" calcext:value-type="currency">
            <text:p>R$ 5,71</text:p>
          </table:table-cell>
          <table:table-cell office:value-type="float" office:value="297986" calcext:value-type="float">
            <text:p>297986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819.9776" calcext:value-type="currency">
            <text:p>R$ 1.819,98</text:p>
          </table:table-cell>
          <table:table-cell office:value-type="float" office:value="108332" calcext:value-type="float">
            <text:p>108332</text:p>
          </table:table-cell>
          <table:table-cell office:value-type="float" office:value="297986" calcext:value-type="float">
            <text:p>297986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2042.2246" calcext:value-type="currency">
            <text:p>R$ 2.042,22</text:p>
          </table:table-cell>
          <table:table-cell office:value-type="float" office:value="130078" calcext:value-type="float">
            <text:p>13007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238.5" calcext:value-type="currency">
            <text:p>R$ 238,50</text:p>
          </table:table-cell>
          <table:table-cell table:style-name="ce3" office:value-type="currency" office:currency="BRL" office:value="6.86" calcext:value-type="currency">
            <text:p>R$ 6,8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2350.7541" calcext:value-type="currency">
            <text:p>R$ 2.350,75</text:p>
          </table:table-cell>
          <table:table-cell office:value-type="float" office:value="182229" calcext:value-type="float">
            <text:p>182229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351.6927" calcext:value-type="currency">
            <text:p>R$ 351,69</text:p>
          </table:table-cell>
          <table:table-cell office:value-type="float" office:value="27263" calcext:value-type="float">
            <text:p>2726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202102810001" calcext:value-type="float">
            <text:p>1120210281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2795508" calcext:value-type="float">
            <text:p>2795508</text:p>
          </table:table-cell>
          <table:table-cell office:value-type="float" office:value="232959" calcext:value-type="float">
            <text:p>232959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91698.5376" calcext:value-type="currency">
            <text:p>R$ 91.698,54</text:p>
          </table:table-cell>
          <table:table-cell office:value-type="float" office:value="3183977" calcext:value-type="float">
            <text:p>3183977</text:p>
          </table:table-cell>
          <table:table-cell office:value-type="float" office:value="14819" calcext:value-type="float">
            <text:p>14819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7723.5916" calcext:value-type="currency">
            <text:p>R$ 87.723,59</text:p>
          </table:table-cell>
          <table:table-cell office:value-type="float" office:value="3178391" calcext:value-type="float">
            <text:p>3178391</text:p>
          </table:table-cell>
          <table:table-cell office:value-type="float" office:value="270184" calcext:value-type="float">
            <text:p>270184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83546.0528" calcext:value-type="currency">
            <text:p>R$ 83.546,05</text:p>
          </table:table-cell>
          <table:table-cell office:value-type="float" office:value="3176656" calcext:value-type="float">
            <text:p>3176656</text:p>
          </table:table-cell>
          <table:table-cell office:value-type="float" office:value="65998" calcext:value-type="float">
            <text:p>65998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5357.28" calcext:value-type="currency">
            <text:p>R$ 55.357,28</text:p>
          </table:table-cell>
          <table:table-cell table:style-name="ce3" office:value-type="currency" office:currency="BRL" office:value="4855.9" calcext:value-type="currency">
            <text:p>R$ 4.855,90</text:p>
          </table:table-cell>
          <table:table-cell office:value-type="float" office:value="105182" calcext:value-type="float">
            <text:p>105182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53666.9" calcext:value-type="currency">
            <text:p>R$ 53.666,90</text:p>
          </table:table-cell>
          <table:table-cell table:style-name="ce3" office:value-type="currency" office:currency="BRL" office:value="4946.26" calcext:value-type="currency">
            <text:p>R$ 4.946,26</text:p>
          </table:table-cell>
          <table:table-cell office:value-type="float" office:value="54485" calcext:value-type="float">
            <text:p>54485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51601.45" calcext:value-type="currency">
            <text:p>R$ 51.601,45</text:p>
          </table:table-cell>
          <table:table-cell table:style-name="ce3" office:value-type="currency" office:currency="BRL" office:value="5034.29" calcext:value-type="currency">
            <text:p>R$ 5.034,29</text:p>
          </table:table-cell>
          <table:table-cell office:value-type="float" office:value="283828" calcext:value-type="float">
            <text:p>283828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54114.89" calcext:value-type="currency">
            <text:p>R$ 54.114,89</text:p>
          </table:table-cell>
          <table:table-cell table:style-name="ce3" office:value-type="currency" office:currency="BRL" office:value="5607.76" calcext:value-type="currency">
            <text:p>R$ 5.607,76</text:p>
          </table:table-cell>
          <table:table-cell office:value-type="float" office:value="283829" calcext:value-type="float">
            <text:p>283829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CIP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31.04" calcext:value-type="currency">
            <text:p>R$ 131,04</text:p>
          </table:table-cell>
          <table:table-cell table:style-name="ce3" office:value-type="currency" office:currency="BRL" office:value="14.56" calcext:value-type="currency">
            <text:p>R$ 14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73218.69" calcext:value-type="currency">
            <text:p>R$ 73.218,69</text:p>
          </table:table-cell>
          <table:table-cell table:style-name="ce3" office:value-type="currency" office:currency="BRL" office:value="8135.41" calcext:value-type="currency">
            <text:p>R$ 8.135,41</text:p>
          </table:table-cell>
          <table:table-cell office:value-type="float" office:value="283830" calcext:value-type="float">
            <text:p>28383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95248.55" calcext:value-type="currency">
            <text:p>R$ 95.248,55</text:p>
          </table:table-cell>
          <table:table-cell table:style-name="ce3" office:value-type="currency" office:currency="BRL" office:value="4986.84" calcext:value-type="currency">
            <text:p>R$ 4.986,84</text:p>
          </table:table-cell>
          <table:table-cell office:value-type="float" office:value="283831" calcext:value-type="float">
            <text:p>283831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70.35" calcext:value-type="currency">
            <text:p>R$ 170,35</text:p>
          </table:table-cell>
          <table:table-cell table:style-name="ce3" office:value-type="currency" office:currency="BRL" office:value="8.92" calcext:value-type="currency">
            <text:p>R$ 8,9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89000.3204" calcext:value-type="currency">
            <text:p>R$ 89.000,32</text:p>
          </table:table-cell>
          <table:table-cell office:value-type="float" office:value="5000018" calcext:value-type="float">
            <text:p>5000018</text:p>
          </table:table-cell>
          <table:table-cell office:value-type="float" office:value="289770" calcext:value-type="float">
            <text:p>28977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59.0964" calcext:value-type="currency">
            <text:p>R$ 159,10</text:p>
          </table:table-cell>
          <table:table-cell office:value-type="float" office:value="8938" calcext:value-type="float">
            <text:p>8938</text:p>
          </table:table-cell>
          <table:table-cell office:value-type="float" office:value="289770" calcext:value-type="float">
            <text:p>289770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84046.5864" calcext:value-type="currency">
            <text:p>R$ 84.046,59</text:p>
          </table:table-cell>
          <table:table-cell office:value-type="float" office:value="5002773" calcext:value-type="float">
            <text:p>5002773</text:p>
          </table:table-cell>
          <table:table-cell office:value-type="float" office:value="297992" calcext:value-type="float">
            <text:p>297992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50.1584" calcext:value-type="currency">
            <text:p>R$ 150,16</text:p>
          </table:table-cell>
          <table:table-cell office:value-type="float" office:value="8938" calcext:value-type="float">
            <text:p>8938</text:p>
          </table:table-cell>
          <table:table-cell office:value-type="float" office:value="297992" calcext:value-type="float">
            <text:p>297992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40.3266" calcext:value-type="currency">
            <text:p>R$ 140,33</text:p>
          </table:table-cell>
          <table:table-cell office:value-type="float" office:value="8938" calcext:value-type="float">
            <text:p>8938</text:p>
          </table:table-cell>
          <table:table-cell office:value-type="float" office:value="301691" calcext:value-type="float">
            <text:p>301691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38971.8784" calcext:value-type="currency">
            <text:p>R$ 138.971,88</text:p>
          </table:table-cell>
          <table:table-cell office:value-type="float" office:value="8851712" calcext:value-type="float">
            <text:p>8851712</text:p>
          </table:table-cell>
          <table:table-cell office:value-type="float" office:value="301691" calcext:value-type="float">
            <text:p>301691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26" calcext:value-type="float">
            <text:p>12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office:value-type="float" office:value="128366499" calcext:value-type="float">
            <text:p>128366499</text:p>
          </table:table-cell>
          <table:table-cell office:value-type="float" office:value="8852862" calcext:value-type="float">
            <text:p>8852862</text:p>
          </table:table-cell>
          <table:table-cell office:value-type="float" office:value="126" calcext:value-type="float">
            <text:p>12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14214.3296" calcext:value-type="currency">
            <text:p>R$ 114.214,33</text:p>
          </table:table-cell>
          <table:table-cell office:value-type="float" office:value="8853824" calcext:value-type="float">
            <text:p>885382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4500001" calcext:value-type="float">
            <text:p>131225045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106411284" calcext:value-type="float">
            <text:p>106411284</text:p>
          </table:table-cell>
          <table:table-cell office:value-type="float" office:value="8867607" calcext:value-type="float">
            <text:p>8867607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87.53" calcext:value-type="currency">
            <text:p>R$ 87,5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74.24" calcext:value-type="currency">
            <text:p>R$ 74,2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71.52" calcext:value-type="currency">
            <text:p>R$ 71,5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77.9" calcext:value-type="currency">
            <text:p>R$ 77,9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77.86" calcext:value-type="currency">
            <text:p>R$ 77,8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1261.3249" calcext:value-type="currency">
            <text:p>R$ 1.261,32</text:p>
          </table:table-cell>
          <table:table-cell office:value-type="float" office:value="36989" calcext:value-type="float">
            <text:p>36989</text:p>
          </table:table-cell>
          <table:table-cell office:value-type="float" office:value="3861" calcext:value-type="float">
            <text:p>3861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1627.5248" calcext:value-type="currency">
            <text:p>R$ 1.627,52</text:p>
          </table:table-cell>
          <table:table-cell office:value-type="float" office:value="47728" calcext:value-type="float">
            <text:p>47728</text:p>
          </table:table-cell>
          <table:table-cell office:value-type="float" office:value="3862" calcext:value-type="float">
            <text:p>3862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office:value-type="float" office:value="1441304" calcext:value-type="float">
            <text:p>1441304</text:p>
          </table:table-cell>
          <table:table-cell office:value-type="float" office:value="43024" calcext:value-type="float">
            <text:p>43024</text:p>
          </table:table-cell>
          <table:table-cell office:value-type="float" office:value="3863" calcext:value-type="float">
            <text:p>3863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1263.3804" calcext:value-type="currency">
            <text:p>R$ 1.263,38</text:p>
          </table:table-cell>
          <table:table-cell office:value-type="float" office:value="38754" calcext:value-type="float">
            <text:p>38754</text:p>
          </table:table-cell>
          <table:table-cell office:value-type="float" office:value="3864" calcext:value-type="float">
            <text:p>3864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744.31" calcext:value-type="currency">
            <text:p>R$ 744,31</text:p>
          </table:table-cell>
          <table:table-cell table:style-name="ce3" office:value-type="currency" office:currency="BRL" office:value="23.78" calcext:value-type="currency">
            <text:p>R$ 23,78</text:p>
          </table:table-cell>
          <table:table-cell office:value-type="float" office:value="3865" calcext:value-type="float">
            <text:p>3865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753.81" calcext:value-type="currency">
            <text:p>R$ 753,81</text:p>
          </table:table-cell>
          <table:table-cell table:style-name="ce3" office:value-type="currency" office:currency="BRL" office:value="25.13" calcext:value-type="currency">
            <text:p>R$ 25,13</text:p>
          </table:table-cell>
          <table:table-cell office:value-type="float" office:value="125838" calcext:value-type="float">
            <text:p>125838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767.0016" calcext:value-type="currency">
            <text:p>R$ 767,00</text:p>
          </table:table-cell>
          <table:table-cell office:value-type="float" office:value="26632" calcext:value-type="float">
            <text:p>26632</text:p>
          </table:table-cell>
          <table:table-cell office:value-type="float" office:value="190235" calcext:value-type="float">
            <text:p>190235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693.4776" calcext:value-type="currency">
            <text:p>R$ 693,48</text:p>
          </table:table-cell>
          <table:table-cell office:value-type="float" office:value="25126" calcext:value-type="float">
            <text:p>25126</text:p>
          </table:table-cell>
          <table:table-cell office:value-type="float" office:value="263585" calcext:value-type="float">
            <text:p>263585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661.0505" calcext:value-type="currency">
            <text:p>R$ 661,05</text:p>
          </table:table-cell>
          <table:table-cell office:value-type="float" office:value="25135" calcext:value-type="float">
            <text:p>25135</text:p>
          </table:table-cell>
          <table:table-cell office:value-type="float" office:value="59776" calcext:value-type="float">
            <text:p>59776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630.58" calcext:value-type="currency">
            <text:p>R$ 630,58</text:p>
          </table:table-cell>
          <table:table-cell table:style-name="ce3" office:value-type="currency" office:currency="BRL" office:value="25.12" calcext:value-type="currency">
            <text:p>R$ 25,1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88.47" calcext:value-type="currency">
            <text:p>R$ 288,47</text:p>
          </table:table-cell>
          <table:table-cell table:style-name="ce3" office:value-type="currency" office:currency="BRL" office:value="18.61" calcext:value-type="currency">
            <text:p>R$ 18,61</text:p>
          </table:table-cell>
          <table:table-cell office:value-type="float" office:value="50878" calcext:value-type="float">
            <text:p>50878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263.52" calcext:value-type="currency">
            <text:p>R$ 263,52</text:p>
          </table:table-cell>
          <table:table-cell table:style-name="ce3" office:value-type="currency" office:currency="BRL" office:value="18.42" calcext:value-type="currency">
            <text:p>R$ 18,42</text:p>
          </table:table-cell>
          <table:table-cell office:value-type="float" office:value="56631" calcext:value-type="float">
            <text:p>56631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39.46" calcext:value-type="currency">
            <text:p>R$ 239,46</text:p>
          </table:table-cell>
          <table:table-cell table:style-name="ce3" office:value-type="currency" office:currency="BRL" office:value="18.28" calcext:value-type="currency">
            <text:p>R$ 18,2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office:value-type="float" office:value="113653" calcext:value-type="float">
            <text:p>113653</text:p>
          </table:table-cell>
          <table:table-cell office:value-type="float" office:value="6385" calcext:value-type="float">
            <text:p>6385</text:p>
          </table:table-cell>
          <table:table-cell office:value-type="float" office:value="127" calcext:value-type="float">
            <text:p>127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552.8502" calcext:value-type="currency">
            <text:p>R$ 552,85</text:p>
          </table:table-cell>
          <table:table-cell office:value-type="float" office:value="31059" calcext:value-type="float">
            <text:p>31059</text:p>
          </table:table-cell>
          <table:table-cell office:value-type="float" office:value="127" calcext:value-type="float">
            <text:p>127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office:value-type="float" office:value="521724" calcext:value-type="float">
            <text:p>521724</text:p>
          </table:table-cell>
          <table:table-cell office:value-type="float" office:value="31055" calcext:value-type="float">
            <text:p>31055</text:p>
          </table:table-cell>
          <table:table-cell office:value-type="float" office:value="127" calcext:value-type="float">
            <text:p>127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office:value-type="float" office:value="107268" calcext:value-type="float">
            <text:p>107268</text:p>
          </table:table-cell>
          <table:table-cell office:value-type="float" office:value="6385" calcext:value-type="float">
            <text:p>6385</text:p>
          </table:table-cell>
          <table:table-cell office:value-type="float" office:value="127" calcext:value-type="float">
            <text:p>127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717.2388" calcext:value-type="currency">
            <text:p>R$ 717,24</text:p>
          </table:table-cell>
          <table:table-cell office:value-type="float" office:value="45684" calcext:value-type="float">
            <text:p>45684</text:p>
          </table:table-cell>
          <table:table-cell office:value-type="float" office:value="127" calcext:value-type="float">
            <text:p>127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00.4643" calcext:value-type="currency">
            <text:p>R$ 100,46</text:p>
          </table:table-cell>
          <table:table-cell office:value-type="float" office:value="6399" calcext:value-type="float">
            <text:p>6399</text:p>
          </table:table-cell>
          <table:table-cell office:value-type="float" office:value="127" calcext:value-type="float">
            <text:p>127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92568" calcext:value-type="float">
            <text:p>92568</text:p>
          </table:table-cell>
          <table:table-cell office:value-type="float" office:value="6384" calcext:value-type="float">
            <text:p>6384</text:p>
          </table:table-cell>
          <table:table-cell office:value-type="float" office:value="127" calcext:value-type="float">
            <text:p>127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662.3455" calcext:value-type="currency">
            <text:p>R$ 662,35</text:p>
          </table:table-cell>
          <table:table-cell office:value-type="float" office:value="45679" calcext:value-type="float">
            <text:p>45679</text:p>
          </table:table-cell>
          <table:table-cell office:value-type="float" office:value="127" calcext:value-type="float">
            <text:p>127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office:value-type="float" office:value="589272" calcext:value-type="float">
            <text:p>589272</text:p>
          </table:table-cell>
          <table:table-cell table:style-name="ce3" office:value-type="currency" office:currency="BRL" office:value="45.68" calcext:value-type="currency">
            <text:p>R$ 45,6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81.0378" calcext:value-type="currency">
            <text:p>R$ 81,04</text:p>
          </table:table-cell>
          <table:table-cell office:value-type="float" office:value="6282" calcext:value-type="float">
            <text:p>628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800420001" calcext:value-type="float">
            <text:p>1040080042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623532" calcext:value-type="float">
            <text:p>623532</text:p>
          </table:table-cell>
          <table:table-cell office:value-type="float" office:value="51961" calcext:value-type="float">
            <text:p>51961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400001" calcext:value-type="float">
            <text:p>131225024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74.8635" calcext:value-type="currency">
            <text:p>R$ 74,86</text:p>
          </table:table-cell>
          <table:table-cell office:value-type="float" office:value="5163" calcext:value-type="float">
            <text:p>5163</text:p>
          </table:table-cell>
          <table:table-cell office:value-type="float" office:value="128" calcext:value-type="float">
            <text:p>12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400001" calcext:value-type="float">
            <text:p>131225024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28" calcext:value-type="float">
            <text:p>128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400001" calcext:value-type="float">
            <text:p>131225024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400001" calcext:value-type="float">
            <text:p>131225024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66.5898" calcext:value-type="currency">
            <text:p>R$ 66,59</text:p>
          </table:table-cell>
          <table:table-cell office:value-type="float" office:value="5162" calcext:value-type="float">
            <text:p>516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400001" calcext:value-type="float">
            <text:p>131225024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227628" calcext:value-type="float">
            <text:p>227628</text:p>
          </table:table-cell>
          <table:table-cell office:value-type="float" office:value="18969" calcext:value-type="float">
            <text:p>18969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100700940001" calcext:value-type="float">
            <text:p>1110070094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87.9135" calcext:value-type="currency">
            <text:p>R$ 87,91</text:p>
          </table:table-cell>
          <table:table-cell office:value-type="float" office:value="6815" calcext:value-type="float">
            <text:p>681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100700940001" calcext:value-type="float">
            <text:p>1110070094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707.1393" calcext:value-type="currency">
            <text:p>R$ 707,14</text:p>
          </table:table-cell>
          <table:table-cell office:value-type="float" office:value="54817" calcext:value-type="float">
            <text:p>5481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1100700940001" calcext:value-type="float">
            <text:p>1110070094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995712" calcext:value-type="float">
            <text:p>995712</text:p>
          </table:table-cell>
          <table:table-cell office:value-type="float" office:value="82976" calcext:value-type="float">
            <text:p>82976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84.34" calcext:value-type="currency">
            <text:p>R$ 84,3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87.95" calcext:value-type="currency">
            <text:p>R$ 87,9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89.4" calcext:value-type="currency">
            <text:p>R$ 89,4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97.37" calcext:value-type="currency">
            <text:p>R$ 97,3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97.36" calcext:value-type="currency">
            <text:p>R$ 97,3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1158.73" calcext:value-type="currency">
            <text:p>R$ 1.158,73</text:p>
          </table:table-cell>
          <table:table-cell table:style-name="ce3" office:value-type="currency" office:currency="BRL" office:value="33.88" calcext:value-type="currency">
            <text:p>R$ 33,88</text:p>
          </table:table-cell>
          <table:table-cell office:value-type="float" office:value="7138" calcext:value-type="float">
            <text:p>7138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201.57" calcext:value-type="currency">
            <text:p>R$ 201,57</text:p>
          </table:table-cell>
          <table:table-cell table:style-name="ce3" office:value-type="currency" office:currency="BRL" office:value="33.59" calcext:value-type="currency">
            <text:p>R$ 33,59</text:p>
          </table:table-cell>
          <table:table-cell office:value-type="float" office:value="7139" calcext:value-type="float">
            <text:p>7139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201.57" calcext:value-type="currency">
            <text:p>R$ 201,57</text:p>
          </table:table-cell>
          <table:table-cell table:style-name="ce3" office:value-type="currency" office:currency="BRL" office:value="33.59" calcext:value-type="currency">
            <text:p>R$ 33,59</text:p>
          </table:table-cell>
          <table:table-cell office:value-type="float" office:value="7140" calcext:value-type="float">
            <text:p>7140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176.68" calcext:value-type="currency">
            <text:p>R$ 176,68</text:p>
          </table:table-cell>
          <table:table-cell table:style-name="ce3" office:value-type="currency" office:currency="BRL" office:value="29.44" calcext:value-type="currency">
            <text:p>R$ 29,44</text:p>
          </table:table-cell>
          <table:table-cell office:value-type="float" office:value="7142" calcext:value-type="float">
            <text:p>7142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54.3" calcext:value-type="currency">
            <text:p>R$ 154,30</text:p>
          </table:table-cell>
          <table:table-cell table:style-name="ce3" office:value-type="currency" office:currency="BRL" office:value="25.71" calcext:value-type="currency">
            <text:p>R$ 25,71</text:p>
          </table:table-cell>
          <table:table-cell office:value-type="float" office:value="7144" calcext:value-type="float">
            <text:p>7144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141.88" calcext:value-type="currency">
            <text:p>R$ 141,88</text:p>
          </table:table-cell>
          <table:table-cell table:style-name="ce3" office:value-type="currency" office:currency="BRL" office:value="23.64" calcext:value-type="currency">
            <text:p>R$ 23,64</text:p>
          </table:table-cell>
          <table:table-cell office:value-type="float" office:value="7147" calcext:value-type="float">
            <text:p>7147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153.93" calcext:value-type="currency">
            <text:p>R$ 153,93</text:p>
          </table:table-cell>
          <table:table-cell table:style-name="ce3" office:value-type="currency" office:currency="BRL" office:value="25.65" calcext:value-type="currency">
            <text:p>R$ 25,65</text:p>
          </table:table-cell>
          <table:table-cell office:value-type="float" office:value="190225" calcext:value-type="float">
            <text:p>190225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52.29" calcext:value-type="currency">
            <text:p>R$ 152,29</text:p>
          </table:table-cell>
          <table:table-cell table:style-name="ce3" office:value-type="currency" office:currency="BRL" office:value="25.38" calcext:value-type="currency">
            <text:p>R$ 25,38</text:p>
          </table:table-cell>
          <table:table-cell office:value-type="float" office:value="263570" calcext:value-type="float">
            <text:p>263570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141.78" calcext:value-type="currency">
            <text:p>R$ 141,78</text:p>
          </table:table-cell>
          <table:table-cell table:style-name="ce3" office:value-type="currency" office:currency="BRL" office:value="6.75" calcext:value-type="currency">
            <text:p>R$ 6,75</text:p>
          </table:table-cell>
          <table:table-cell office:value-type="float" office:value="59764" calcext:value-type="float">
            <text:p>5976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47.75" calcext:value-type="currency">
            <text:p>R$ 147,75</text:p>
          </table:table-cell>
          <table:table-cell table:style-name="ce3" office:value-type="currency" office:currency="BRL" office:value="7.03" calcext:value-type="currency">
            <text:p>R$ 7,0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51.53" calcext:value-type="currency">
            <text:p>R$ 651,53</text:p>
          </table:table-cell>
          <table:table-cell table:style-name="ce3" office:value-type="currency" office:currency="BRL" office:value="27.15" calcext:value-type="currency">
            <text:p>R$ 27,1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619" calcext:value-type="currency">
            <text:p>R$ 619,00</text:p>
          </table:table-cell>
          <table:table-cell table:style-name="ce3" office:value-type="currency" office:currency="BRL" office:value="27.15" calcext:value-type="currency">
            <text:p>R$ 27,1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09.67" calcext:value-type="currency">
            <text:p>R$ 409,67</text:p>
          </table:table-cell>
          <table:table-cell table:style-name="ce3" office:value-type="currency" office:currency="BRL" office:value="33.31" calcext:value-type="currency">
            <text:p>R$ 33,3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15.51" calcext:value-type="currency">
            <text:p>R$ 115,51</text:p>
          </table:table-cell>
          <table:table-cell table:style-name="ce3" office:value-type="currency" office:currency="BRL" office:value="5.69" calcext:value-type="currency">
            <text:p>R$ 5,6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739.4" calcext:value-type="currency">
            <text:p>R$ 739,40</text:p>
          </table:table-cell>
          <table:table-cell table:style-name="ce3" office:value-type="currency" office:currency="BRL" office:value="36.42" calcext:value-type="currency">
            <text:p>R$ 36,42</text:p>
          </table:table-cell>
          <table:table-cell office:value-type="float" office:value="280543" calcext:value-type="float">
            <text:p>280543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694.21" calcext:value-type="currency">
            <text:p>R$ 694,21</text:p>
          </table:table-cell>
          <table:table-cell table:style-name="ce3" office:value-type="currency" office:currency="BRL" office:value="36.35" calcext:value-type="currency">
            <text:p>R$ 36,35</text:p>
          </table:table-cell>
          <table:table-cell office:value-type="float" office:value="283360" calcext:value-type="float">
            <text:p>28336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44.34" calcext:value-type="currency">
            <text:p>R$ 144,34</text:p>
          </table:table-cell>
          <table:table-cell table:style-name="ce3" office:value-type="currency" office:currency="BRL" office:value="7.56" calcext:value-type="currency">
            <text:p>R$ 7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648.3294" calcext:value-type="currency">
            <text:p>R$ 648,33</text:p>
          </table:table-cell>
          <table:table-cell office:value-type="float" office:value="36423" calcext:value-type="float">
            <text:p>36423</text:p>
          </table:table-cell>
          <table:table-cell office:value-type="float" office:value="129" calcext:value-type="float">
            <text:p>129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34.7994" calcext:value-type="currency">
            <text:p>R$ 134,80</text:p>
          </table:table-cell>
          <table:table-cell office:value-type="float" office:value="7573" calcext:value-type="float">
            <text:p>7573</text:p>
          </table:table-cell>
          <table:table-cell office:value-type="float" office:value="129" calcext:value-type="float">
            <text:p>129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611.9064" calcext:value-type="currency">
            <text:p>R$ 611,91</text:p>
          </table:table-cell>
          <table:table-cell office:value-type="float" office:value="36423" calcext:value-type="float">
            <text:p>36423</text:p>
          </table:table-cell>
          <table:table-cell office:value-type="float" office:value="129" calcext:value-type="float">
            <text:p>129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27.2264" calcext:value-type="currency">
            <text:p>R$ 127,23</text:p>
          </table:table-cell>
          <table:table-cell office:value-type="float" office:value="7573" calcext:value-type="float">
            <text:p>7573</text:p>
          </table:table-cell>
          <table:table-cell office:value-type="float" office:value="129" calcext:value-type="float">
            <text:p>129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42.6816" calcext:value-type="currency">
            <text:p>R$ 142,68</text:p>
          </table:table-cell>
          <table:table-cell office:value-type="float" office:value="9088" calcext:value-type="float">
            <text:p>9088</text:p>
          </table:table-cell>
          <table:table-cell office:value-type="float" office:value="129" calcext:value-type="float">
            <text:p>129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692.2758" calcext:value-type="currency">
            <text:p>R$ 692,28</text:p>
          </table:table-cell>
          <table:table-cell office:value-type="float" office:value="44094" calcext:value-type="float">
            <text:p>44094</text:p>
          </table:table-cell>
          <table:table-cell office:value-type="float" office:value="129" calcext:value-type="float">
            <text:p>129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31.7905" calcext:value-type="currency">
            <text:p>R$ 131,79</text:p>
          </table:table-cell>
          <table:table-cell office:value-type="float" office:value="9089" calcext:value-type="float">
            <text:p>9089</text:p>
          </table:table-cell>
          <table:table-cell office:value-type="float" office:value="129" calcext:value-type="float">
            <text:p>129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639.3485" calcext:value-type="currency">
            <text:p>R$ 639,35</text:p>
          </table:table-cell>
          <table:table-cell office:value-type="float" office:value="44093" calcext:value-type="float">
            <text:p>44093</text:p>
          </table:table-cell>
          <table:table-cell office:value-type="float" office:value="129" calcext:value-type="float">
            <text:p>129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17.2352" calcext:value-type="currency">
            <text:p>R$ 117,24</text:p>
          </table:table-cell>
          <table:table-cell office:value-type="float" office:value="9088" calcext:value-type="float">
            <text:p>908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568.7997" calcext:value-type="currency">
            <text:p>R$ 568,80</text:p>
          </table:table-cell>
          <table:table-cell office:value-type="float" office:value="44093" calcext:value-type="float">
            <text:p>4409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400702570001" calcext:value-type="float">
            <text:p>1040070257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table:style-name="ce3" office:value-type="currency" office:currency="BRL" office:value="700.98" calcext:value-type="currency">
            <text:p>R$ 700,98</text:p>
          </table:table-cell>
          <table:table-cell office:value-type="float" office:value="58415" calcext:value-type="float">
            <text:p>58415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3100001" calcext:value-type="float">
            <text:p>1262190310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59.99" calcext:value-type="currency">
            <text:p>R$ 159,99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office:value-type="float" office:value="297987" calcext:value-type="float">
            <text:p>297987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3100001" calcext:value-type="float">
            <text:p>1262190310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2716.42" calcext:value-type="currency">
            <text:p>R$ 2.716,42</text:p>
          </table:table-cell>
          <table:table-cell table:style-name="ce3" office:value-type="currency" office:currency="BRL" office:value="151.76" calcext:value-type="currency">
            <text:p>R$ 151,76</text:p>
          </table:table-cell>
          <table:table-cell office:value-type="float" office:value="297987" calcext:value-type="float">
            <text:p>297987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3100001" calcext:value-type="float">
            <text:p>1262190310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50.1584" calcext:value-type="currency">
            <text:p>R$ 150,16</text:p>
          </table:table-cell>
          <table:table-cell office:value-type="float" office:value="8938" calcext:value-type="float">
            <text:p>8938</text:p>
          </table:table-cell>
          <table:table-cell office:value-type="float" office:value="297988" calcext:value-type="float">
            <text:p>29798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3100001" calcext:value-type="float">
            <text:p>1262190310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office:value-type="float" office:value="2548812" calcext:value-type="float">
            <text:p>2548812</text:p>
          </table:table-cell>
          <table:table-cell office:value-type="float" office:value="151715" calcext:value-type="float">
            <text:p>151715</text:p>
          </table:table-cell>
          <table:table-cell office:value-type="float" office:value="297988" calcext:value-type="float">
            <text:p>297988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3100001" calcext:value-type="float">
            <text:p>1262190310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40.3266" calcext:value-type="currency">
            <text:p>R$ 140,33</text:p>
          </table:table-cell>
          <table:table-cell office:value-type="float" office:value="8938" calcext:value-type="float">
            <text:p>8938</text:p>
          </table:table-cell>
          <table:table-cell office:value-type="float" office:value="130" calcext:value-type="float">
            <text:p>13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3100001" calcext:value-type="float">
            <text:p>1262190310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2473.3937" calcext:value-type="currency">
            <text:p>R$ 2.473,39</text:p>
          </table:table-cell>
          <table:table-cell office:value-type="float" office:value="157541" calcext:value-type="float">
            <text:p>157541</text:p>
          </table:table-cell>
          <table:table-cell office:value-type="float" office:value="130" calcext:value-type="float">
            <text:p>13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3100001" calcext:value-type="float">
            <text:p>126219031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office:value-type="float" office:value="2283953" calcext:value-type="float">
            <text:p>2283953</text:p>
          </table:table-cell>
          <table:table-cell office:value-type="float" office:value="157514" calcext:value-type="float">
            <text:p>157514</text:p>
          </table:table-cell>
          <table:table-cell office:value-type="float" office:value="130" calcext:value-type="float">
            <text:p>13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3100001" calcext:value-type="float">
            <text:p>126219031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30" calcext:value-type="float">
            <text:p>130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3100001" calcext:value-type="float">
            <text:p>126219031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3100001" calcext:value-type="float">
            <text:p>126219031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2031.5823" calcext:value-type="currency">
            <text:p>R$ 2.031,58</text:p>
          </table:table-cell>
          <table:table-cell office:value-type="float" office:value="157487" calcext:value-type="float">
            <text:p>15748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2621903100001" calcext:value-type="float">
            <text:p>126219031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2055528" calcext:value-type="float">
            <text:p>2055528</text:p>
          </table:table-cell>
          <table:table-cell office:value-type="float" office:value="171294" calcext:value-type="float">
            <text:p>171294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1995" calcext:value-type="float">
            <text:p>1995</text:p>
          </table:table-cell>
          <table:table-cell table:style-name="ce3" office:value-type="currency" office:currency="BRL" office:value="11138.86" calcext:value-type="currency">
            <text:p>R$ 11.138,86</text:p>
          </table:table-cell>
          <table:table-cell table:style-name="ce3" office:value-type="currency" office:currency="BRL" office:value="274.36" calcext:value-type="currency">
            <text:p>R$ 274,3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10971.56" calcext:value-type="currency">
            <text:p>R$ 10.971,56</text:p>
          </table:table-cell>
          <table:table-cell table:style-name="ce3" office:value-type="currency" office:currency="BRL" office:value="278.47" calcext:value-type="currency">
            <text:p>R$ 278,4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8826.23" calcext:value-type="currency">
            <text:p>R$ 8.826,23</text:p>
          </table:table-cell>
          <table:table-cell table:style-name="ce3" office:value-type="currency" office:currency="BRL" office:value="225.16" calcext:value-type="currency">
            <text:p>R$ 225,1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647.02" calcext:value-type="currency">
            <text:p>R$ 647,0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704.71" calcext:value-type="currency">
            <text:p>R$ 704,7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682.44" calcext:value-type="currency">
            <text:p>R$ 682,4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476.25" calcext:value-type="currency">
            <text:p>R$ 476,2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571.5" calcext:value-type="currency">
            <text:p>R$ 571,50</text:p>
          </table:table-cell>
          <table:table-cell table:style-name="ce3" office:value-type="currency" office:currency="BRL" office:value="95.25" calcext:value-type="currency">
            <text:p>R$ 95,25</text:p>
          </table:table-cell>
          <table:table-cell office:value-type="float" office:value="9814" calcext:value-type="float">
            <text:p>9814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479.01" calcext:value-type="currency">
            <text:p>R$ 479,01</text:p>
          </table:table-cell>
          <table:table-cell table:style-name="ce3" office:value-type="currency" office:currency="BRL" office:value="79.83" calcext:value-type="currency">
            <text:p>R$ 79,83</text:p>
          </table:table-cell>
          <table:table-cell office:value-type="float" office:value="9815" calcext:value-type="float">
            <text:p>9815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418.96" calcext:value-type="currency">
            <text:p>R$ 418,96</text:p>
          </table:table-cell>
          <table:table-cell table:style-name="ce3" office:value-type="currency" office:currency="BRL" office:value="69.82" calcext:value-type="currency">
            <text:p>R$ 69,82</text:p>
          </table:table-cell>
          <table:table-cell office:value-type="float" office:value="9816" calcext:value-type="float">
            <text:p>9816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49.48" calcext:value-type="currency">
            <text:p>R$ 49,48</text:p>
          </table:table-cell>
          <table:table-cell table:style-name="ce3" office:value-type="currency" office:currency="BRL" office:value="8.24" calcext:value-type="currency">
            <text:p>R$ 8,24</text:p>
          </table:table-cell>
          <table:table-cell office:value-type="float" office:value="9817" calcext:value-type="float">
            <text:p>9817</text:p>
          </table:table-cell>
          <table:table-cell office:value-type="float" office:value="2007" calcext:value-type="float">
            <text:p>2007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28.79" calcext:value-type="currency">
            <text:p>R$ 428,79</text:p>
          </table:table-cell>
          <table:table-cell table:style-name="ce3" office:value-type="currency" office:currency="BRL" office:value="71.46" calcext:value-type="currency">
            <text:p>R$ 71,46</text:p>
          </table:table-cell>
          <table:table-cell office:value-type="float" office:value="191015" calcext:value-type="float">
            <text:p>191015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426.5" calcext:value-type="currency">
            <text:p>R$ 426,50</text:p>
          </table:table-cell>
          <table:table-cell table:style-name="ce3" office:value-type="currency" office:currency="BRL" office:value="71.08" calcext:value-type="currency">
            <text:p>R$ 71,08</text:p>
          </table:table-cell>
          <table:table-cell office:value-type="float" office:value="264695" calcext:value-type="float">
            <text:p>264695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397.05" calcext:value-type="currency">
            <text:p>R$ 397,05</text:p>
          </table:table-cell>
          <table:table-cell table:style-name="ce3" office:value-type="currency" office:currency="BRL" office:value="18.9" calcext:value-type="currency">
            <text:p>R$ 18,90</text:p>
          </table:table-cell>
          <table:table-cell office:value-type="float" office:value="60824" calcext:value-type="float">
            <text:p>6082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413.79" calcext:value-type="currency">
            <text:p>R$ 413,79</text:p>
          </table:table-cell>
          <table:table-cell table:style-name="ce3" office:value-type="currency" office:currency="BRL" office:value="19.7" calcext:value-type="currency">
            <text:p>R$ 19,7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416.28" calcext:value-type="currency">
            <text:p>R$ 416,2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51685" calcext:value-type="float">
            <text:p>51685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443.92" calcext:value-type="currency">
            <text:p>R$ 443,9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57674" calcext:value-type="float">
            <text:p>57674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55.27" calcext:value-type="currency">
            <text:p>R$ 55,27</text:p>
          </table:table-cell>
          <table:table-cell table:style-name="ce3" office:value-type="currency" office:currency="BRL" office:value="2.96" calcext:value-type="currency">
            <text:p>R$ 2,96</text:p>
          </table:table-cell>
          <table:table-cell office:value-type="float" office:value="299360" calcext:value-type="float">
            <text:p>29936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804.75" calcext:value-type="currency">
            <text:p>R$ 1.804,75</text:p>
          </table:table-cell>
          <table:table-cell table:style-name="ce3" office:value-type="currency" office:currency="BRL" office:value="96.51" calcext:value-type="currency">
            <text:p>R$ 96,51</text:p>
          </table:table-cell>
          <table:table-cell office:value-type="float" office:value="299360" calcext:value-type="float">
            <text:p>29936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675.67" calcext:value-type="currency">
            <text:p>R$ 1.675,67</text:p>
          </table:table-cell>
          <table:table-cell table:style-name="ce3" office:value-type="currency" office:currency="BRL" office:value="96.3" calcext:value-type="currency">
            <text:p>R$ 96,30</text:p>
          </table:table-cell>
          <table:table-cell office:value-type="float" office:value="281906" calcext:value-type="float">
            <text:p>28190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13.83" calcext:value-type="currency">
            <text:p>R$ 113,83</text:p>
          </table:table-cell>
          <table:table-cell table:style-name="ce3" office:value-type="currency" office:currency="BRL" office:value="6.54" calcext:value-type="currency">
            <text:p>R$ 6,5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06.21" calcext:value-type="currency">
            <text:p>R$ 106,21</text:p>
          </table:table-cell>
          <table:table-cell table:style-name="ce3" office:value-type="currency" office:currency="BRL" office:value="6.56" calcext:value-type="currency">
            <text:p>R$ 6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563.46" calcext:value-type="currency">
            <text:p>R$ 1.563,46</text:p>
          </table:table-cell>
          <table:table-cell table:style-name="ce3" office:value-type="currency" office:currency="BRL" office:value="96.51" calcext:value-type="currency">
            <text:p>R$ 96,5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447.64" calcext:value-type="currency">
            <text:p>R$ 1.447,64</text:p>
          </table:table-cell>
          <table:table-cell table:style-name="ce3" office:value-type="currency" office:currency="BRL" office:value="96.51" calcext:value-type="currency">
            <text:p>R$ 96,5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98.34" calcext:value-type="currency">
            <text:p>R$ 98,34</text:p>
          </table:table-cell>
          <table:table-cell table:style-name="ce3" office:value-type="currency" office:currency="BRL" office:value="6.56" calcext:value-type="currency">
            <text:p>R$ 6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09.37" calcext:value-type="currency">
            <text:p>R$ 109,37</text:p>
          </table:table-cell>
          <table:table-cell table:style-name="ce3" office:value-type="currency" office:currency="BRL" office:value="7.87" calcext:value-type="currency">
            <text:p>R$ 7,8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725.46" calcext:value-type="currency">
            <text:p>R$ 1.725,46</text:p>
          </table:table-cell>
          <table:table-cell table:style-name="ce3" office:value-type="currency" office:currency="BRL" office:value="124.13" calcext:value-type="currency">
            <text:p>R$ 124,1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576.46" calcext:value-type="currency">
            <text:p>R$ 1.576,46</text:p>
          </table:table-cell>
          <table:table-cell table:style-name="ce3" office:value-type="currency" office:currency="BRL" office:value="124.13" calcext:value-type="currency">
            <text:p>R$ 124,1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07703910001" calcext:value-type="float">
            <text:p>10107703910001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99.93" calcext:value-type="currency">
            <text:p>R$ 99,93</text:p>
          </table:table-cell>
          <table:table-cell table:style-name="ce3" office:value-type="currency" office:currency="BRL" office:value="7.87" calcext:value-type="currency">
            <text:p>R$ 7,8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600001" calcext:value-type="float">
            <text:p>131225026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74.8635" calcext:value-type="currency">
            <text:p>R$ 74,86</text:p>
          </table:table-cell>
          <table:table-cell office:value-type="float" office:value="5163" calcext:value-type="float">
            <text:p>5163</text:p>
          </table:table-cell>
          <table:table-cell office:value-type="float" office:value="131" calcext:value-type="float">
            <text:p>13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600001" calcext:value-type="float">
            <text:p>131225026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31" calcext:value-type="float">
            <text:p>131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600001" calcext:value-type="float">
            <text:p>131225026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66.5898" calcext:value-type="currency">
            <text:p>R$ 66,59</text:p>
          </table:table-cell>
          <table:table-cell office:value-type="float" office:value="5162" calcext:value-type="float">
            <text:p>516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600001" calcext:value-type="float">
            <text:p>131225026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600001" calcext:value-type="float">
            <text:p>131225026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227628" calcext:value-type="float">
            <text:p>227628</text:p>
          </table:table-cell>
          <table:table-cell office:value-type="float" office:value="18969" calcext:value-type="float">
            <text:p>18969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373.19" calcext:value-type="currency">
            <text:p>R$ 373,1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395.26" calcext:value-type="currency">
            <text:p>R$ 395,2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09.98" calcext:value-type="currency">
            <text:p>R$ 409,9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35.73" calcext:value-type="currency">
            <text:p>R$ 435,7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06.3" calcext:value-type="currency">
            <text:p>R$ 406,3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28.37" calcext:value-type="currency">
            <text:p>R$ 428,3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13.66" calcext:value-type="currency">
            <text:p>R$ 413,6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17.33" calcext:value-type="currency">
            <text:p>R$ 417,3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54.12" calcext:value-type="currency">
            <text:p>R$ 454,1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387.9" calcext:value-type="currency">
            <text:p>R$ 387,9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50.44" calcext:value-type="currency">
            <text:p>R$ 450,4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39.41" calcext:value-type="currency">
            <text:p>R$ 439,4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32.05" calcext:value-type="currency">
            <text:p>R$ 432,0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391.58" calcext:value-type="currency">
            <text:p>R$ 391,5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376.87" calcext:value-type="currency">
            <text:p>R$ 376,8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398.94" calcext:value-type="currency">
            <text:p>R$ 398,9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384.23" calcext:value-type="currency">
            <text:p>R$ 384,2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21.01" calcext:value-type="currency">
            <text:p>R$ 421,0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02.62" calcext:value-type="currency">
            <text:p>R$ 402,6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24.69" calcext:value-type="currency">
            <text:p>R$ 424,6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57.65" calcext:value-type="currency">
            <text:p>R$ 457,6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46.76" calcext:value-type="currency">
            <text:p>R$ 446,7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443.09" calcext:value-type="currency">
            <text:p>R$ 443,0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380.55" calcext:value-type="currency">
            <text:p>R$ 380,5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771.23" calcext:value-type="currency">
            <text:p>R$ 771,2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107.57" calcext:value-type="currency">
            <text:p>R$ 1.107,5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19.83" calcext:value-type="currency">
            <text:p>R$ 1.019,8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71.01" calcext:value-type="currency">
            <text:p>R$ 1.071,0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778.54" calcext:value-type="currency">
            <text:p>R$ 778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24.78" calcext:value-type="currency">
            <text:p>R$ 924,7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95.53" calcext:value-type="currency">
            <text:p>R$ 895,5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41.77" calcext:value-type="currency">
            <text:p>R$ 1.041,7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29.72" calcext:value-type="currency">
            <text:p>R$ 829,7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92.95" calcext:value-type="currency">
            <text:p>R$ 1.092,9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763.92" calcext:value-type="currency">
            <text:p>R$ 763,9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73.59" calcext:value-type="currency">
            <text:p>R$ 873,5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756.61" calcext:value-type="currency">
            <text:p>R$ 756,6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100.26" calcext:value-type="currency">
            <text:p>R$ 1.100,2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22.41" calcext:value-type="currency">
            <text:p>R$ 822,4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166.05" calcext:value-type="currency">
            <text:p>R$ 1.166,0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741.98" calcext:value-type="currency">
            <text:p>R$ 741,9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27.14" calcext:value-type="currency">
            <text:p>R$ 1.027,1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793.16" calcext:value-type="currency">
            <text:p>R$ 793,1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54.02" calcext:value-type="currency">
            <text:p>R$ 954,0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80.91" calcext:value-type="currency">
            <text:p>R$ 880,9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61.34" calcext:value-type="currency">
            <text:p>R$ 961,3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39.4" calcext:value-type="currency">
            <text:p>R$ 939,4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83.27" calcext:value-type="currency">
            <text:p>R$ 983,2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05.21" calcext:value-type="currency">
            <text:p>R$ 1.005,2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12.52" calcext:value-type="currency">
            <text:p>R$ 1.012,5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85.64" calcext:value-type="currency">
            <text:p>R$ 1.085,6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88.22" calcext:value-type="currency">
            <text:p>R$ 888,2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56.39" calcext:value-type="currency">
            <text:p>R$ 1.056,3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58.97" calcext:value-type="currency">
            <text:p>R$ 858,9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46.71" calcext:value-type="currency">
            <text:p>R$ 946,7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07.79" calcext:value-type="currency">
            <text:p>R$ 807,7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158.75" calcext:value-type="currency">
            <text:p>R$ 1.158,7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51.66" calcext:value-type="currency">
            <text:p>R$ 851,6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75.96" calcext:value-type="currency">
            <text:p>R$ 975,9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90.58" calcext:value-type="currency">
            <text:p>R$ 990,5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68.65" calcext:value-type="currency">
            <text:p>R$ 968,6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151.44" calcext:value-type="currency">
            <text:p>R$ 1.151,4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02.84" calcext:value-type="currency">
            <text:p>R$ 902,8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114.88" calcext:value-type="currency">
            <text:p>R$ 1.114,8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49.08" calcext:value-type="currency">
            <text:p>R$ 1.049,0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785.85" calcext:value-type="currency">
            <text:p>R$ 785,8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37.04" calcext:value-type="currency">
            <text:p>R$ 837,0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144.13" calcext:value-type="currency">
            <text:p>R$ 1.144,1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34.45" calcext:value-type="currency">
            <text:p>R$ 1.034,4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136.82" calcext:value-type="currency">
            <text:p>R$ 1.136,8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97.89" calcext:value-type="currency">
            <text:p>R$ 997,8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44.35" calcext:value-type="currency">
            <text:p>R$ 844,3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78.32" calcext:value-type="currency">
            <text:p>R$ 1.078,3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063.7" calcext:value-type="currency">
            <text:p>R$ 1.063,7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66.28" calcext:value-type="currency">
            <text:p>R$ 866,2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122.2" calcext:value-type="currency">
            <text:p>R$ 1.122,2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10.15" calcext:value-type="currency">
            <text:p>R$ 910,1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32.09" calcext:value-type="currency">
            <text:p>R$ 932,0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15.1" calcext:value-type="currency">
            <text:p>R$ 815,1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129.51" calcext:value-type="currency">
            <text:p>R$ 1.129,5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732.87" calcext:value-type="currency">
            <text:p>R$ 732,8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917.47" calcext:value-type="currency">
            <text:p>R$ 917,4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749.29" calcext:value-type="currency">
            <text:p>R$ 749,2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800.48" calcext:value-type="currency">
            <text:p>R$ 800,4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115.12" calcext:value-type="currency">
            <text:p>R$ 115,1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115.12" calcext:value-type="currency">
            <text:p>R$ 115,1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115.12" calcext:value-type="currency">
            <text:p>R$ 115,1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94.8" calcext:value-type="currency">
            <text:p>R$ 94,8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403.95" calcext:value-type="currency">
            <text:p>R$ 1.403,95</text:p>
          </table:table-cell>
          <table:table-cell table:style-name="ce3" office:value-type="currency" office:currency="BRL" office:value="57.07" calcext:value-type="currency">
            <text:p>R$ 57,0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4.07" calcext:value-type="currency">
            <text:p>R$ 54,0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1.23" calcext:value-type="currency">
            <text:p>R$ 51,2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49.53" calcext:value-type="currency">
            <text:p>R$ 49,5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3.5" calcext:value-type="currency">
            <text:p>R$ 53,5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48.96" calcext:value-type="currency">
            <text:p>R$ 48,9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675.65" calcext:value-type="currency">
            <text:p>R$ 675,65</text:p>
          </table:table-cell>
          <table:table-cell table:style-name="ce3" office:value-type="currency" office:currency="BRL" office:value="28.27" calcext:value-type="currency">
            <text:p>R$ 28,2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94.8" calcext:value-type="currency">
            <text:p>R$ 94,8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1.8" calcext:value-type="currency">
            <text:p>R$ 51,8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7.47" calcext:value-type="currency">
            <text:p>R$ 57,4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6.34" calcext:value-type="currency">
            <text:p>R$ 56,3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381.2" calcext:value-type="currency">
            <text:p>R$ 1.381,20</text:p>
          </table:table-cell>
          <table:table-cell table:style-name="ce3" office:value-type="currency" office:currency="BRL" office:value="55.47" calcext:value-type="currency">
            <text:p>R$ 55,4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0.1" calcext:value-type="currency">
            <text:p>R$ 50,1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365.51" calcext:value-type="currency">
            <text:p>R$ 1.365,51</text:p>
          </table:table-cell>
          <table:table-cell table:style-name="ce3" office:value-type="currency" office:currency="BRL" office:value="54.4" calcext:value-type="currency">
            <text:p>R$ 54,4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6.9" calcext:value-type="currency">
            <text:p>R$ 56,9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54.06" calcext:value-type="currency">
            <text:p>R$ 154,0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9.17" calcext:value-type="currency">
            <text:p>R$ 59,1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0.67" calcext:value-type="currency">
            <text:p>R$ 50,6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686.48" calcext:value-type="currency">
            <text:p>R$ 686,48</text:p>
          </table:table-cell>
          <table:table-cell table:style-name="ce3" office:value-type="currency" office:currency="BRL" office:value="28.97" calcext:value-type="currency">
            <text:p>R$ 28,9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388.9" calcext:value-type="currency">
            <text:p>R$ 1.388,90</text:p>
          </table:table-cell>
          <table:table-cell table:style-name="ce3" office:value-type="currency" office:currency="BRL" office:value="56" calcext:value-type="currency">
            <text:p>R$ 56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664.59" calcext:value-type="currency">
            <text:p>R$ 664,59</text:p>
          </table:table-cell>
          <table:table-cell table:style-name="ce3" office:value-type="currency" office:currency="BRL" office:value="27.58" calcext:value-type="currency">
            <text:p>R$ 27,5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5.2" calcext:value-type="currency">
            <text:p>R$ 55,2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2.93" calcext:value-type="currency">
            <text:p>R$ 52,9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658.92" calcext:value-type="currency">
            <text:p>R$ 658,92</text:p>
          </table:table-cell>
          <table:table-cell table:style-name="ce3" office:value-type="currency" office:currency="BRL" office:value="27.23" calcext:value-type="currency">
            <text:p>R$ 27,2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683.86" calcext:value-type="currency">
            <text:p>R$ 683,86</text:p>
          </table:table-cell>
          <table:table-cell table:style-name="ce3" office:value-type="currency" office:currency="BRL" office:value="28.03" calcext:value-type="currency">
            <text:p>R$ 28,0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35.02" calcext:value-type="currency">
            <text:p>R$ 35,0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670.17" calcext:value-type="currency">
            <text:p>R$ 670,17</text:p>
          </table:table-cell>
          <table:table-cell table:style-name="ce3" office:value-type="currency" office:currency="BRL" office:value="27.92" calcext:value-type="currency">
            <text:p>R$ 27,9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2.37" calcext:value-type="currency">
            <text:p>R$ 52,3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54.06" calcext:value-type="currency">
            <text:p>R$ 154,0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47.83" calcext:value-type="currency">
            <text:p>R$ 47,8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8.6" calcext:value-type="currency">
            <text:p>R$ 58,6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5.77" calcext:value-type="currency">
            <text:p>R$ 55,7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653.23" calcext:value-type="currency">
            <text:p>R$ 653,23</text:p>
          </table:table-cell>
          <table:table-cell table:style-name="ce3" office:value-type="currency" office:currency="BRL" office:value="26.88" calcext:value-type="currency">
            <text:p>R$ 26,8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396.47" calcext:value-type="currency">
            <text:p>R$ 1.396,47</text:p>
          </table:table-cell>
          <table:table-cell table:style-name="ce3" office:value-type="currency" office:currency="BRL" office:value="56.54" calcext:value-type="currency">
            <text:p>R$ 56,5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35.02" calcext:value-type="currency">
            <text:p>R$ 35,0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373.43" calcext:value-type="currency">
            <text:p>R$ 1.373,43</text:p>
          </table:table-cell>
          <table:table-cell table:style-name="ce3" office:value-type="currency" office:currency="BRL" office:value="54.94" calcext:value-type="currency">
            <text:p>R$ 54,9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35.02" calcext:value-type="currency">
            <text:p>R$ 35,0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48.4" calcext:value-type="currency">
            <text:p>R$ 48,4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8.04" calcext:value-type="currency">
            <text:p>R$ 58,0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54.63" calcext:value-type="currency">
            <text:p>R$ 54,6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681.13" calcext:value-type="currency">
            <text:p>R$ 681,13</text:p>
          </table:table-cell>
          <table:table-cell table:style-name="ce3" office:value-type="currency" office:currency="BRL" office:value="28.62" calcext:value-type="currency">
            <text:p>R$ 28,6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787.58" calcext:value-type="currency">
            <text:p>R$ 787,58</text:p>
          </table:table-cell>
          <table:table-cell table:style-name="ce3" office:value-type="currency" office:currency="BRL" office:value="33.37" calcext:value-type="currency">
            <text:p>R$ 33,3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59.6" calcext:value-type="currency">
            <text:p>R$ 259,60</text:p>
          </table:table-cell>
          <table:table-cell table:style-name="ce3" office:value-type="currency" office:currency="BRL" office:value="11.29" calcext:value-type="currency">
            <text:p>R$ 11,2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65.11" calcext:value-type="currency">
            <text:p>R$ 1.065,11</text:p>
          </table:table-cell>
          <table:table-cell table:style-name="ce3" office:value-type="currency" office:currency="BRL" office:value="45.91" calcext:value-type="currency">
            <text:p>R$ 45,9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42.72" calcext:value-type="currency">
            <text:p>R$ 342,72</text:p>
          </table:table-cell>
          <table:table-cell table:style-name="ce3" office:value-type="currency" office:currency="BRL" office:value="14.52" calcext:value-type="currency">
            <text:p>R$ 14,5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6.9" calcext:value-type="currency">
            <text:p>R$ 36,9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794.96" calcext:value-type="currency">
            <text:p>R$ 794,96</text:p>
          </table:table-cell>
          <table:table-cell table:style-name="ce3" office:value-type="currency" office:currency="BRL" office:value="33.83" calcext:value-type="currency">
            <text:p>R$ 33,8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59.16" calcext:value-type="currency">
            <text:p>R$ 659,16</text:p>
          </table:table-cell>
          <table:table-cell table:style-name="ce3" office:value-type="currency" office:currency="BRL" office:value="29.3" calcext:value-type="currency">
            <text:p>R$ 29,3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802.22" calcext:value-type="currency">
            <text:p>R$ 802,22</text:p>
          </table:table-cell>
          <table:table-cell table:style-name="ce3" office:value-type="currency" office:currency="BRL" office:value="34.28" calcext:value-type="currency">
            <text:p>R$ 34,2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50.24" calcext:value-type="currency">
            <text:p>R$ 350,24</text:p>
          </table:table-cell>
          <table:table-cell table:style-name="ce3" office:value-type="currency" office:currency="BRL" office:value="15.57" calcext:value-type="currency">
            <text:p>R$ 15,5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61.91" calcext:value-type="currency">
            <text:p>R$ 1.061,91</text:p>
          </table:table-cell>
          <table:table-cell table:style-name="ce3" office:value-type="currency" office:currency="BRL" office:value="47.2" calcext:value-type="currency">
            <text:p>R$ 47,2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64.22" calcext:value-type="currency">
            <text:p>R$ 664,22</text:p>
          </table:table-cell>
          <table:table-cell table:style-name="ce3" office:value-type="currency" office:currency="BRL" office:value="29.65" calcext:value-type="currency">
            <text:p>R$ 29,6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70.45" calcext:value-type="currency">
            <text:p>R$ 1.070,45</text:p>
          </table:table-cell>
          <table:table-cell table:style-name="ce3" office:value-type="currency" office:currency="BRL" office:value="47.79" calcext:value-type="currency">
            <text:p>R$ 47,7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44.47" calcext:value-type="currency">
            <text:p>R$ 1.044,47</text:p>
          </table:table-cell>
          <table:table-cell table:style-name="ce3" office:value-type="currency" office:currency="BRL" office:value="46.01" calcext:value-type="currency">
            <text:p>R$ 46,0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809.35" calcext:value-type="currency">
            <text:p>R$ 809,35</text:p>
          </table:table-cell>
          <table:table-cell table:style-name="ce3" office:value-type="currency" office:currency="BRL" office:value="34.74" calcext:value-type="currency">
            <text:p>R$ 34,7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70.07" calcext:value-type="currency">
            <text:p>R$ 270,07</text:p>
          </table:table-cell>
          <table:table-cell table:style-name="ce3" office:value-type="currency" office:currency="BRL" office:value="11.59" calcext:value-type="currency">
            <text:p>R$ 11,5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6.9" calcext:value-type="currency">
            <text:p>R$ 36,9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55" calcext:value-type="currency">
            <text:p>R$ 1.055,00</text:p>
          </table:table-cell>
          <table:table-cell table:style-name="ce3" office:value-type="currency" office:currency="BRL" office:value="45.28" calcext:value-type="currency">
            <text:p>R$ 45,2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42.8" calcext:value-type="currency">
            <text:p>R$ 342,80</text:p>
          </table:table-cell>
          <table:table-cell table:style-name="ce3" office:value-type="currency" office:currency="BRL" office:value="15.04" calcext:value-type="currency">
            <text:p>R$ 15,0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48.85" calcext:value-type="currency">
            <text:p>R$ 648,85</text:p>
          </table:table-cell>
          <table:table-cell table:style-name="ce3" office:value-type="currency" office:currency="BRL" office:value="28.58" calcext:value-type="currency">
            <text:p>R$ 28,5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34.38" calcext:value-type="currency">
            <text:p>R$ 1.034,38</text:p>
          </table:table-cell>
          <table:table-cell table:style-name="ce3" office:value-type="currency" office:currency="BRL" office:value="44.02" calcext:value-type="currency">
            <text:p>R$ 44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785.01" calcext:value-type="currency">
            <text:p>R$ 785,01</text:p>
          </table:table-cell>
          <table:table-cell table:style-name="ce3" office:value-type="currency" office:currency="BRL" office:value="34.28" calcext:value-type="currency">
            <text:p>R$ 34,2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35.04" calcext:value-type="currency">
            <text:p>R$ 335,04</text:p>
          </table:table-cell>
          <table:table-cell table:style-name="ce3" office:value-type="currency" office:currency="BRL" office:value="14.5" calcext:value-type="currency">
            <text:p>R$ 14,5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38.22" calcext:value-type="currency">
            <text:p>R$ 638,22</text:p>
          </table:table-cell>
          <table:table-cell table:style-name="ce3" office:value-type="currency" office:currency="BRL" office:value="27.87" calcext:value-type="currency">
            <text:p>R$ 27,8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61.64" calcext:value-type="currency">
            <text:p>R$ 261,64</text:p>
          </table:table-cell>
          <table:table-cell table:style-name="ce3" office:value-type="currency" office:currency="BRL" office:value="11.43" calcext:value-type="currency">
            <text:p>R$ 11,4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72.37" calcext:value-type="currency">
            <text:p>R$ 272,37</text:p>
          </table:table-cell>
          <table:table-cell table:style-name="ce3" office:value-type="currency" office:currency="BRL" office:value="11.74" calcext:value-type="currency">
            <text:p>R$ 11,7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54.02" calcext:value-type="currency">
            <text:p>R$ 654,02</text:p>
          </table:table-cell>
          <table:table-cell table:style-name="ce3" office:value-type="currency" office:currency="BRL" office:value="28.94" calcext:value-type="currency">
            <text:p>R$ 28,9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803.68" calcext:value-type="currency">
            <text:p>R$ 803,68</text:p>
          </table:table-cell>
          <table:table-cell table:style-name="ce3" office:value-type="currency" office:currency="BRL" office:value="35.56" calcext:value-type="currency">
            <text:p>R$ 35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74.82" calcext:value-type="currency">
            <text:p>R$ 74,8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57.06" calcext:value-type="currency">
            <text:p>R$ 657,06</text:p>
          </table:table-cell>
          <table:table-cell table:style-name="ce3" office:value-type="currency" office:currency="BRL" office:value="28.2" calcext:value-type="currency">
            <text:p>R$ 28,2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67.74" calcext:value-type="currency">
            <text:p>R$ 267,74</text:p>
          </table:table-cell>
          <table:table-cell table:style-name="ce3" office:value-type="currency" office:currency="BRL" office:value="11.44" calcext:value-type="currency">
            <text:p>R$ 11,4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90.04" calcext:value-type="currency">
            <text:p>R$ 90,0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791.32" calcext:value-type="currency">
            <text:p>R$ 791,32</text:p>
          </table:table-cell>
          <table:table-cell table:style-name="ce3" office:value-type="currency" office:currency="BRL" office:value="34.71" calcext:value-type="currency">
            <text:p>R$ 34,7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40.23" calcext:value-type="currency">
            <text:p>R$ 340,23</text:p>
          </table:table-cell>
          <table:table-cell table:style-name="ce3" office:value-type="currency" office:currency="BRL" office:value="14.86" calcext:value-type="currency">
            <text:p>R$ 14,8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65.41" calcext:value-type="currency">
            <text:p>R$ 265,41</text:p>
          </table:table-cell>
          <table:table-cell table:style-name="ce3" office:value-type="currency" office:currency="BRL" office:value="11.29" calcext:value-type="currency">
            <text:p>R$ 11,2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54.43" calcext:value-type="currency">
            <text:p>R$ 354,43</text:p>
          </table:table-cell>
          <table:table-cell table:style-name="ce3" office:value-type="currency" office:currency="BRL" office:value="15.28" calcext:value-type="currency">
            <text:p>R$ 15,2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08.17" calcext:value-type="currency">
            <text:p>R$ 1.008,17</text:p>
          </table:table-cell>
          <table:table-cell table:style-name="ce3" office:value-type="currency" office:currency="BRL" office:value="43.64" calcext:value-type="currency">
            <text:p>R$ 43,6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17.43" calcext:value-type="currency">
            <text:p>R$ 1.017,43</text:p>
          </table:table-cell>
          <table:table-cell table:style-name="ce3" office:value-type="currency" office:currency="BRL" office:value="44.24" calcext:value-type="currency">
            <text:p>R$ 44,2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32.8" calcext:value-type="currency">
            <text:p>R$ 632,80</text:p>
          </table:table-cell>
          <table:table-cell table:style-name="ce3" office:value-type="currency" office:currency="BRL" office:value="27.51" calcext:value-type="currency">
            <text:p>R$ 27,5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35.58" calcext:value-type="currency">
            <text:p>R$ 1.035,58</text:p>
          </table:table-cell>
          <table:table-cell table:style-name="ce3" office:value-type="currency" office:currency="BRL" office:value="45.42" calcext:value-type="currency">
            <text:p>R$ 45,4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44.77" calcext:value-type="currency">
            <text:p>R$ 1.044,77</text:p>
          </table:table-cell>
          <table:table-cell table:style-name="ce3" office:value-type="currency" office:currency="BRL" office:value="44.65" calcext:value-type="currency">
            <text:p>R$ 44,6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50.97" calcext:value-type="currency">
            <text:p>R$ 650,97</text:p>
          </table:table-cell>
          <table:table-cell table:style-name="ce3" office:value-type="currency" office:currency="BRL" office:value="27.82" calcext:value-type="currency">
            <text:p>R$ 27,8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63.69" calcext:value-type="currency">
            <text:p>R$ 263,69</text:p>
          </table:table-cell>
          <table:table-cell table:style-name="ce3" office:value-type="currency" office:currency="BRL" office:value="11.57" calcext:value-type="currency">
            <text:p>R$ 11,5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45.31" calcext:value-type="currency">
            <text:p>R$ 345,31</text:p>
          </table:table-cell>
          <table:table-cell table:style-name="ce3" office:value-type="currency" office:currency="BRL" office:value="15.21" calcext:value-type="currency">
            <text:p>R$ 15,2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43.58" calcext:value-type="currency">
            <text:p>R$ 643,58</text:p>
          </table:table-cell>
          <table:table-cell table:style-name="ce3" office:value-type="currency" office:currency="BRL" office:value="28.23" calcext:value-type="currency">
            <text:p>R$ 28,2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67.65" calcext:value-type="currency">
            <text:p>R$ 267,65</text:p>
          </table:table-cell>
          <table:table-cell table:style-name="ce3" office:value-type="currency" office:currency="BRL" office:value="11.84" calcext:value-type="currency">
            <text:p>R$ 11,8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26.56" calcext:value-type="currency">
            <text:p>R$ 1.026,56</text:p>
          </table:table-cell>
          <table:table-cell table:style-name="ce3" office:value-type="currency" office:currency="BRL" office:value="44.83" calcext:value-type="currency">
            <text:p>R$ 44,8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47.81" calcext:value-type="currency">
            <text:p>R$ 347,81</text:p>
          </table:table-cell>
          <table:table-cell table:style-name="ce3" office:value-type="currency" office:currency="BRL" office:value="15.39" calcext:value-type="currency">
            <text:p>R$ 15,3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5.08" calcext:value-type="currency">
            <text:p>R$ 105,0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51.55" calcext:value-type="currency">
            <text:p>R$ 351,55</text:p>
          </table:table-cell>
          <table:table-cell table:style-name="ce3" office:value-type="currency" office:currency="BRL" office:value="15.09" calcext:value-type="currency">
            <text:p>R$ 15,0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778.67" calcext:value-type="currency">
            <text:p>R$ 778,67</text:p>
          </table:table-cell>
          <table:table-cell table:style-name="ce3" office:value-type="currency" office:currency="BRL" office:value="33.86" calcext:value-type="currency">
            <text:p>R$ 33,8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63.06" calcext:value-type="currency">
            <text:p>R$ 663,06</text:p>
          </table:table-cell>
          <table:table-cell table:style-name="ce3" office:value-type="currency" office:currency="BRL" office:value="28.58" calcext:value-type="currency">
            <text:p>R$ 28,5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45.71" calcext:value-type="currency">
            <text:p>R$ 345,71</text:p>
          </table:table-cell>
          <table:table-cell table:style-name="ce3" office:value-type="currency" office:currency="BRL" office:value="14.71" calcext:value-type="currency">
            <text:p>R$ 14,7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816.45" calcext:value-type="currency">
            <text:p>R$ 816,45</text:p>
          </table:table-cell>
          <table:table-cell table:style-name="ce3" office:value-type="currency" office:currency="BRL" office:value="35.19" calcext:value-type="currency">
            <text:p>R$ 35,1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48.66" calcext:value-type="currency">
            <text:p>R$ 348,66</text:p>
          </table:table-cell>
          <table:table-cell table:style-name="ce3" office:value-type="currency" office:currency="BRL" office:value="14.9" calcext:value-type="currency">
            <text:p>R$ 14,9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27.35" calcext:value-type="currency">
            <text:p>R$ 627,35</text:p>
          </table:table-cell>
          <table:table-cell table:style-name="ce3" office:value-type="currency" office:currency="BRL" office:value="27.16" calcext:value-type="currency">
            <text:p>R$ 27,1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91.28" calcext:value-type="currency">
            <text:p>R$ 91,2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797.54" calcext:value-type="currency">
            <text:p>R$ 797,54</text:p>
          </table:table-cell>
          <table:table-cell table:style-name="ce3" office:value-type="currency" office:currency="BRL" office:value="35.13" calcext:value-type="currency">
            <text:p>R$ 35,1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337.66" calcext:value-type="currency">
            <text:p>R$ 337,66</text:p>
          </table:table-cell>
          <table:table-cell table:style-name="ce3" office:value-type="currency" office:currency="BRL" office:value="14.68" calcext:value-type="currency">
            <text:p>R$ 14,6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644.84" calcext:value-type="currency">
            <text:p>R$ 644,84</text:p>
          </table:table-cell>
          <table:table-cell table:style-name="ce3" office:value-type="currency" office:currency="BRL" office:value="27.44" calcext:value-type="currency">
            <text:p>R$ 27,4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772.19" calcext:value-type="currency">
            <text:p>R$ 772,19</text:p>
          </table:table-cell>
          <table:table-cell table:style-name="ce3" office:value-type="currency" office:currency="BRL" office:value="33.43" calcext:value-type="currency">
            <text:p>R$ 33,4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053.25" calcext:value-type="currency">
            <text:p>R$ 1.053,25</text:p>
          </table:table-cell>
          <table:table-cell table:style-name="ce3" office:value-type="currency" office:currency="BRL" office:value="46.6" calcext:value-type="currency">
            <text:p>R$ 46,6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57.5" calcext:value-type="currency">
            <text:p>R$ 257,50</text:p>
          </table:table-cell>
          <table:table-cell table:style-name="ce3" office:value-type="currency" office:currency="BRL" office:value="11.15" calcext:value-type="currency">
            <text:p>R$ 11,1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265.68" calcext:value-type="currency">
            <text:p>R$ 265,68</text:p>
          </table:table-cell>
          <table:table-cell table:style-name="ce3" office:value-type="currency" office:currency="BRL" office:value="11.7" calcext:value-type="currency">
            <text:p>R$ 11,7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2931.94" calcext:value-type="currency">
            <text:p>R$ 2.931,94</text:p>
          </table:table-cell>
          <table:table-cell table:style-name="ce3" office:value-type="currency" office:currency="BRL" office:value="132.67" calcext:value-type="currency">
            <text:p>R$ 132,6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2847.95" calcext:value-type="currency">
            <text:p>R$ 2.847,95</text:p>
          </table:table-cell>
          <table:table-cell table:style-name="ce3" office:value-type="currency" office:currency="BRL" office:value="130.64" calcext:value-type="currency">
            <text:p>R$ 130,6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2956.76" calcext:value-type="currency">
            <text:p>R$ 2.956,76</text:p>
          </table:table-cell>
          <table:table-cell table:style-name="ce3" office:value-type="currency" office:currency="BRL" office:value="134.4" calcext:value-type="currency">
            <text:p>R$ 134,4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2825.08" calcext:value-type="currency">
            <text:p>R$ 2.825,08</text:p>
          </table:table-cell>
          <table:table-cell table:style-name="ce3" office:value-type="currency" office:currency="BRL" office:value="129" calcext:value-type="currency">
            <text:p>R$ 129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916.97" calcext:value-type="currency">
            <text:p>R$ 1.916,97</text:p>
          </table:table-cell>
          <table:table-cell table:style-name="ce3" office:value-type="currency" office:currency="BRL" office:value="87.53" calcext:value-type="currency">
            <text:p>R$ 87,5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989.53" calcext:value-type="currency">
            <text:p>R$ 1.989,53</text:p>
          </table:table-cell>
          <table:table-cell table:style-name="ce3" office:value-type="currency" office:currency="BRL" office:value="90.02" calcext:value-type="currency">
            <text:p>R$ 90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972.45" calcext:value-type="currency">
            <text:p>R$ 1.972,45</text:p>
          </table:table-cell>
          <table:table-cell table:style-name="ce3" office:value-type="currency" office:currency="BRL" office:value="88.85" calcext:value-type="currency">
            <text:p>R$ 88,8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2006.34" calcext:value-type="currency">
            <text:p>R$ 2.006,34</text:p>
          </table:table-cell>
          <table:table-cell table:style-name="ce3" office:value-type="currency" office:currency="BRL" office:value="91.2" calcext:value-type="currency">
            <text:p>R$ 91,2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932.47" calcext:value-type="currency">
            <text:p>R$ 1.932,47</text:p>
          </table:table-cell>
          <table:table-cell table:style-name="ce3" office:value-type="currency" office:currency="BRL" office:value="88.65" calcext:value-type="currency">
            <text:p>R$ 88,6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947.75" calcext:value-type="currency">
            <text:p>R$ 1.947,75</text:p>
          </table:table-cell>
          <table:table-cell table:style-name="ce3" office:value-type="currency" office:currency="BRL" office:value="89.76" calcext:value-type="currency">
            <text:p>R$ 89,7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527.71" calcext:value-type="currency">
            <text:p>R$ 527,7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2870.52" calcext:value-type="currency">
            <text:p>R$ 2.870,52</text:p>
          </table:table-cell>
          <table:table-cell table:style-name="ce3" office:value-type="currency" office:currency="BRL" office:value="132.28" calcext:value-type="currency">
            <text:p>R$ 132,2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70.29" calcext:value-type="currency">
            <text:p>R$ 370,29</text:p>
          </table:table-cell>
          <table:table-cell table:style-name="ce3" office:value-type="currency" office:currency="BRL" office:value="22.17" calcext:value-type="currency">
            <text:p>R$ 22,1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93.56" calcext:value-type="currency">
            <text:p>R$ 293,56</text:p>
          </table:table-cell>
          <table:table-cell table:style-name="ce3" office:value-type="currency" office:currency="BRL" office:value="16.4" calcext:value-type="currency">
            <text:p>R$ 16,4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91.81" calcext:value-type="currency">
            <text:p>R$ 291,81</text:p>
          </table:table-cell>
          <table:table-cell table:style-name="ce3" office:value-type="currency" office:currency="BRL" office:value="16.03" calcext:value-type="currency">
            <text:p>R$ 16,0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06.33" calcext:value-type="currency">
            <text:p>R$ 906,33</text:p>
          </table:table-cell>
          <table:table-cell table:style-name="ce3" office:value-type="currency" office:currency="BRL" office:value="49.8" calcext:value-type="currency">
            <text:p>R$ 49,8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8.15" calcext:value-type="currency">
            <text:p>R$ 168,15</text:p>
          </table:table-cell>
          <table:table-cell table:style-name="ce3" office:value-type="currency" office:currency="BRL" office:value="9.89" calcext:value-type="currency">
            <text:p>R$ 9,8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9.9" calcext:value-type="currency">
            <text:p>R$ 279,90</text:p>
          </table:table-cell>
          <table:table-cell table:style-name="ce3" office:value-type="currency" office:currency="BRL" office:value="17.49" calcext:value-type="currency">
            <text:p>R$ 17,4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4.72" calcext:value-type="currency">
            <text:p>R$ 864,7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5.8" calcext:value-type="currency">
            <text:p>R$ 195,80</text:p>
          </table:table-cell>
          <table:table-cell table:style-name="ce3" office:value-type="currency" office:currency="BRL" office:value="9.65" calcext:value-type="currency">
            <text:p>R$ 9,6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8.74" calcext:value-type="currency">
            <text:p>R$ 198,74</text:p>
          </table:table-cell>
          <table:table-cell table:style-name="ce3" office:value-type="currency" office:currency="BRL" office:value="9.99" calcext:value-type="currency">
            <text:p>R$ 9,9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30.58" calcext:value-type="currency">
            <text:p>R$ 330,58</text:p>
          </table:table-cell>
          <table:table-cell table:style-name="ce3" office:value-type="currency" office:currency="BRL" office:value="16.87" calcext:value-type="currency">
            <text:p>R$ 16,8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0.1" calcext:value-type="currency">
            <text:p>R$ 270,10</text:p>
          </table:table-cell>
          <table:table-cell table:style-name="ce3" office:value-type="currency" office:currency="BRL" office:value="13.31" calcext:value-type="currency">
            <text:p>R$ 13,3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8" calcext:value-type="currency">
            <text:p>R$ 198,00</text:p>
          </table:table-cell>
          <table:table-cell table:style-name="ce3" office:value-type="currency" office:currency="BRL" office:value="9.9" calcext:value-type="currency">
            <text:p>R$ 9,9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7.99" calcext:value-type="currency">
            <text:p>R$ 167,99</text:p>
          </table:table-cell>
          <table:table-cell table:style-name="ce3" office:value-type="currency" office:currency="BRL" office:value="9.82" calcext:value-type="currency">
            <text:p>R$ 9,8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007.21" calcext:value-type="currency">
            <text:p>R$ 1.007,21</text:p>
          </table:table-cell>
          <table:table-cell table:style-name="ce3" office:value-type="currency" office:currency="BRL" office:value="50.11" calcext:value-type="currency">
            <text:p>R$ 50,1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50.5" calcext:value-type="currency">
            <text:p>R$ 650,5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22.92" calcext:value-type="currency">
            <text:p>R$ 422,92</text:p>
          </table:table-cell>
          <table:table-cell table:style-name="ce3" office:value-type="currency" office:currency="BRL" office:value="22.62" calcext:value-type="currency">
            <text:p>R$ 22,6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24.93" calcext:value-type="currency">
            <text:p>R$ 424,93</text:p>
          </table:table-cell>
          <table:table-cell table:style-name="ce3" office:value-type="currency" office:currency="BRL" office:value="22.97" calcext:value-type="currency">
            <text:p>R$ 22,9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46.65" calcext:value-type="currency">
            <text:p>R$ 846,65</text:p>
          </table:table-cell>
          <table:table-cell table:style-name="ce3" office:value-type="currency" office:currency="BRL" office:value="53.59" calcext:value-type="currency">
            <text:p>R$ 53,5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90.19" calcext:value-type="currency">
            <text:p>R$ 390,19</text:p>
          </table:table-cell>
          <table:table-cell table:style-name="ce3" office:value-type="currency" office:currency="BRL" office:value="21.8" calcext:value-type="currency">
            <text:p>R$ 21,8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39.95" calcext:value-type="currency">
            <text:p>R$ 439,95</text:p>
          </table:table-cell>
          <table:table-cell table:style-name="ce3" office:value-type="currency" office:currency="BRL" office:value="20.95" calcext:value-type="currency">
            <text:p>R$ 20,9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97.07" calcext:value-type="currency">
            <text:p>R$ 797,0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61.45" calcext:value-type="currency">
            <text:p>R$ 361,45</text:p>
          </table:table-cell>
          <table:table-cell table:style-name="ce3" office:value-type="currency" office:currency="BRL" office:value="23.32" calcext:value-type="currency">
            <text:p>R$ 23,3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577.21" calcext:value-type="currency">
            <text:p>R$ 577,2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92.43" calcext:value-type="currency">
            <text:p>R$ 292,43</text:p>
          </table:table-cell>
          <table:table-cell table:style-name="ce3" office:value-type="currency" office:currency="BRL" office:value="16.16" calcext:value-type="currency">
            <text:p>R$ 16,1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4.41" calcext:value-type="currency">
            <text:p>R$ 164,41</text:p>
          </table:table-cell>
          <table:table-cell table:style-name="ce3" office:value-type="currency" office:currency="BRL" office:value="10.68" calcext:value-type="currency">
            <text:p>R$ 10,6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38.56" calcext:value-type="currency">
            <text:p>R$ 438,56</text:p>
          </table:table-cell>
          <table:table-cell table:style-name="ce3" office:value-type="currency" office:currency="BRL" office:value="22.26" calcext:value-type="currency">
            <text:p>R$ 22,2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16.64" calcext:value-type="currency">
            <text:p>R$ 916,64</text:p>
          </table:table-cell>
          <table:table-cell table:style-name="ce3" office:value-type="currency" office:currency="BRL" office:value="52.08" calcext:value-type="currency">
            <text:p>R$ 52,0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81.64" calcext:value-type="currency">
            <text:p>R$ 881,6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44.86" calcext:value-type="currency">
            <text:p>R$ 644,8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91.44" calcext:value-type="currency">
            <text:p>R$ 791,4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3.24" calcext:value-type="currency">
            <text:p>R$ 193,24</text:p>
          </table:table-cell>
          <table:table-cell table:style-name="ce3" office:value-type="currency" office:currency="BRL" office:value="10.39" calcext:value-type="currency">
            <text:p>R$ 10,3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76.41" calcext:value-type="currency">
            <text:p>R$ 976,41</text:p>
          </table:table-cell>
          <table:table-cell table:style-name="ce3" office:value-type="currency" office:currency="BRL" office:value="51.12" calcext:value-type="currency">
            <text:p>R$ 51,1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89.47" calcext:value-type="currency">
            <text:p>R$ 389,47</text:p>
          </table:table-cell>
          <table:table-cell table:style-name="ce3" office:value-type="currency" office:currency="BRL" office:value="21.64" calcext:value-type="currency">
            <text:p>R$ 21,6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2.3" calcext:value-type="currency">
            <text:p>R$ 272,30</text:p>
          </table:table-cell>
          <table:table-cell table:style-name="ce3" office:value-type="currency" office:currency="BRL" office:value="17.68" calcext:value-type="currency">
            <text:p>R$ 17,6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70.36" calcext:value-type="currency">
            <text:p>R$ 870,3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20.63" calcext:value-type="currency">
            <text:p>R$ 320,63</text:p>
          </table:table-cell>
          <table:table-cell table:style-name="ce3" office:value-type="currency" office:currency="BRL" office:value="15.72" calcext:value-type="currency">
            <text:p>R$ 15,7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94.07" calcext:value-type="currency">
            <text:p>R$ 294,07</text:p>
          </table:table-cell>
          <table:table-cell table:style-name="ce3" office:value-type="currency" office:currency="BRL" office:value="16.52" calcext:value-type="currency">
            <text:p>R$ 16,5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9.4" calcext:value-type="currency">
            <text:p>R$ 39,4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022.47" calcext:value-type="currency">
            <text:p>R$ 1.022,47</text:p>
          </table:table-cell>
          <table:table-cell table:style-name="ce3" office:value-type="currency" office:currency="BRL" office:value="51.9" calcext:value-type="currency">
            <text:p>R$ 51,9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08.24" calcext:value-type="currency">
            <text:p>R$ 908,24</text:p>
          </table:table-cell>
          <table:table-cell table:style-name="ce3" office:value-type="currency" office:currency="BRL" office:value="50.18" calcext:value-type="currency">
            <text:p>R$ 50,1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80.16" calcext:value-type="currency">
            <text:p>R$ 780,1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01.24" calcext:value-type="currency">
            <text:p>R$ 701,2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2.34" calcext:value-type="currency">
            <text:p>R$ 272,34</text:p>
          </table:table-cell>
          <table:table-cell table:style-name="ce3" office:value-type="currency" office:currency="BRL" office:value="17.13" calcext:value-type="currency">
            <text:p>R$ 17,1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95.96" calcext:value-type="currency">
            <text:p>R$ 295,96</text:p>
          </table:table-cell>
          <table:table-cell table:style-name="ce3" office:value-type="currency" office:currency="BRL" office:value="17.01" calcext:value-type="currency">
            <text:p>R$ 17,0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70.42" calcext:value-type="currency">
            <text:p>R$ 970,42</text:p>
          </table:table-cell>
          <table:table-cell table:style-name="ce3" office:value-type="currency" office:currency="BRL" office:value="50.28" calcext:value-type="currency">
            <text:p>R$ 50,2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99.02" calcext:value-type="currency">
            <text:p>R$ 999,02</text:p>
          </table:table-cell>
          <table:table-cell table:style-name="ce3" office:value-type="currency" office:currency="BRL" office:value="49.21" calcext:value-type="currency">
            <text:p>R$ 49,2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39.23" calcext:value-type="currency">
            <text:p>R$ 639,2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68.9" calcext:value-type="currency">
            <text:p>R$ 368,90</text:p>
          </table:table-cell>
          <table:table-cell table:style-name="ce3" office:value-type="currency" office:currency="BRL" office:value="21.57" calcext:value-type="currency">
            <text:p>R$ 21,5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11.83" calcext:value-type="currency">
            <text:p>R$ 911,83</text:p>
          </table:table-cell>
          <table:table-cell table:style-name="ce3" office:value-type="currency" office:currency="BRL" office:value="50.94" calcext:value-type="currency">
            <text:p>R$ 50,9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73.05" calcext:value-type="currency">
            <text:p>R$ 673,0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20.29" calcext:value-type="currency">
            <text:p>R$ 320,29</text:p>
          </table:table-cell>
          <table:table-cell table:style-name="ce3" office:value-type="currency" office:currency="BRL" office:value="17.41" calcext:value-type="currency">
            <text:p>R$ 17,4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46.34" calcext:value-type="currency">
            <text:p>R$ 746,3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13.51" calcext:value-type="currency">
            <text:p>R$ 913,51</text:p>
          </table:table-cell>
          <table:table-cell table:style-name="ce3" office:value-type="currency" office:currency="BRL" office:value="51.32" calcext:value-type="currency">
            <text:p>R$ 51,3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8.56" calcext:value-type="currency">
            <text:p>R$ 278,56</text:p>
          </table:table-cell>
          <table:table-cell table:style-name="ce3" office:value-type="currency" office:currency="BRL" office:value="16.58" calcext:value-type="currency">
            <text:p>R$ 16,5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9.42" calcext:value-type="currency">
            <text:p>R$ 199,42</text:p>
          </table:table-cell>
          <table:table-cell table:style-name="ce3" office:value-type="currency" office:currency="BRL" office:value="10.07" calcext:value-type="currency">
            <text:p>R$ 10,0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90.85" calcext:value-type="currency">
            <text:p>R$ 390,85</text:p>
          </table:table-cell>
          <table:table-cell table:style-name="ce3" office:value-type="currency" office:currency="BRL" office:value="21.96" calcext:value-type="currency">
            <text:p>R$ 21,9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94.22" calcext:value-type="currency">
            <text:p>R$ 394,22</text:p>
          </table:table-cell>
          <table:table-cell table:style-name="ce3" office:value-type="currency" office:currency="BRL" office:value="22.92" calcext:value-type="currency">
            <text:p>R$ 22,9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2.23" calcext:value-type="currency">
            <text:p>R$ 272,23</text:p>
          </table:table-cell>
          <table:table-cell table:style-name="ce3" office:value-type="currency" office:currency="BRL" office:value="17.79" calcext:value-type="currency">
            <text:p>R$ 17,7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594.13" calcext:value-type="currency">
            <text:p>R$ 594,1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4.79" calcext:value-type="currency">
            <text:p>R$ 864,79</text:p>
          </table:table-cell>
          <table:table-cell table:style-name="ce3" office:value-type="currency" office:currency="BRL" office:value="51.17" calcext:value-type="currency">
            <text:p>R$ 51,1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19.47" calcext:value-type="currency">
            <text:p>R$ 919,47</text:p>
          </table:table-cell>
          <table:table-cell table:style-name="ce3" office:value-type="currency" office:currency="BRL" office:value="52.84" calcext:value-type="currency">
            <text:p>R$ 52,8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3.02" calcext:value-type="currency">
            <text:p>R$ 273,02</text:p>
          </table:table-cell>
          <table:table-cell table:style-name="ce3" office:value-type="currency" office:currency="BRL" office:value="13.58" calcext:value-type="currency">
            <text:p>R$ 13,5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95.53" calcext:value-type="currency">
            <text:p>R$ 295,53</text:p>
          </table:table-cell>
          <table:table-cell table:style-name="ce3" office:value-type="currency" office:currency="BRL" office:value="16.89" calcext:value-type="currency">
            <text:p>R$ 16,8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1.33" calcext:value-type="currency">
            <text:p>R$ 191,33</text:p>
          </table:table-cell>
          <table:table-cell table:style-name="ce3" office:value-type="currency" office:currency="BRL" office:value="10.07" calcext:value-type="currency">
            <text:p>R$ 10,0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90.48" calcext:value-type="currency">
            <text:p>R$ 990,48</text:p>
          </table:table-cell>
          <table:table-cell table:style-name="ce3" office:value-type="currency" office:currency="BRL" office:value="48.32" calcext:value-type="currency">
            <text:p>R$ 48,3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5.11" calcext:value-type="currency">
            <text:p>R$ 95,1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61.34" calcext:value-type="currency">
            <text:p>R$ 361,34</text:p>
          </table:table-cell>
          <table:table-cell table:style-name="ce3" office:value-type="currency" office:currency="BRL" office:value="23.46" calcext:value-type="currency">
            <text:p>R$ 23,4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8.77" calcext:value-type="currency">
            <text:p>R$ 318,77</text:p>
          </table:table-cell>
          <table:table-cell table:style-name="ce3" office:value-type="currency" office:currency="BRL" office:value="17.14" calcext:value-type="currency">
            <text:p>R$ 17,1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4.49" calcext:value-type="currency">
            <text:p>R$ 314,49</text:p>
          </table:table-cell>
          <table:table-cell table:style-name="ce3" office:value-type="currency" office:currency="BRL" office:value="16.47" calcext:value-type="currency">
            <text:p>R$ 16,4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7.13" calcext:value-type="currency">
            <text:p>R$ 177,13</text:p>
          </table:table-cell>
          <table:table-cell table:style-name="ce3" office:value-type="currency" office:currency="BRL" office:value="9.79" calcext:value-type="currency">
            <text:p>R$ 9,7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35.49" calcext:value-type="currency">
            <text:p>R$ 435,49</text:p>
          </table:table-cell>
          <table:table-cell table:style-name="ce3" office:value-type="currency" office:currency="BRL" office:value="21.88" calcext:value-type="currency">
            <text:p>R$ 21,8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30.63" calcext:value-type="currency">
            <text:p>R$ 430,63</text:p>
          </table:table-cell>
          <table:table-cell table:style-name="ce3" office:value-type="currency" office:currency="BRL" office:value="21.32" calcext:value-type="currency">
            <text:p>R$ 21,3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40.04" calcext:value-type="currency">
            <text:p>R$ 440,04</text:p>
          </table:table-cell>
          <table:table-cell table:style-name="ce3" office:value-type="currency" office:currency="BRL" office:value="22.45" calcext:value-type="currency">
            <text:p>R$ 22,4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9.55" calcext:value-type="currency">
            <text:p>R$ 319,55</text:p>
          </table:table-cell>
          <table:table-cell table:style-name="ce3" office:value-type="currency" office:currency="BRL" office:value="17.27" calcext:value-type="currency">
            <text:p>R$ 17,2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7.97" calcext:value-type="currency">
            <text:p>R$ 317,97</text:p>
          </table:table-cell>
          <table:table-cell table:style-name="ce3" office:value-type="currency" office:currency="BRL" office:value="17" calcext:value-type="currency">
            <text:p>R$ 17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23.31" calcext:value-type="currency">
            <text:p>R$ 323,31</text:p>
          </table:table-cell>
          <table:table-cell table:style-name="ce3" office:value-type="currency" office:currency="BRL" office:value="16.01" calcext:value-type="currency">
            <text:p>R$ 16,0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0.27" calcext:value-type="currency">
            <text:p>R$ 190,27</text:p>
          </table:table-cell>
          <table:table-cell table:style-name="ce3" office:value-type="currency" office:currency="BRL" office:value="9.91" calcext:value-type="currency">
            <text:p>R$ 9,9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2.17" calcext:value-type="currency">
            <text:p>R$ 272,17</text:p>
          </table:table-cell>
          <table:table-cell table:style-name="ce3" office:value-type="currency" office:currency="BRL" office:value="12.9" calcext:value-type="currency">
            <text:p>R$ 12,9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20.77" calcext:value-type="currency">
            <text:p>R$ 920,77</text:p>
          </table:table-cell>
          <table:table-cell table:style-name="ce3" office:value-type="currency" office:currency="BRL" office:value="53.22" calcext:value-type="currency">
            <text:p>R$ 53,2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94.81" calcext:value-type="currency">
            <text:p>R$ 994,81</text:p>
          </table:table-cell>
          <table:table-cell table:style-name="ce3" office:value-type="currency" office:currency="BRL" office:value="48.77" calcext:value-type="currency">
            <text:p>R$ 48,7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05.4" calcext:value-type="currency">
            <text:p>R$ 605,4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2.59" calcext:value-type="currency">
            <text:p>R$ 192,59</text:p>
          </table:table-cell>
          <table:table-cell table:style-name="ce3" office:value-type="currency" office:currency="BRL" office:value="9.3" calcext:value-type="currency">
            <text:p>R$ 9,3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7.29" calcext:value-type="currency">
            <text:p>R$ 197,29</text:p>
          </table:table-cell>
          <table:table-cell table:style-name="ce3" office:value-type="currency" office:currency="BRL" office:value="9.82" calcext:value-type="currency">
            <text:p>R$ 9,8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78.69" calcext:value-type="currency">
            <text:p>R$ 678,6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9.54" calcext:value-type="currency">
            <text:p>R$ 179,54</text:p>
          </table:table-cell>
          <table:table-cell table:style-name="ce3" office:value-type="currency" office:currency="BRL" office:value="10.44" calcext:value-type="currency">
            <text:p>R$ 10,4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1.54" calcext:value-type="currency">
            <text:p>R$ 91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00.05" calcext:value-type="currency">
            <text:p>R$ 200,05</text:p>
          </table:table-cell>
          <table:table-cell table:style-name="ce3" office:value-type="currency" office:currency="BRL" office:value="9.48" calcext:value-type="currency">
            <text:p>R$ 9,4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52.54" calcext:value-type="currency">
            <text:p>R$ 352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015.04" calcext:value-type="currency">
            <text:p>R$ 1.015,04</text:p>
          </table:table-cell>
          <table:table-cell table:style-name="ce3" office:value-type="currency" office:currency="BRL" office:value="51.01" calcext:value-type="currency">
            <text:p>R$ 51,0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1.84" calcext:value-type="currency">
            <text:p>R$ 191,84</text:p>
          </table:table-cell>
          <table:table-cell table:style-name="ce3" office:value-type="currency" office:currency="BRL" office:value="10.15" calcext:value-type="currency">
            <text:p>R$ 10,1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8.46" calcext:value-type="currency">
            <text:p>R$ 168,46</text:p>
          </table:table-cell>
          <table:table-cell table:style-name="ce3" office:value-type="currency" office:currency="BRL" office:value="10.03" calcext:value-type="currency">
            <text:p>R$ 10,0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35.06" calcext:value-type="currency">
            <text:p>R$ 735,0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61.48" calcext:value-type="currency">
            <text:p>R$ 361,48</text:p>
          </table:table-cell>
          <table:table-cell table:style-name="ce3" office:value-type="currency" office:currency="BRL" office:value="23.17" calcext:value-type="currency">
            <text:p>R$ 23,1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82.04" calcext:value-type="currency">
            <text:p>R$ 982,04</text:p>
          </table:table-cell>
          <table:table-cell table:style-name="ce3" office:value-type="currency" office:currency="BRL" office:value="51.96" calcext:value-type="currency">
            <text:p>R$ 51,9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2.38" calcext:value-type="currency">
            <text:p>R$ 272,38</text:p>
          </table:table-cell>
          <table:table-cell table:style-name="ce3" office:value-type="currency" office:currency="BRL" office:value="17.46" calcext:value-type="currency">
            <text:p>R$ 17,4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91.17" calcext:value-type="currency">
            <text:p>R$ 291,17</text:p>
          </table:table-cell>
          <table:table-cell table:style-name="ce3" office:value-type="currency" office:currency="BRL" office:value="15.91" calcext:value-type="currency">
            <text:p>R$ 15,9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92.09" calcext:value-type="currency">
            <text:p>R$ 392,09</text:p>
          </table:table-cell>
          <table:table-cell table:style-name="ce3" office:value-type="currency" office:currency="BRL" office:value="22.28" calcext:value-type="currency">
            <text:p>R$ 22,2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44.06" calcext:value-type="currency">
            <text:p>R$ 444,06</text:p>
          </table:table-cell>
          <table:table-cell table:style-name="ce3" office:value-type="currency" office:currency="BRL" office:value="21.35" calcext:value-type="currency">
            <text:p>R$ 21,3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18.15" calcext:value-type="currency">
            <text:p>R$ 718,1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033.36" calcext:value-type="currency">
            <text:p>R$ 1.033,36</text:p>
          </table:table-cell>
          <table:table-cell table:style-name="ce3" office:value-type="currency" office:currency="BRL" office:value="49.68" calcext:value-type="currency">
            <text:p>R$ 49,6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21.72" calcext:value-type="currency">
            <text:p>R$ 421,72</text:p>
          </table:table-cell>
          <table:table-cell table:style-name="ce3" office:value-type="currency" office:currency="BRL" office:value="20.37" calcext:value-type="currency">
            <text:p>R$ 20,3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571.58" calcext:value-type="currency">
            <text:p>R$ 571,5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85.8" calcext:value-type="currency">
            <text:p>R$ 785,8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36.54" calcext:value-type="currency">
            <text:p>R$ 836,5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71.18" calcext:value-type="currency">
            <text:p>R$ 371,18</text:p>
          </table:table-cell>
          <table:table-cell table:style-name="ce3" office:value-type="currency" office:currency="BRL" office:value="22.77" calcext:value-type="currency">
            <text:p>R$ 22,7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21.96" calcext:value-type="currency">
            <text:p>R$ 321,96</text:p>
          </table:table-cell>
          <table:table-cell table:style-name="ce3" office:value-type="currency" office:currency="BRL" office:value="15.86" calcext:value-type="currency">
            <text:p>R$ 15,8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4.1" calcext:value-type="currency">
            <text:p>R$ 194,10</text:p>
          </table:table-cell>
          <table:table-cell table:style-name="ce3" office:value-type="currency" office:currency="BRL" office:value="10.55" calcext:value-type="currency">
            <text:p>R$ 10,5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27.06" calcext:value-type="currency">
            <text:p>R$ 327,06</text:p>
          </table:table-cell>
          <table:table-cell table:style-name="ce3" office:value-type="currency" office:currency="BRL" office:value="16.44" calcext:value-type="currency">
            <text:p>R$ 16,4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7.84" calcext:value-type="currency">
            <text:p>R$ 317,84</text:p>
          </table:table-cell>
          <table:table-cell table:style-name="ce3" office:value-type="currency" office:currency="BRL" office:value="15.43" calcext:value-type="currency">
            <text:p>R$ 15,4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46.32" calcext:value-type="currency">
            <text:p>R$ 846,32</text:p>
          </table:table-cell>
          <table:table-cell table:style-name="ce3" office:value-type="currency" office:currency="BRL" office:value="55.32" calcext:value-type="currency">
            <text:p>R$ 55,3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13.99" calcext:value-type="currency">
            <text:p>R$ 813,9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29.4" calcext:value-type="currency">
            <text:p>R$ 329,40</text:p>
          </table:table-cell>
          <table:table-cell table:style-name="ce3" office:value-type="currency" office:currency="BRL" office:value="16.72" calcext:value-type="currency">
            <text:p>R$ 16,7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95.09" calcext:value-type="currency">
            <text:p>R$ 295,09</text:p>
          </table:table-cell>
          <table:table-cell table:style-name="ce3" office:value-type="currency" office:currency="BRL" office:value="16.77" calcext:value-type="currency">
            <text:p>R$ 16,7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15.97" calcext:value-type="currency">
            <text:p>R$ 415,97</text:p>
          </table:table-cell>
          <table:table-cell table:style-name="ce3" office:value-type="currency" office:currency="BRL" office:value="21.55" calcext:value-type="currency">
            <text:p>R$ 21,5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74.52" calcext:value-type="currency">
            <text:p>R$ 774,5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18.1" calcext:value-type="currency">
            <text:p>R$ 918,10</text:p>
          </table:table-cell>
          <table:table-cell table:style-name="ce3" office:value-type="currency" office:currency="BRL" office:value="52.46" calcext:value-type="currency">
            <text:p>R$ 52,4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37.04" calcext:value-type="currency">
            <text:p>R$ 437,04</text:p>
          </table:table-cell>
          <table:table-cell table:style-name="ce3" office:value-type="currency" office:currency="BRL" office:value="22.07" calcext:value-type="currency">
            <text:p>R$ 22,0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47.81" calcext:value-type="currency">
            <text:p>R$ 847,8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9.97" calcext:value-type="currency">
            <text:p>R$ 869,97</text:p>
          </table:table-cell>
          <table:table-cell table:style-name="ce3" office:value-type="currency" office:currency="BRL" office:value="54.37" calcext:value-type="currency">
            <text:p>R$ 54,3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24.58" calcext:value-type="currency">
            <text:p>R$ 324,58</text:p>
          </table:table-cell>
          <table:table-cell table:style-name="ce3" office:value-type="currency" office:currency="BRL" office:value="16.15" calcext:value-type="currency">
            <text:p>R$ 16,1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87.27" calcext:value-type="currency">
            <text:p>R$ 887,2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8.69" calcext:value-type="currency">
            <text:p>R$ 168,69</text:p>
          </table:table-cell>
          <table:table-cell table:style-name="ce3" office:value-type="currency" office:currency="BRL" office:value="10.16" calcext:value-type="currency">
            <text:p>R$ 10,1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73.46" calcext:value-type="currency">
            <text:p>R$ 973,46</text:p>
          </table:table-cell>
          <table:table-cell table:style-name="ce3" office:value-type="currency" office:currency="BRL" office:value="50.7" calcext:value-type="currency">
            <text:p>R$ 50,7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6.27" calcext:value-type="currency">
            <text:p>R$ 316,27</text:p>
          </table:table-cell>
          <table:table-cell table:style-name="ce3" office:value-type="currency" office:currency="BRL" office:value="16.73" calcext:value-type="currency">
            <text:p>R$ 16,7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37.23" calcext:value-type="currency">
            <text:p>R$ 137,2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9.09" calcext:value-type="currency">
            <text:p>R$ 169,09</text:p>
          </table:table-cell>
          <table:table-cell table:style-name="ce3" office:value-type="currency" office:currency="BRL" office:value="10.57" calcext:value-type="currency">
            <text:p>R$ 10,5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25.82" calcext:value-type="currency">
            <text:p>R$ 325,82</text:p>
          </table:table-cell>
          <table:table-cell table:style-name="ce3" office:value-type="currency" office:currency="BRL" office:value="16.29" calcext:value-type="currency">
            <text:p>R$ 16,2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35.66" calcext:value-type="currency">
            <text:p>R$ 435,66</text:p>
          </table:table-cell>
          <table:table-cell table:style-name="ce3" office:value-type="currency" office:currency="BRL" office:value="20.55" calcext:value-type="currency">
            <text:p>R$ 20,5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2.36" calcext:value-type="currency">
            <text:p>R$ 272,36</text:p>
          </table:table-cell>
          <table:table-cell table:style-name="ce3" office:value-type="currency" office:currency="BRL" office:value="17.57" calcext:value-type="currency">
            <text:p>R$ 17,5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3.68" calcext:value-type="currency">
            <text:p>R$ 193,68</text:p>
          </table:table-cell>
          <table:table-cell table:style-name="ce3" office:value-type="currency" office:currency="BRL" office:value="10.47" calcext:value-type="currency">
            <text:p>R$ 10,4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89.17" calcext:value-type="currency">
            <text:p>R$ 189,17</text:p>
          </table:table-cell>
          <table:table-cell table:style-name="ce3" office:value-type="currency" office:currency="BRL" office:value="9.75" calcext:value-type="currency">
            <text:p>R$ 9,7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2.32" calcext:value-type="currency">
            <text:p>R$ 192,32</text:p>
          </table:table-cell>
          <table:table-cell table:style-name="ce3" office:value-type="currency" office:currency="BRL" office:value="10.23" calcext:value-type="currency">
            <text:p>R$ 10,2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5.02" calcext:value-type="currency">
            <text:p>R$ 195,02</text:p>
          </table:table-cell>
          <table:table-cell table:style-name="ce3" office:value-type="currency" office:currency="BRL" office:value="9.56" calcext:value-type="currency">
            <text:p>R$ 9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0.81" calcext:value-type="currency">
            <text:p>R$ 190,81</text:p>
          </table:table-cell>
          <table:table-cell table:style-name="ce3" office:value-type="currency" office:currency="BRL" office:value="9.99" calcext:value-type="currency">
            <text:p>R$ 9,9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88.58" calcext:value-type="currency">
            <text:p>R$ 188,58</text:p>
          </table:table-cell>
          <table:table-cell table:style-name="ce3" office:value-type="currency" office:currency="BRL" office:value="9.67" calcext:value-type="currency">
            <text:p>R$ 9,6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4.49" calcext:value-type="currency">
            <text:p>R$ 164,49</text:p>
          </table:table-cell>
          <table:table-cell table:style-name="ce3" office:value-type="currency" office:currency="BRL" office:value="10.48" calcext:value-type="currency">
            <text:p>R$ 10,4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57.61" calcext:value-type="currency">
            <text:p>R$ 757,6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6.77" calcext:value-type="currency">
            <text:p>R$ 176,77</text:p>
          </table:table-cell>
          <table:table-cell table:style-name="ce3" office:value-type="currency" office:currency="BRL" office:value="9.71" calcext:value-type="currency">
            <text:p>R$ 9,7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92.31" calcext:value-type="currency">
            <text:p>R$ 992,31</text:p>
          </table:table-cell>
          <table:table-cell table:style-name="ce3" office:value-type="currency" office:currency="BRL" office:value="53.64" calcext:value-type="currency">
            <text:p>R$ 53,6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69.27" calcext:value-type="currency">
            <text:p>R$ 369,27</text:p>
          </table:table-cell>
          <table:table-cell table:style-name="ce3" office:value-type="currency" office:currency="BRL" office:value="21.72" calcext:value-type="currency">
            <text:p>R$ 21,7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20.73" calcext:value-type="currency">
            <text:p>R$ 420,73</text:p>
          </table:table-cell>
          <table:table-cell table:style-name="ce3" office:value-type="currency" office:currency="BRL" office:value="22.26" calcext:value-type="currency">
            <text:p>R$ 22,2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61.53" calcext:value-type="currency">
            <text:p>R$ 361,53</text:p>
          </table:table-cell>
          <table:table-cell table:style-name="ce3" office:value-type="currency" office:currency="BRL" office:value="23.03" calcext:value-type="currency">
            <text:p>R$ 23,0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86.08" calcext:value-type="currency">
            <text:p>R$ 986,08</text:p>
          </table:table-cell>
          <table:table-cell table:style-name="ce3" office:value-type="currency" office:currency="BRL" office:value="47.87" calcext:value-type="currency">
            <text:p>R$ 47,8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27.18" calcext:value-type="currency">
            <text:p>R$ 427,18</text:p>
          </table:table-cell>
          <table:table-cell table:style-name="ce3" office:value-type="currency" office:currency="BRL" office:value="20.94" calcext:value-type="currency">
            <text:p>R$ 20,9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21.84" calcext:value-type="currency">
            <text:p>R$ 421,84</text:p>
          </table:table-cell>
          <table:table-cell table:style-name="ce3" office:value-type="currency" office:currency="BRL" office:value="22.44" calcext:value-type="currency">
            <text:p>R$ 22,4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61.52" calcext:value-type="currency">
            <text:p>R$ 361,52</text:p>
          </table:table-cell>
          <table:table-cell table:style-name="ce3" office:value-type="currency" office:currency="BRL" office:value="22.88" calcext:value-type="currency">
            <text:p>R$ 22,8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9.34" calcext:value-type="currency">
            <text:p>R$ 179,34</text:p>
          </table:table-cell>
          <table:table-cell table:style-name="ce3" office:value-type="currency" office:currency="BRL" office:value="10.37" calcext:value-type="currency">
            <text:p>R$ 10,3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2.61" calcext:value-type="currency">
            <text:p>R$ 312,61</text:p>
          </table:table-cell>
          <table:table-cell table:style-name="ce3" office:value-type="currency" office:currency="BRL" office:value="16.2" calcext:value-type="currency">
            <text:p>R$ 16,2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96.38" calcext:value-type="currency">
            <text:p>R$ 296,38</text:p>
          </table:table-cell>
          <table:table-cell table:style-name="ce3" office:value-type="currency" office:currency="BRL" office:value="17.13" calcext:value-type="currency">
            <text:p>R$ 17,1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9.43" calcext:value-type="currency">
            <text:p>R$ 279,43</text:p>
          </table:table-cell>
          <table:table-cell table:style-name="ce3" office:value-type="currency" office:currency="BRL" office:value="17.04" calcext:value-type="currency">
            <text:p>R$ 17,0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79.28" calcext:value-type="currency">
            <text:p>R$ 979,28</text:p>
          </table:table-cell>
          <table:table-cell table:style-name="ce3" office:value-type="currency" office:currency="BRL" office:value="51.54" calcext:value-type="currency">
            <text:p>R$ 51,5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12.51" calcext:value-type="currency">
            <text:p>R$ 712,5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59.09" calcext:value-type="currency">
            <text:p>R$ 859,0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67.3" calcext:value-type="currency">
            <text:p>R$ 967,30</text:p>
          </table:table-cell>
          <table:table-cell table:style-name="ce3" office:value-type="currency" office:currency="BRL" office:value="49.86" calcext:value-type="currency">
            <text:p>R$ 49,8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42.17" calcext:value-type="currency">
            <text:p>R$ 842,1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8.95" calcext:value-type="currency">
            <text:p>R$ 168,95</text:p>
          </table:table-cell>
          <table:table-cell table:style-name="ce3" office:value-type="currency" office:currency="BRL" office:value="10.37" calcext:value-type="currency">
            <text:p>R$ 10,3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02.82" calcext:value-type="currency">
            <text:p>R$ 202,82</text:p>
          </table:table-cell>
          <table:table-cell table:style-name="ce3" office:value-type="currency" office:currency="BRL" office:value="9.75" calcext:value-type="currency">
            <text:p>R$ 9,7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02.71" calcext:value-type="currency">
            <text:p>R$ 802,7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3.99" calcext:value-type="currency">
            <text:p>R$ 273,99</text:p>
          </table:table-cell>
          <table:table-cell table:style-name="ce3" office:value-type="currency" office:currency="BRL" office:value="13.05" calcext:value-type="currency">
            <text:p>R$ 13,0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67.08" calcext:value-type="currency">
            <text:p>R$ 267,08</text:p>
          </table:table-cell>
          <table:table-cell table:style-name="ce3" office:value-type="currency" office:currency="BRL" office:value="13.03" calcext:value-type="currency">
            <text:p>R$ 13,0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61.78" calcext:value-type="currency">
            <text:p>R$ 661,7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25.26" calcext:value-type="currency">
            <text:p>R$ 825,2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32.27" calcext:value-type="currency">
            <text:p>R$ 432,27</text:p>
          </table:table-cell>
          <table:table-cell table:style-name="ce3" office:value-type="currency" office:currency="BRL" office:value="21.51" calcext:value-type="currency">
            <text:p>R$ 21,5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9.58" calcext:value-type="currency">
            <text:p>R$ 279,58</text:p>
          </table:table-cell>
          <table:table-cell table:style-name="ce3" office:value-type="currency" office:currency="BRL" office:value="17.15" calcext:value-type="currency">
            <text:p>R$ 17,1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4.44" calcext:value-type="currency">
            <text:p>R$ 164,44</text:p>
          </table:table-cell>
          <table:table-cell table:style-name="ce3" office:value-type="currency" office:currency="BRL" office:value="10.61" calcext:value-type="currency">
            <text:p>R$ 10,6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25.89" calcext:value-type="currency">
            <text:p>R$ 425,89</text:p>
          </table:table-cell>
          <table:table-cell table:style-name="ce3" office:value-type="currency" office:currency="BRL" office:value="23.15" calcext:value-type="currency">
            <text:p>R$ 23,1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8.01" calcext:value-type="currency">
            <text:p>R$ 278,01</text:p>
          </table:table-cell>
          <table:table-cell table:style-name="ce3" office:value-type="currency" office:currency="BRL" office:value="16.35" calcext:value-type="currency">
            <text:p>R$ 16,3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27.95" calcext:value-type="currency">
            <text:p>R$ 627,9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599.76" calcext:value-type="currency">
            <text:p>R$ 599,7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2.16" calcext:value-type="currency">
            <text:p>R$ 272,16</text:p>
          </table:table-cell>
          <table:table-cell table:style-name="ce3" office:value-type="currency" office:currency="BRL" office:value="17.91" calcext:value-type="currency">
            <text:p>R$ 17,9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8.8" calcext:value-type="currency">
            <text:p>R$ 168,80</text:p>
          </table:table-cell>
          <table:table-cell table:style-name="ce3" office:value-type="currency" office:currency="BRL" office:value="10.23" calcext:value-type="currency">
            <text:p>R$ 10,2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14.72" calcext:value-type="currency">
            <text:p>R$ 414,72</text:p>
          </table:table-cell>
          <table:table-cell table:style-name="ce3" office:value-type="currency" office:currency="BRL" office:value="21.38" calcext:value-type="currency">
            <text:p>R$ 21,3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18.43" calcext:value-type="currency">
            <text:p>R$ 418,43</text:p>
          </table:table-cell>
          <table:table-cell table:style-name="ce3" office:value-type="currency" office:currency="BRL" office:value="21.91" calcext:value-type="currency">
            <text:p>R$ 21,9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70.8" calcext:value-type="currency">
            <text:p>R$ 370,80</text:p>
          </table:table-cell>
          <table:table-cell table:style-name="ce3" office:value-type="currency" office:currency="BRL" office:value="22.47" calcext:value-type="currency">
            <text:p>R$ 22,4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8.62" calcext:value-type="currency">
            <text:p>R$ 178,62</text:p>
          </table:table-cell>
          <table:table-cell table:style-name="ce3" office:value-type="currency" office:currency="BRL" office:value="10.15" calcext:value-type="currency">
            <text:p>R$ 10,1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7.12" calcext:value-type="currency">
            <text:p>R$ 317,12</text:p>
          </table:table-cell>
          <table:table-cell table:style-name="ce3" office:value-type="currency" office:currency="BRL" office:value="16.87" calcext:value-type="currency">
            <text:p>R$ 16,8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68.59" calcext:value-type="currency">
            <text:p>R$ 268,59</text:p>
          </table:table-cell>
          <table:table-cell table:style-name="ce3" office:value-type="currency" office:currency="BRL" office:value="13.17" calcext:value-type="currency">
            <text:p>R$ 13,1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71" calcext:value-type="currency">
            <text:p>R$ 371,00</text:p>
          </table:table-cell>
          <table:table-cell table:style-name="ce3" office:value-type="currency" office:currency="BRL" office:value="22.62" calcext:value-type="currency">
            <text:p>R$ 22,6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92.99" calcext:value-type="currency">
            <text:p>R$ 292,99</text:p>
          </table:table-cell>
          <table:table-cell table:style-name="ce3" office:value-type="currency" office:currency="BRL" office:value="16.28" calcext:value-type="currency">
            <text:p>R$ 16,2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28.9" calcext:value-type="currency">
            <text:p>R$ 428,90</text:p>
          </table:table-cell>
          <table:table-cell table:style-name="ce3" office:value-type="currency" office:currency="BRL" office:value="21.13" calcext:value-type="currency">
            <text:p>R$ 21,1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94.58" calcext:value-type="currency">
            <text:p>R$ 294,58</text:p>
          </table:table-cell>
          <table:table-cell table:style-name="ce3" office:value-type="currency" office:currency="BRL" office:value="16.64" calcext:value-type="currency">
            <text:p>R$ 16,6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23.93" calcext:value-type="currency">
            <text:p>R$ 423,93</text:p>
          </table:table-cell>
          <table:table-cell table:style-name="ce3" office:value-type="currency" office:currency="BRL" office:value="22.79" calcext:value-type="currency">
            <text:p>R$ 22,7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5.73" calcext:value-type="currency">
            <text:p>R$ 275,73</text:p>
          </table:table-cell>
          <table:table-cell table:style-name="ce3" office:value-type="currency" office:currency="BRL" office:value="13.19" calcext:value-type="currency">
            <text:p>R$ 13,1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92.91" calcext:value-type="currency">
            <text:p>R$ 892,9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93.75" calcext:value-type="currency">
            <text:p>R$ 393,75</text:p>
          </table:table-cell>
          <table:table-cell table:style-name="ce3" office:value-type="currency" office:currency="BRL" office:value="22.76" calcext:value-type="currency">
            <text:p>R$ 22,7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3.55" calcext:value-type="currency">
            <text:p>R$ 313,55</text:p>
          </table:table-cell>
          <table:table-cell table:style-name="ce3" office:value-type="currency" office:currency="BRL" office:value="16.33" calcext:value-type="currency">
            <text:p>R$ 16,3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3.41" calcext:value-type="currency">
            <text:p>R$ 193,41</text:p>
          </table:table-cell>
          <table:table-cell table:style-name="ce3" office:value-type="currency" office:currency="BRL" office:value="9.39" calcext:value-type="currency">
            <text:p>R$ 9,3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2.85" calcext:value-type="currency">
            <text:p>R$ 862,85</text:p>
          </table:table-cell>
          <table:table-cell table:style-name="ce3" office:value-type="currency" office:currency="BRL" office:value="50.46" calcext:value-type="currency">
            <text:p>R$ 50,4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2.78" calcext:value-type="currency">
            <text:p>R$ 192,78</text:p>
          </table:table-cell>
          <table:table-cell table:style-name="ce3" office:value-type="currency" office:currency="BRL" office:value="10.31" calcext:value-type="currency">
            <text:p>R$ 10,3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23.79" calcext:value-type="currency">
            <text:p>R$ 723,7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40.7" calcext:value-type="currency">
            <text:p>R$ 740,7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65.53" calcext:value-type="currency">
            <text:p>R$ 265,53</text:p>
          </table:table-cell>
          <table:table-cell table:style-name="ce3" office:value-type="currency" office:currency="BRL" office:value="12.89" calcext:value-type="currency">
            <text:p>R$ 12,8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5.4" calcext:value-type="currency">
            <text:p>R$ 315,40</text:p>
          </table:table-cell>
          <table:table-cell table:style-name="ce3" office:value-type="currency" office:currency="BRL" office:value="16.6" calcext:value-type="currency">
            <text:p>R$ 16,6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46.72" calcext:value-type="currency">
            <text:p>R$ 846,72</text:p>
          </table:table-cell>
          <table:table-cell table:style-name="ce3" office:value-type="currency" office:currency="BRL" office:value="53.93" calcext:value-type="currency">
            <text:p>R$ 53,9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9.31" calcext:value-type="currency">
            <text:p>R$ 869,31</text:p>
          </table:table-cell>
          <table:table-cell table:style-name="ce3" office:value-type="currency" office:currency="BRL" office:value="53.66" calcext:value-type="currency">
            <text:p>R$ 53,6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7.75" calcext:value-type="currency">
            <text:p>R$ 177,75</text:p>
          </table:table-cell>
          <table:table-cell table:style-name="ce3" office:value-type="currency" office:currency="BRL" office:value="9.93" calcext:value-type="currency">
            <text:p>R$ 9,9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53.45" calcext:value-type="currency">
            <text:p>R$ 853,4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04.33" calcext:value-type="currency">
            <text:p>R$ 904,33</text:p>
          </table:table-cell>
          <table:table-cell table:style-name="ce3" office:value-type="currency" office:currency="BRL" office:value="49.42" calcext:value-type="currency">
            <text:p>R$ 49,4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89.96" calcext:value-type="currency">
            <text:p>R$ 689,9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5.66" calcext:value-type="currency">
            <text:p>R$ 865,66</text:p>
          </table:table-cell>
          <table:table-cell table:style-name="ce3" office:value-type="currency" office:currency="BRL" office:value="51.53" calcext:value-type="currency">
            <text:p>R$ 51,5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8.36" calcext:value-type="currency">
            <text:p>R$ 868,36</text:p>
          </table:table-cell>
          <table:table-cell table:style-name="ce3" office:value-type="currency" office:currency="BRL" office:value="52.95" calcext:value-type="currency">
            <text:p>R$ 52,9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16.68" calcext:value-type="currency">
            <text:p>R$ 616,6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8.31" calcext:value-type="currency">
            <text:p>R$ 278,31</text:p>
          </table:table-cell>
          <table:table-cell table:style-name="ce3" office:value-type="currency" office:currency="BRL" office:value="16.47" calcext:value-type="currency">
            <text:p>R$ 16,4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1.55" calcext:value-type="currency">
            <text:p>R$ 271,55</text:p>
          </table:table-cell>
          <table:table-cell table:style-name="ce3" office:value-type="currency" office:currency="BRL" office:value="13.44" calcext:value-type="currency">
            <text:p>R$ 13,4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8.31" calcext:value-type="currency">
            <text:p>R$ 168,31</text:p>
          </table:table-cell>
          <table:table-cell table:style-name="ce3" office:value-type="currency" office:currency="BRL" office:value="9.96" calcext:value-type="currency">
            <text:p>R$ 9,9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94.67" calcext:value-type="currency">
            <text:p>R$ 994,67</text:p>
          </table:table-cell>
          <table:table-cell table:style-name="ce3" office:value-type="currency" office:currency="BRL" office:value="54.06" calcext:value-type="currency">
            <text:p>R$ 54,0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8.83" calcext:value-type="currency">
            <text:p>R$ 278,83</text:p>
          </table:table-cell>
          <table:table-cell table:style-name="ce3" office:value-type="currency" office:currency="BRL" office:value="16.7" calcext:value-type="currency">
            <text:p>R$ 16,7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7.78" calcext:value-type="currency">
            <text:p>R$ 867,78</text:p>
          </table:table-cell>
          <table:table-cell table:style-name="ce3" office:value-type="currency" office:currency="BRL" office:value="52.59" calcext:value-type="currency">
            <text:p>R$ 52,5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5.85" calcext:value-type="currency">
            <text:p>R$ 45,8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17.23" calcext:value-type="currency">
            <text:p>R$ 417,23</text:p>
          </table:table-cell>
          <table:table-cell table:style-name="ce3" office:value-type="currency" office:currency="BRL" office:value="21.73" calcext:value-type="currency">
            <text:p>R$ 21,7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15.12" calcext:value-type="currency">
            <text:p>R$ 915,12</text:p>
          </table:table-cell>
          <table:table-cell table:style-name="ce3" office:value-type="currency" office:currency="BRL" office:value="51.7" calcext:value-type="currency">
            <text:p>R$ 51,7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9.05" calcext:value-type="currency">
            <text:p>R$ 279,05</text:p>
          </table:table-cell>
          <table:table-cell table:style-name="ce3" office:value-type="currency" office:currency="BRL" office:value="16.81" calcext:value-type="currency">
            <text:p>R$ 16,8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018.27" calcext:value-type="currency">
            <text:p>R$ 1.018,27</text:p>
          </table:table-cell>
          <table:table-cell table:style-name="ce3" office:value-type="currency" office:currency="BRL" office:value="48.26" calcext:value-type="currency">
            <text:p>R$ 48,2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6.55" calcext:value-type="currency">
            <text:p>R$ 196,55</text:p>
          </table:table-cell>
          <table:table-cell table:style-name="ce3" office:value-type="currency" office:currency="BRL" office:value="9.73" calcext:value-type="currency">
            <text:p>R$ 9,7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96.75" calcext:value-type="currency">
            <text:p>R$ 296,75</text:p>
          </table:table-cell>
          <table:table-cell table:style-name="ce3" office:value-type="currency" office:currency="BRL" office:value="17.25" calcext:value-type="currency">
            <text:p>R$ 17,2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6.44" calcext:value-type="currency">
            <text:p>R$ 866,44</text:p>
          </table:table-cell>
          <table:table-cell table:style-name="ce3" office:value-type="currency" office:currency="BRL" office:value="51.88" calcext:value-type="currency">
            <text:p>R$ 51,8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37.8" calcext:value-type="currency">
            <text:p>R$ 437,80</text:p>
          </table:table-cell>
          <table:table-cell table:style-name="ce3" office:value-type="currency" office:currency="BRL" office:value="20.75" calcext:value-type="currency">
            <text:p>R$ 20,7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2.4" calcext:value-type="currency">
            <text:p>R$ 272,40</text:p>
          </table:table-cell>
          <table:table-cell table:style-name="ce3" office:value-type="currency" office:currency="BRL" office:value="17.35" calcext:value-type="currency">
            <text:p>R$ 17,3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19.62" calcext:value-type="currency">
            <text:p>R$ 819,6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87.34" calcext:value-type="currency">
            <text:p>R$ 987,34</text:p>
          </table:table-cell>
          <table:table-cell table:style-name="ce3" office:value-type="currency" office:currency="BRL" office:value="52.8" calcext:value-type="currency">
            <text:p>R$ 52,8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00.11" calcext:value-type="currency">
            <text:p>R$ 200,11</text:p>
          </table:table-cell>
          <table:table-cell table:style-name="ce3" office:value-type="currency" office:currency="BRL" office:value="10.16" calcext:value-type="currency">
            <text:p>R$ 10,1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84.74" calcext:value-type="currency">
            <text:p>R$ 984,74</text:p>
          </table:table-cell>
          <table:table-cell table:style-name="ce3" office:value-type="currency" office:currency="BRL" office:value="52.38" calcext:value-type="currency">
            <text:p>R$ 52,3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63.93" calcext:value-type="currency">
            <text:p>R$ 263,93</text:p>
          </table:table-cell>
          <table:table-cell table:style-name="ce3" office:value-type="currency" office:currency="BRL" office:value="12.75" calcext:value-type="currency">
            <text:p>R$ 12,7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4.51" calcext:value-type="currency">
            <text:p>R$ 164,51</text:p>
          </table:table-cell>
          <table:table-cell table:style-name="ce3" office:value-type="currency" office:currency="BRL" office:value="10.35" calcext:value-type="currency">
            <text:p>R$ 10,3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0.58" calcext:value-type="currency">
            <text:p>R$ 310,58</text:p>
          </table:table-cell>
          <table:table-cell table:style-name="ce3" office:value-type="currency" office:currency="BRL" office:value="15.93" calcext:value-type="currency">
            <text:p>R$ 15,9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3.32" calcext:value-type="currency">
            <text:p>R$ 93,3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91.51" calcext:value-type="currency">
            <text:p>R$ 391,51</text:p>
          </table:table-cell>
          <table:table-cell table:style-name="ce3" office:value-type="currency" office:currency="BRL" office:value="22.12" calcext:value-type="currency">
            <text:p>R$ 22,1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46.65" calcext:value-type="currency">
            <text:p>R$ 846,65</text:p>
          </table:table-cell>
          <table:table-cell table:style-name="ce3" office:value-type="currency" office:currency="BRL" office:value="54.62" calcext:value-type="currency">
            <text:p>R$ 54,6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3.86" calcext:value-type="currency">
            <text:p>R$ 863,86</text:p>
          </table:table-cell>
          <table:table-cell table:style-name="ce3" office:value-type="currency" office:currency="BRL" office:value="50.82" calcext:value-type="currency">
            <text:p>R$ 50,8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8.35" calcext:value-type="currency">
            <text:p>R$ 178,35</text:p>
          </table:table-cell>
          <table:table-cell table:style-name="ce3" office:value-type="currency" office:currency="BRL" office:value="10.08" calcext:value-type="currency">
            <text:p>R$ 10,0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9.23" calcext:value-type="currency">
            <text:p>R$ 279,23</text:p>
          </table:table-cell>
          <table:table-cell table:style-name="ce3" office:value-type="currency" office:currency="BRL" office:value="16.92" calcext:value-type="currency">
            <text:p>R$ 16,9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51.98" calcext:value-type="currency">
            <text:p>R$ 751,9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9.05" calcext:value-type="currency">
            <text:p>R$ 169,05</text:p>
          </table:table-cell>
          <table:table-cell table:style-name="ce3" office:value-type="currency" office:currency="BRL" office:value="10.5" calcext:value-type="currency">
            <text:p>R$ 10,5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023.41" calcext:value-type="currency">
            <text:p>R$ 1.023,41</text:p>
          </table:table-cell>
          <table:table-cell table:style-name="ce3" office:value-type="currency" office:currency="BRL" office:value="48.73" calcext:value-type="currency">
            <text:p>R$ 48,7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0.36" calcext:value-type="currency">
            <text:p>R$ 270,36</text:p>
          </table:table-cell>
          <table:table-cell table:style-name="ce3" office:value-type="currency" office:currency="BRL" office:value="12.75" calcext:value-type="currency">
            <text:p>R$ 12,7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71.33" calcext:value-type="currency">
            <text:p>R$ 371,33</text:p>
          </table:table-cell>
          <table:table-cell table:style-name="ce3" office:value-type="currency" office:currency="BRL" office:value="22.92" calcext:value-type="currency">
            <text:p>R$ 22,9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95.6" calcext:value-type="currency">
            <text:p>R$ 695,6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87.16" calcext:value-type="currency">
            <text:p>R$ 387,16</text:p>
          </table:table-cell>
          <table:table-cell table:style-name="ce3" office:value-type="currency" office:currency="BRL" office:value="21.16" calcext:value-type="currency">
            <text:p>R$ 21,1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00.99" calcext:value-type="currency">
            <text:p>R$ 200,99</text:p>
          </table:table-cell>
          <table:table-cell table:style-name="ce3" office:value-type="currency" office:currency="BRL" office:value="9.57" calcext:value-type="currency">
            <text:p>R$ 9,5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88.74" calcext:value-type="currency">
            <text:p>R$ 388,74</text:p>
          </table:table-cell>
          <table:table-cell table:style-name="ce3" office:value-type="currency" office:currency="BRL" office:value="21.48" calcext:value-type="currency">
            <text:p>R$ 21,4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8.88" calcext:value-type="currency">
            <text:p>R$ 868,88</text:p>
          </table:table-cell>
          <table:table-cell table:style-name="ce3" office:value-type="currency" office:currency="BRL" office:value="53.31" calcext:value-type="currency">
            <text:p>R$ 53,3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33.92" calcext:value-type="currency">
            <text:p>R$ 433,92</text:p>
          </table:table-cell>
          <table:table-cell table:style-name="ce3" office:value-type="currency" office:currency="BRL" office:value="21.7" calcext:value-type="currency">
            <text:p>R$ 21,7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2.38" calcext:value-type="currency">
            <text:p>R$ 272,38</text:p>
          </table:table-cell>
          <table:table-cell table:style-name="ce3" office:value-type="currency" office:currency="BRL" office:value="17.24" calcext:value-type="currency">
            <text:p>R$ 17,2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9.1" calcext:value-type="currency">
            <text:p>R$ 179,10</text:p>
          </table:table-cell>
          <table:table-cell table:style-name="ce3" office:value-type="currency" office:currency="BRL" office:value="10.29" calcext:value-type="currency">
            <text:p>R$ 10,2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7.69" calcext:value-type="currency">
            <text:p>R$ 277,69</text:p>
          </table:table-cell>
          <table:table-cell table:style-name="ce3" office:value-type="currency" office:currency="BRL" office:value="16.24" calcext:value-type="currency">
            <text:p>R$ 16,2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93.22" calcext:value-type="currency">
            <text:p>R$ 393,22</text:p>
          </table:table-cell>
          <table:table-cell table:style-name="ce3" office:value-type="currency" office:currency="BRL" office:value="22.6" calcext:value-type="currency">
            <text:p>R$ 22,6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30.9" calcext:value-type="currency">
            <text:p>R$ 830,9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4.22" calcext:value-type="currency">
            <text:p>R$ 94,2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13.4" calcext:value-type="currency">
            <text:p>R$ 413,40</text:p>
          </table:table-cell>
          <table:table-cell table:style-name="ce3" office:value-type="currency" office:currency="BRL" office:value="21.2" calcext:value-type="currency">
            <text:p>R$ 21,2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8.87" calcext:value-type="currency">
            <text:p>R$ 168,87</text:p>
          </table:table-cell>
          <table:table-cell table:style-name="ce3" office:value-type="currency" office:currency="BRL" office:value="10.3" calcext:value-type="currency">
            <text:p>R$ 10,3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9.7" calcext:value-type="currency">
            <text:p>R$ 279,70</text:p>
          </table:table-cell>
          <table:table-cell table:style-name="ce3" office:value-type="currency" office:currency="BRL" office:value="17.27" calcext:value-type="currency">
            <text:p>R$ 17,2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01.91" calcext:value-type="currency">
            <text:p>R$ 201,91</text:p>
          </table:table-cell>
          <table:table-cell table:style-name="ce3" office:value-type="currency" office:currency="BRL" office:value="9.66" calcext:value-type="currency">
            <text:p>R$ 9,6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018.81" calcext:value-type="currency">
            <text:p>R$ 1.018,81</text:p>
          </table:table-cell>
          <table:table-cell table:style-name="ce3" office:value-type="currency" office:currency="BRL" office:value="51.46" calcext:value-type="currency">
            <text:p>R$ 51,4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4.49" calcext:value-type="currency">
            <text:p>R$ 164,49</text:p>
          </table:table-cell>
          <table:table-cell table:style-name="ce3" office:value-type="currency" office:currency="BRL" office:value="10.41" calcext:value-type="currency">
            <text:p>R$ 10,4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7.45" calcext:value-type="currency">
            <text:p>R$ 177,45</text:p>
          </table:table-cell>
          <table:table-cell table:style-name="ce3" office:value-type="currency" office:currency="BRL" office:value="9.86" calcext:value-type="currency">
            <text:p>R$ 9,8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6.43" calcext:value-type="currency">
            <text:p>R$ 176,43</text:p>
          </table:table-cell>
          <table:table-cell table:style-name="ce3" office:value-type="currency" office:currency="BRL" office:value="9.64" calcext:value-type="currency">
            <text:p>R$ 9,6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46.52" calcext:value-type="currency">
            <text:p>R$ 846,52</text:p>
          </table:table-cell>
          <table:table-cell table:style-name="ce3" office:value-type="currency" office:currency="BRL" office:value="54.97" calcext:value-type="currency">
            <text:p>R$ 54,9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70.54" calcext:value-type="currency">
            <text:p>R$ 370,54</text:p>
          </table:table-cell>
          <table:table-cell table:style-name="ce3" office:value-type="currency" office:currency="BRL" office:value="22.32" calcext:value-type="currency">
            <text:p>R$ 22,3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028.45" calcext:value-type="currency">
            <text:p>R$ 1.028,45</text:p>
          </table:table-cell>
          <table:table-cell table:style-name="ce3" office:value-type="currency" office:currency="BRL" office:value="49.21" calcext:value-type="currency">
            <text:p>R$ 49,2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8.87" calcext:value-type="currency">
            <text:p>R$ 178,87</text:p>
          </table:table-cell>
          <table:table-cell table:style-name="ce3" office:value-type="currency" office:currency="BRL" office:value="10.22" calcext:value-type="currency">
            <text:p>R$ 10,2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9" calcext:value-type="currency">
            <text:p>R$ 169,00</text:p>
          </table:table-cell>
          <table:table-cell table:style-name="ce3" office:value-type="currency" office:currency="BRL" office:value="10.43" calcext:value-type="currency">
            <text:p>R$ 10,4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56.14" calcext:value-type="currency">
            <text:p>R$ 656,1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9.82" calcext:value-type="currency">
            <text:p>R$ 279,82</text:p>
          </table:table-cell>
          <table:table-cell table:style-name="ce3" office:value-type="currency" office:currency="BRL" office:value="17.38" calcext:value-type="currency">
            <text:p>R$ 17,3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2.43" calcext:value-type="currency">
            <text:p>R$ 92,4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8.57" calcext:value-type="currency">
            <text:p>R$ 168,57</text:p>
          </table:table-cell>
          <table:table-cell table:style-name="ce3" office:value-type="currency" office:currency="BRL" office:value="10.09" calcext:value-type="currency">
            <text:p>R$ 10,0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92.68" calcext:value-type="currency">
            <text:p>R$ 392,68</text:p>
          </table:table-cell>
          <table:table-cell table:style-name="ce3" office:value-type="currency" office:currency="BRL" office:value="22.44" calcext:value-type="currency">
            <text:p>R$ 22,4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00.76" calcext:value-type="currency">
            <text:p>R$ 200,76</text:p>
          </table:table-cell>
          <table:table-cell table:style-name="ce3" office:value-type="currency" office:currency="BRL" office:value="10.24" calcext:value-type="currency">
            <text:p>R$ 10,2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9.68" calcext:value-type="currency">
            <text:p>R$ 869,68</text:p>
          </table:table-cell>
          <table:table-cell table:style-name="ce3" office:value-type="currency" office:currency="BRL" office:value="54.02" calcext:value-type="currency">
            <text:p>R$ 54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8.05" calcext:value-type="currency">
            <text:p>R$ 178,05</text:p>
          </table:table-cell>
          <table:table-cell table:style-name="ce3" office:value-type="currency" office:currency="BRL" office:value="10" calcext:value-type="currency">
            <text:p>R$ 1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67.17" calcext:value-type="currency">
            <text:p>R$ 867,17</text:p>
          </table:table-cell>
          <table:table-cell table:style-name="ce3" office:value-type="currency" office:currency="BRL" office:value="52.24" calcext:value-type="currency">
            <text:p>R$ 52,2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46.5" calcext:value-type="currency">
            <text:p>R$ 846,50</text:p>
          </table:table-cell>
          <table:table-cell table:style-name="ce3" office:value-type="currency" office:currency="BRL" office:value="53.24" calcext:value-type="currency">
            <text:p>R$ 53,2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06.88" calcext:value-type="currency">
            <text:p>R$ 706,8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277.45" calcext:value-type="currency">
            <text:p>R$ 277,45</text:p>
          </table:table-cell>
          <table:table-cell table:style-name="ce3" office:value-type="currency" office:currency="BRL" office:value="13.34" calcext:value-type="currency">
            <text:p>R$ 13,3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69.97" calcext:value-type="currency">
            <text:p>R$ 369,97</text:p>
          </table:table-cell>
          <table:table-cell table:style-name="ce3" office:value-type="currency" office:currency="BRL" office:value="22.02" calcext:value-type="currency">
            <text:p>R$ 22,0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94.24" calcext:value-type="currency">
            <text:p>R$ 194,24</text:p>
          </table:table-cell>
          <table:table-cell table:style-name="ce3" office:value-type="currency" office:currency="BRL" office:value="9.48" calcext:value-type="currency">
            <text:p>R$ 9,4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003.15" calcext:value-type="currency">
            <text:p>R$ 1.003,15</text:p>
          </table:table-cell>
          <table:table-cell table:style-name="ce3" office:value-type="currency" office:currency="BRL" office:value="49.66" calcext:value-type="currency">
            <text:p>R$ 49,6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63.25" calcext:value-type="currency">
            <text:p>R$ 763,2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33.59" calcext:value-type="currency">
            <text:p>R$ 633,5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588.49" calcext:value-type="currency">
            <text:p>R$ 588,4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69.65" calcext:value-type="currency">
            <text:p>R$ 369,65</text:p>
          </table:table-cell>
          <table:table-cell table:style-name="ce3" office:value-type="currency" office:currency="BRL" office:value="21.87" calcext:value-type="currency">
            <text:p>R$ 21,8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011.16" calcext:value-type="currency">
            <text:p>R$ 1.011,16</text:p>
          </table:table-cell>
          <table:table-cell table:style-name="ce3" office:value-type="currency" office:currency="BRL" office:value="50.56" calcext:value-type="currency">
            <text:p>R$ 50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1.58" calcext:value-type="currency">
            <text:p>R$ 311,58</text:p>
          </table:table-cell>
          <table:table-cell table:style-name="ce3" office:value-type="currency" office:currency="BRL" office:value="16.06" calcext:value-type="currency">
            <text:p>R$ 16,0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08.35" calcext:value-type="currency">
            <text:p>R$ 808,3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22.31" calcext:value-type="currency">
            <text:p>R$ 622,3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67.41" calcext:value-type="currency">
            <text:p>R$ 667,4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71.55" calcext:value-type="currency">
            <text:p>R$ 371,55</text:p>
          </table:table-cell>
          <table:table-cell table:style-name="ce3" office:value-type="currency" office:currency="BRL" office:value="23.22" calcext:value-type="currency">
            <text:p>R$ 23,2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11.04" calcext:value-type="currency">
            <text:p>R$ 611,0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64.1" calcext:value-type="currency">
            <text:p>R$ 964,10</text:p>
          </table:table-cell>
          <table:table-cell table:style-name="ce3" office:value-type="currency" office:currency="BRL" office:value="49.44" calcext:value-type="currency">
            <text:p>R$ 49,4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22.01" calcext:value-type="currency">
            <text:p>R$ 922,01</text:p>
          </table:table-cell>
          <table:table-cell table:style-name="ce3" office:value-type="currency" office:currency="BRL" office:value="53.61" calcext:value-type="currency">
            <text:p>R$ 53,61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42.02" calcext:value-type="currency">
            <text:p>R$ 442,02</text:p>
          </table:table-cell>
          <table:table-cell table:style-name="ce3" office:value-type="currency" office:currency="BRL" office:value="21.15" calcext:value-type="currency">
            <text:p>R$ 21,1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10.06" calcext:value-type="currency">
            <text:p>R$ 910,06</text:p>
          </table:table-cell>
          <table:table-cell table:style-name="ce3" office:value-type="currency" office:currency="BRL" office:value="50.56" calcext:value-type="currency">
            <text:p>R$ 50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98.55" calcext:value-type="currency">
            <text:p>R$ 898,5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684.33" calcext:value-type="currency">
            <text:p>R$ 684,3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68.89" calcext:value-type="currency">
            <text:p>R$ 768,8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25.39" calcext:value-type="currency">
            <text:p>R$ 425,39</text:p>
          </table:table-cell>
          <table:table-cell table:style-name="ce3" office:value-type="currency" office:currency="BRL" office:value="20.75" calcext:value-type="currency">
            <text:p>R$ 20,7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64.47" calcext:value-type="currency">
            <text:p>R$ 164,47</text:p>
          </table:table-cell>
          <table:table-cell table:style-name="ce3" office:value-type="currency" office:currency="BRL" office:value="10.54" calcext:value-type="currency">
            <text:p>R$ 10,5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61.49" calcext:value-type="currency">
            <text:p>R$ 361,49</text:p>
          </table:table-cell>
          <table:table-cell table:style-name="ce3" office:value-type="currency" office:currency="BRL" office:value="22.74" calcext:value-type="currency">
            <text:p>R$ 22,7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729.43" calcext:value-type="currency">
            <text:p>R$ 729,4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46.72" calcext:value-type="currency">
            <text:p>R$ 846,72</text:p>
          </table:table-cell>
          <table:table-cell table:style-name="ce3" office:value-type="currency" office:currency="BRL" office:value="54.28" calcext:value-type="currency">
            <text:p>R$ 54,2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23.59" calcext:value-type="currency">
            <text:p>R$ 423,59</text:p>
          </table:table-cell>
          <table:table-cell table:style-name="ce3" office:value-type="currency" office:currency="BRL" office:value="20.56" calcext:value-type="currency">
            <text:p>R$ 20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582.85" calcext:value-type="currency">
            <text:p>R$ 582,8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19.59" calcext:value-type="currency">
            <text:p>R$ 419,59</text:p>
          </table:table-cell>
          <table:table-cell table:style-name="ce3" office:value-type="currency" office:currency="BRL" office:value="22.08" calcext:value-type="currency">
            <text:p>R$ 22,0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026.06" calcext:value-type="currency">
            <text:p>R$ 1.026,06</text:p>
          </table:table-cell>
          <table:table-cell table:style-name="ce3" office:value-type="currency" office:currency="BRL" office:value="52.35" calcext:value-type="currency">
            <text:p>R$ 52,3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87.96" calcext:value-type="currency">
            <text:p>R$ 387,96</text:p>
          </table:table-cell>
          <table:table-cell table:style-name="ce3" office:value-type="currency" office:currency="BRL" office:value="21.32" calcext:value-type="currency">
            <text:p>R$ 21,3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19.26" calcext:value-type="currency">
            <text:p>R$ 319,26</text:p>
          </table:table-cell>
          <table:table-cell table:style-name="ce3" office:value-type="currency" office:currency="BRL" office:value="15.57" calcext:value-type="currency">
            <text:p>R$ 15,5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28.25" calcext:value-type="currency">
            <text:p>R$ 328,25</text:p>
          </table:table-cell>
          <table:table-cell table:style-name="ce3" office:value-type="currency" office:currency="BRL" office:value="16.58" calcext:value-type="currency">
            <text:p>R$ 16,5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89.87" calcext:value-type="currency">
            <text:p>R$ 989,87</text:p>
          </table:table-cell>
          <table:table-cell table:style-name="ce3" office:value-type="currency" office:currency="BRL" office:value="53.22" calcext:value-type="currency">
            <text:p>R$ 53,2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371.46" calcext:value-type="currency">
            <text:p>R$ 371,46</text:p>
          </table:table-cell>
          <table:table-cell table:style-name="ce3" office:value-type="currency" office:currency="BRL" office:value="23.07" calcext:value-type="currency">
            <text:p>R$ 23,0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981.57" calcext:value-type="currency">
            <text:p>R$ 981,57</text:p>
          </table:table-cell>
          <table:table-cell table:style-name="ce3" office:value-type="currency" office:currency="BRL" office:value="47.42" calcext:value-type="currency">
            <text:p>R$ 47,4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89.74" calcext:value-type="currency">
            <text:p>R$ 189,74</text:p>
          </table:table-cell>
          <table:table-cell table:style-name="ce3" office:value-type="currency" office:currency="BRL" office:value="9.83" calcext:value-type="currency">
            <text:p>R$ 9,8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IRRF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876" calcext:value-type="currency">
            <text:p>R$ 876,0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NJUD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2961.7028" calcext:value-type="currency">
            <text:p>R$ 2.961,70</text:p>
          </table:table-cell>
          <table:table-cell office:value-type="float" office:value="198772" calcext:value-type="float">
            <text:p>19877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NJUD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3441.8702" calcext:value-type="currency">
            <text:p>R$ 3.441,87</text:p>
          </table:table-cell>
          <table:table-cell office:value-type="float" office:value="230998" calcext:value-type="float">
            <text:p>23099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HNJUD</text:p>
          </table:table-cell>
          <table:table-cell office:value-type="float" office:value="2018" calcext:value-type="float">
            <text:p>2018</text:p>
          </table:table-cell>
          <table:table-cell office:value-type="float" office:value="3214377" calcext:value-type="float">
            <text:p>3214377</text:p>
          </table:table-cell>
          <table:table-cell table:style-name="ce3" office:value-type="currency" office:currency="BRL" office:value="215.73" calcext:value-type="currency">
            <text:p>R$ 215,7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200001" calcext:value-type="float">
            <text:p>131225022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32" calcext:value-type="float">
            <text:p>13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200001" calcext:value-type="float">
            <text:p>131225022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office:value-type="float" office:value="130993" calcext:value-type="float">
            <text:p>130993</text:p>
          </table:table-cell>
          <table:table-cell office:value-type="float" office:value="9034" calcext:value-type="float">
            <text:p>9034</text:p>
          </table:table-cell>
          <table:table-cell office:value-type="float" office:value="132" calcext:value-type="float">
            <text:p>13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200001" calcext:value-type="float">
            <text:p>131225022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16.5257" calcext:value-type="currency">
            <text:p>R$ 116,53</text:p>
          </table:table-cell>
          <table:table-cell office:value-type="float" office:value="9033" calcext:value-type="float">
            <text:p>903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200001" calcext:value-type="float">
            <text:p>131225022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2200001" calcext:value-type="float">
            <text:p>131225022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274092" calcext:value-type="float">
            <text:p>274092</text:p>
          </table:table-cell>
          <table:table-cell office:value-type="float" office:value="22841" calcext:value-type="float">
            <text:p>22841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1992" calcext:value-type="float">
            <text:p>1992</text:p>
          </table:table-cell>
          <table:table-cell table:style-name="ce3" office:value-type="currency" office:currency="BRL" office:value="7549.41" calcext:value-type="currency">
            <text:p>R$ 7.549,41</text:p>
          </table:table-cell>
          <table:table-cell table:style-name="ce3" office:value-type="currency" office:currency="BRL" office:value="164.48" calcext:value-type="currency">
            <text:p>R$ 164,4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1993" calcext:value-type="float">
            <text:p>1993</text:p>
          </table:table-cell>
          <table:table-cell table:style-name="ce3" office:value-type="currency" office:currency="BRL" office:value="7352.04" calcext:value-type="currency">
            <text:p>R$ 7.352,04</text:p>
          </table:table-cell>
          <table:table-cell table:style-name="ce3" office:value-type="currency" office:currency="BRL" office:value="164.48" calcext:value-type="currency">
            <text:p>R$ 164,4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1994" calcext:value-type="float">
            <text:p>1994</text:p>
          </table:table-cell>
          <table:table-cell table:style-name="ce3" office:value-type="currency" office:currency="BRL" office:value="8655.98" calcext:value-type="currency">
            <text:p>R$ 8.655,98</text:p>
          </table:table-cell>
          <table:table-cell table:style-name="ce3" office:value-type="currency" office:currency="BRL" office:value="198.99" calcext:value-type="currency">
            <text:p>R$ 198,9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1995" calcext:value-type="float">
            <text:p>1995</text:p>
          </table:table-cell>
          <table:table-cell table:style-name="ce3" office:value-type="currency" office:currency="BRL" office:value="3410.64" calcext:value-type="currency">
            <text:p>R$ 3.410,64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3547.12" calcext:value-type="currency">
            <text:p>R$ 3.547,12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3412.37" calcext:value-type="currency">
            <text:p>R$ 3.412,3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3468.83" calcext:value-type="currency">
            <text:p>R$ 3.468,83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3778.08" calcext:value-type="currency">
            <text:p>R$ 3.778,0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3778.05" calcext:value-type="currency">
            <text:p>R$ 3.778,0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818" calcext:value-type="float">
            <text:p>818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49499.9" calcext:value-type="currency">
            <text:p>R$ 49.499,90</text:p>
          </table:table-cell>
          <table:table-cell table:style-name="ce3" office:value-type="currency" office:currency="BRL" office:value="1327.08" calcext:value-type="currency">
            <text:p>R$ 1.327,08</text:p>
          </table:table-cell>
          <table:table-cell office:value-type="float" office:value="818" calcext:value-type="float">
            <text:p>818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17656.09" calcext:value-type="currency">
            <text:p>R$ 17.656,09</text:p>
          </table:table-cell>
          <table:table-cell table:style-name="ce3" office:value-type="currency" office:currency="BRL" office:value="516.26" calcext:value-type="currency">
            <text:p>R$ 516,26</text:p>
          </table:table-cell>
          <table:table-cell office:value-type="float" office:value="819" calcext:value-type="float">
            <text:p>819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4184.34" calcext:value-type="currency">
            <text:p>R$ 4.184,34</text:p>
          </table:table-cell>
          <table:table-cell table:style-name="ce3" office:value-type="currency" office:currency="BRL" office:value="313.43" calcext:value-type="currency">
            <text:p>R$ 313,43</text:p>
          </table:table-cell>
          <table:table-cell office:value-type="float" office:value="819" calcext:value-type="float">
            <text:p>819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7333.26" calcext:value-type="currency">
            <text:p>R$ 7.333,26</text:p>
          </table:table-cell>
          <table:table-cell table:style-name="ce3" office:value-type="currency" office:currency="BRL" office:value="549.3" calcext:value-type="currency">
            <text:p>R$ 549,30</text:p>
          </table:table-cell>
          <table:table-cell office:value-type="float" office:value="820" calcext:value-type="float">
            <text:p>82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30943.2" calcext:value-type="currency">
            <text:p>R$ 30.943,20</text:p>
          </table:table-cell>
          <table:table-cell table:style-name="ce3" office:value-type="currency" office:currency="BRL" office:value="904.77" calcext:value-type="currency">
            <text:p>R$ 904,77</text:p>
          </table:table-cell>
          <table:table-cell office:value-type="float" office:value="820" calcext:value-type="float">
            <text:p>82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27404.26" calcext:value-type="currency">
            <text:p>R$ 27.404,26</text:p>
          </table:table-cell>
          <table:table-cell table:style-name="ce3" office:value-type="currency" office:currency="BRL" office:value="815.6" calcext:value-type="currency">
            <text:p>R$ 815,60</text:p>
          </table:table-cell>
          <table:table-cell office:value-type="float" office:value="821" calcext:value-type="float">
            <text:p>821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7153.8" calcext:value-type="currency">
            <text:p>R$ 7.153,80</text:p>
          </table:table-cell>
          <table:table-cell table:style-name="ce3" office:value-type="currency" office:currency="BRL" office:value="548.18" calcext:value-type="currency">
            <text:p>R$ 548,18</text:p>
          </table:table-cell>
          <table:table-cell office:value-type="float" office:value="821" calcext:value-type="float">
            <text:p>821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3109.58" calcext:value-type="currency">
            <text:p>R$ 3.109,58</text:p>
          </table:table-cell>
          <table:table-cell table:style-name="ce3" office:value-type="currency" office:currency="BRL" office:value="518.26" calcext:value-type="currency">
            <text:p>R$ 518,26</text:p>
          </table:table-cell>
          <table:table-cell office:value-type="float" office:value="822" calcext:value-type="float">
            <text:p>822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2557.89" calcext:value-type="currency">
            <text:p>R$ 2.557,8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822" calcext:value-type="float">
            <text:p>822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947.91" calcext:value-type="currency">
            <text:p>R$ 947,91</text:p>
          </table:table-cell>
          <table:table-cell table:style-name="ce3" office:value-type="currency" office:currency="BRL" office:value="81.36" calcext:value-type="currency">
            <text:p>R$ 81,36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968.42" calcext:value-type="currency">
            <text:p>R$ 968,42</text:p>
          </table:table-cell>
          <table:table-cell table:style-name="ce3" office:value-type="currency" office:currency="BRL" office:value="81.38" calcext:value-type="currency">
            <text:p>R$ 81,38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388.9025" calcext:value-type="currency">
            <text:p>R$ 388,90</text:p>
          </table:table-cell>
          <table:table-cell office:value-type="float" office:value="12425" calcext:value-type="float">
            <text:p>12425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964.19" calcext:value-type="currency">
            <text:p>R$ 964,19</text:p>
          </table:table-cell>
          <table:table-cell table:style-name="ce3" office:value-type="currency" office:currency="BRL" office:value="81.36" calcext:value-type="currency">
            <text:p>R$ 81,36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968.5615" calcext:value-type="currency">
            <text:p>R$ 1.968,56</text:p>
          </table:table-cell>
          <table:table-cell office:value-type="float" office:value="64543" calcext:value-type="float">
            <text:p>64543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935.71" calcext:value-type="currency">
            <text:p>R$ 935,71</text:p>
          </table:table-cell>
          <table:table-cell table:style-name="ce3" office:value-type="currency" office:currency="BRL" office:value="81.36" calcext:value-type="currency">
            <text:p>R$ 81,36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975.0158" calcext:value-type="currency">
            <text:p>R$ 1.975,02</text:p>
          </table:table-cell>
          <table:table-cell office:value-type="float" office:value="64543" calcext:value-type="float">
            <text:p>64543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951.98" calcext:value-type="currency">
            <text:p>R$ 951,98</text:p>
          </table:table-cell>
          <table:table-cell table:style-name="ce3" office:value-type="currency" office:currency="BRL" office:value="81.36" calcext:value-type="currency">
            <text:p>R$ 81,36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2007.2873" calcext:value-type="currency">
            <text:p>R$ 2.007,29</text:p>
          </table:table-cell>
          <table:table-cell office:value-type="float" office:value="64543" calcext:value-type="float">
            <text:p>64543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2026.9642" calcext:value-type="currency">
            <text:p>R$ 2.026,96</text:p>
          </table:table-cell>
          <table:table-cell office:value-type="float" office:value="64553" calcext:value-type="float">
            <text:p>64553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960.12" calcext:value-type="currency">
            <text:p>R$ 960,12</text:p>
          </table:table-cell>
          <table:table-cell table:style-name="ce3" office:value-type="currency" office:currency="BRL" office:value="81.36" calcext:value-type="currency">
            <text:p>R$ 81,36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994.3787" calcext:value-type="currency">
            <text:p>R$ 1.994,38</text:p>
          </table:table-cell>
          <table:table-cell office:value-type="float" office:value="64543" calcext:value-type="float">
            <text:p>64543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981.4701" calcext:value-type="currency">
            <text:p>R$ 1.981,47</text:p>
          </table:table-cell>
          <table:table-cell office:value-type="float" office:value="64543" calcext:value-type="float">
            <text:p>64543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2013.7416" calcext:value-type="currency">
            <text:p>R$ 2.013,74</text:p>
          </table:table-cell>
          <table:table-cell office:value-type="float" office:value="64543" calcext:value-type="float">
            <text:p>64543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931.64" calcext:value-type="currency">
            <text:p>R$ 931,64</text:p>
          </table:table-cell>
          <table:table-cell table:style-name="ce3" office:value-type="currency" office:currency="BRL" office:value="81.36" calcext:value-type="currency">
            <text:p>R$ 81,36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1987.9244" calcext:value-type="currency">
            <text:p>R$ 1.987,92</text:p>
          </table:table-cell>
          <table:table-cell office:value-type="float" office:value="64543" calcext:value-type="float">
            <text:p>64543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956.05" calcext:value-type="currency">
            <text:p>R$ 956,05</text:p>
          </table:table-cell>
          <table:table-cell table:style-name="ce3" office:value-type="currency" office:currency="BRL" office:value="81.36" calcext:value-type="currency">
            <text:p>R$ 81,36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939.78" calcext:value-type="currency">
            <text:p>R$ 939,78</text:p>
          </table:table-cell>
          <table:table-cell table:style-name="ce3" office:value-type="currency" office:currency="BRL" office:value="81.36" calcext:value-type="currency">
            <text:p>R$ 81,36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office:value-type="float" office:value="2000833" calcext:value-type="float">
            <text:p>2000833</text:p>
          </table:table-cell>
          <table:table-cell office:value-type="float" office:value="64543" calcext:value-type="float">
            <text:p>64543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943.84" calcext:value-type="currency">
            <text:p>R$ 943,84</text:p>
          </table:table-cell>
          <table:table-cell table:style-name="ce3" office:value-type="currency" office:currency="BRL" office:value="81.36" calcext:value-type="currency">
            <text:p>R$ 81,36</text:p>
          </table:table-cell>
          <table:table-cell office:value-type="float" office:value="3245" calcext:value-type="float">
            <text:p>3245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7719.6" calcext:value-type="currency">
            <text:p>R$ 7.719,60</text:p>
          </table:table-cell>
          <table:table-cell table:style-name="ce3" office:value-type="currency" office:currency="BRL" office:value="686.18" calcext:value-type="currency">
            <text:p>R$ 686,1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2263.37" calcext:value-type="currency">
            <text:p>R$ 2.263,3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7392.86" calcext:value-type="currency">
            <text:p>R$ 7.392,86</text:p>
          </table:table-cell>
          <table:table-cell table:style-name="ce3" office:value-type="currency" office:currency="BRL" office:value="690.92" calcext:value-type="currency">
            <text:p>R$ 690,9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2347.7" calcext:value-type="currency">
            <text:p>R$ 2.347,7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15275.1096" calcext:value-type="currency">
            <text:p>R$ 15.275,11</text:p>
          </table:table-cell>
          <table:table-cell office:value-type="float" office:value="551448" calcext:value-type="float">
            <text:p>551448</text:p>
          </table:table-cell>
          <table:table-cell office:value-type="float" office:value="265094" calcext:value-type="float">
            <text:p>265094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14558.3328" calcext:value-type="currency">
            <text:p>R$ 14.558,33</text:p>
          </table:table-cell>
          <table:table-cell office:value-type="float" office:value="551452" calcext:value-type="float">
            <text:p>551452</text:p>
          </table:table-cell>
          <table:table-cell office:value-type="float" office:value="61144" calcext:value-type="float">
            <text:p>6114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3896.4392" calcext:value-type="currency">
            <text:p>R$ 13.896,44</text:p>
          </table:table-cell>
          <table:table-cell office:value-type="float" office:value="551446" calcext:value-type="float">
            <text:p>551446</text:p>
          </table:table-cell>
          <table:table-cell office:value-type="float" office:value="103059" calcext:value-type="float">
            <text:p>10305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office:value-type="float" office:value="13234656" calcext:value-type="float">
            <text:p>13234656</text:p>
          </table:table-cell>
          <table:table-cell office:value-type="float" office:value="551444" calcext:value-type="float">
            <text:p>551444</text:p>
          </table:table-cell>
          <table:table-cell office:value-type="float" office:value="51907" calcext:value-type="float">
            <text:p>51907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office:value-type="float" office:value="12628205" calcext:value-type="float">
            <text:p>12628205</text:p>
          </table:table-cell>
          <table:table-cell table:style-name="ce3" office:value-type="currency" office:currency="BRL" office:value="551.45" calcext:value-type="currency">
            <text:p>R$ 551,45</text:p>
          </table:table-cell>
          <table:table-cell office:value-type="float" office:value="57935" calcext:value-type="float">
            <text:p>57935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testo Cartó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1911.38" calcext:value-type="currency">
            <text:p>R$ 11.911,38</text:p>
          </table:table-cell>
          <table:table-cell table:style-name="ce3" office:value-type="currency" office:currency="BRL" office:value="551.45" calcext:value-type="currency">
            <text:p>R$ 551,45</text:p>
          </table:table-cell>
          <table:table-cell office:value-type="float" office:value="282196" calcext:value-type="float">
            <text:p>282196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346.5" calcext:value-type="currency">
            <text:p>R$ 346,50</text:p>
          </table:table-cell>
          <table:table-cell table:style-name="ce3" office:value-type="currency" office:currency="BRL" office:value="17.07" calcext:value-type="currency">
            <text:p>R$ 17,07</text:p>
          </table:table-cell>
          <table:table-cell office:value-type="float" office:value="297982" calcext:value-type="float">
            <text:p>297982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2738.68" calcext:value-type="currency">
            <text:p>R$ 12.738,68</text:p>
          </table:table-cell>
          <table:table-cell table:style-name="ce3" office:value-type="currency" office:currency="BRL" office:value="627.52" calcext:value-type="currency">
            <text:p>R$ 627,52</text:p>
          </table:table-cell>
          <table:table-cell office:value-type="float" office:value="297982" calcext:value-type="float">
            <text:p>297982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testo Cartó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2045.28" calcext:value-type="currency">
            <text:p>R$ 12.045,28</text:p>
          </table:table-cell>
          <table:table-cell table:style-name="ce3" office:value-type="currency" office:currency="BRL" office:value="630.64" calcext:value-type="currency">
            <text:p>R$ 630,64</text:p>
          </table:table-cell>
          <table:table-cell office:value-type="float" office:value="282199" calcext:value-type="float">
            <text:p>282199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433" calcext:value-type="currency">
            <text:p>R$ 433,00</text:p>
          </table:table-cell>
          <table:table-cell table:style-name="ce3" office:value-type="currency" office:currency="BRL" office:value="22.67" calcext:value-type="currency">
            <text:p>R$ 22,67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1312.89" calcext:value-type="currency">
            <text:p>R$ 11.312,89</text:p>
          </table:table-cell>
          <table:table-cell table:style-name="ce3" office:value-type="currency" office:currency="BRL" office:value="632.01" calcext:value-type="currency">
            <text:p>R$ 632,01</text:p>
          </table:table-cell>
          <table:table-cell office:value-type="float" office:value="297983" calcext:value-type="float">
            <text:p>297983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406.67" calcext:value-type="currency">
            <text:p>R$ 406,67</text:p>
          </table:table-cell>
          <table:table-cell table:style-name="ce3" office:value-type="currency" office:currency="BRL" office:value="22.72" calcext:value-type="currency">
            <text:p>R$ 22,72</text:p>
          </table:table-cell>
          <table:table-cell office:value-type="float" office:value="297983" calcext:value-type="float">
            <text:p>297983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381.6792" calcext:value-type="currency">
            <text:p>R$ 381,68</text:p>
          </table:table-cell>
          <table:table-cell office:value-type="float" office:value="22719" calcext:value-type="float">
            <text:p>22719</text:p>
          </table:table-cell>
          <table:table-cell office:value-type="float" office:value="297984" calcext:value-type="float">
            <text:p>29798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0617.6" calcext:value-type="currency">
            <text:p>R$ 10.617,60</text:p>
          </table:table-cell>
          <table:table-cell table:style-name="ce3" office:value-type="currency" office:currency="BRL" office:value="632" calcext:value-type="currency">
            <text:p>R$ 632,00</text:p>
          </table:table-cell>
          <table:table-cell office:value-type="float" office:value="297984" calcext:value-type="float">
            <text:p>29798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1601.3423" calcext:value-type="currency">
            <text:p>R$ 11.601,34</text:p>
          </table:table-cell>
          <table:table-cell office:value-type="float" office:value="738939" calcext:value-type="float">
            <text:p>738939</text:p>
          </table:table-cell>
          <table:table-cell office:value-type="float" office:value="133" calcext:value-type="float">
            <text:p>13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428.0291" calcext:value-type="currency">
            <text:p>R$ 428,03</text:p>
          </table:table-cell>
          <table:table-cell office:value-type="float" office:value="27263" calcext:value-type="float">
            <text:p>27263</text:p>
          </table:table-cell>
          <table:table-cell office:value-type="float" office:value="133" calcext:value-type="float">
            <text:p>13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8757.4635" calcext:value-type="currency">
            <text:p>R$ 8.757,46</text:p>
          </table:table-cell>
          <table:table-cell office:value-type="float" office:value="603963" calcext:value-type="float">
            <text:p>603963</text:p>
          </table:table-cell>
          <table:table-cell office:value-type="float" office:value="133" calcext:value-type="float">
            <text:p>13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office:value-type="float" office:value="395328" calcext:value-type="float">
            <text:p>395328</text:p>
          </table:table-cell>
          <table:table-cell office:value-type="float" office:value="27264" calcext:value-type="float">
            <text:p>27264</text:p>
          </table:table-cell>
          <table:table-cell office:value-type="float" office:value="133" calcext:value-type="float">
            <text:p>133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office:value-type="float" office:value="7791084" calcext:value-type="float">
            <text:p>7791084</text:p>
          </table:table-cell>
          <table:table-cell table:style-name="ce3" office:value-type="currency" office:currency="BRL" office:value="603.96" calcext:value-type="currency">
            <text:p>R$ 603,9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351.6927" calcext:value-type="currency">
            <text:p>R$ 351,69</text:p>
          </table:table-cell>
          <table:table-cell office:value-type="float" office:value="27263" calcext:value-type="float">
            <text:p>2726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0803190001" calcext:value-type="float">
            <text:p>1011080319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10352436" calcext:value-type="float">
            <text:p>10352436</text:p>
          </table:table-cell>
          <table:table-cell office:value-type="float" office:value="862703" calcext:value-type="float">
            <text:p>862703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1992" calcext:value-type="float">
            <text:p>1992</text:p>
          </table:table-cell>
          <table:table-cell table:style-name="ce3" office:value-type="currency" office:currency="BRL" office:value="162.18" calcext:value-type="currency">
            <text:p>R$ 162,1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1993" calcext:value-type="float">
            <text:p>1993</text:p>
          </table:table-cell>
          <table:table-cell table:style-name="ce3" office:value-type="currency" office:currency="BRL" office:value="162.18" calcext:value-type="currency">
            <text:p>R$ 162,1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1994" calcext:value-type="float">
            <text:p>1994</text:p>
          </table:table-cell>
          <table:table-cell table:style-name="ce3" office:value-type="currency" office:currency="BRL" office:value="162.18" calcext:value-type="currency">
            <text:p>R$ 162,1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1996" calcext:value-type="float">
            <text:p>1996</text:p>
          </table:table-cell>
          <table:table-cell table:style-name="ce3" office:value-type="currency" office:currency="BRL" office:value="416.2" calcext:value-type="currency">
            <text:p>R$ 416,2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1997" calcext:value-type="float">
            <text:p>1997</text:p>
          </table:table-cell>
          <table:table-cell table:style-name="ce3" office:value-type="currency" office:currency="BRL" office:value="414.49" calcext:value-type="currency">
            <text:p>R$ 414,4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1998" calcext:value-type="float">
            <text:p>1998</text:p>
          </table:table-cell>
          <table:table-cell table:style-name="ce3" office:value-type="currency" office:currency="BRL" office:value="436.1" calcext:value-type="currency">
            <text:p>R$ 436,10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1999" calcext:value-type="float">
            <text:p>1999</text:p>
          </table:table-cell>
          <table:table-cell table:style-name="ce3" office:value-type="currency" office:currency="BRL" office:value="474.98" calcext:value-type="currency">
            <text:p>R$ 474,98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00" calcext:value-type="float">
            <text:p>2000</text:p>
          </table:table-cell>
          <table:table-cell table:style-name="ce3" office:value-type="currency" office:currency="BRL" office:value="474.97" calcext:value-type="currency">
            <text:p>R$ 474,9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01" calcext:value-type="float">
            <text:p>2001</text:p>
          </table:table-cell>
          <table:table-cell table:style-name="ce3" office:value-type="currency" office:currency="BRL" office:value="162.69" calcext:value-type="currency">
            <text:p>R$ 162,6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02" calcext:value-type="float">
            <text:p>2002</text:p>
          </table:table-cell>
          <table:table-cell table:style-name="ce3" office:value-type="currency" office:currency="BRL" office:value="283.19" calcext:value-type="currency">
            <text:p>R$ 283,1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03" calcext:value-type="float">
            <text:p>2003</text:p>
          </table:table-cell>
          <table:table-cell table:style-name="ce3" office:value-type="currency" office:currency="BRL" office:value="283.19" calcext:value-type="currency">
            <text:p>R$ 283,19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04" calcext:value-type="float">
            <text:p>2004</text:p>
          </table:table-cell>
          <table:table-cell table:style-name="ce3" office:value-type="currency" office:currency="BRL" office:value="263.71" calcext:value-type="currency">
            <text:p>R$ 263,71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05" calcext:value-type="float">
            <text:p>2005</text:p>
          </table:table-cell>
          <table:table-cell table:style-name="ce3" office:value-type="currency" office:currency="BRL" office:value="292.66" calcext:value-type="currency">
            <text:p>R$ 292,66</text:p>
          </table:table-cell>
          <table:table-cell table:style-name="ce3" office:value-type="currency" office:currency="BRL" office:value="48.77" calcext:value-type="currency">
            <text:p>R$ 48,77</text:p>
          </table:table-cell>
          <table:table-cell office:value-type="float" office:value="67420" calcext:value-type="float">
            <text:p>67420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06" calcext:value-type="float">
            <text:p>2006</text:p>
          </table:table-cell>
          <table:table-cell table:style-name="ce3" office:value-type="currency" office:currency="BRL" office:value="271.69" calcext:value-type="currency">
            <text:p>R$ 271,69</text:p>
          </table:table-cell>
          <table:table-cell table:style-name="ce3" office:value-type="currency" office:currency="BRL" office:value="45.28" calcext:value-type="currency">
            <text:p>R$ 45,28</text:p>
          </table:table-cell>
          <table:table-cell office:value-type="float" office:value="127084" calcext:value-type="float">
            <text:p>127084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295.44" calcext:value-type="currency">
            <text:p>R$ 295,44</text:p>
          </table:table-cell>
          <table:table-cell table:style-name="ce3" office:value-type="currency" office:currency="BRL" office:value="49.24" calcext:value-type="currency">
            <text:p>R$ 49,24</text:p>
          </table:table-cell>
          <table:table-cell office:value-type="float" office:value="191823" calcext:value-type="float">
            <text:p>191823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291.6" calcext:value-type="currency">
            <text:p>R$ 291,60</text:p>
          </table:table-cell>
          <table:table-cell table:style-name="ce3" office:value-type="currency" office:currency="BRL" office:value="48.6" calcext:value-type="currency">
            <text:p>R$ 48,60</text:p>
          </table:table-cell>
          <table:table-cell office:value-type="float" office:value="265873" calcext:value-type="float">
            <text:p>265873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286.58" calcext:value-type="currency">
            <text:p>R$ 286,58</text:p>
          </table:table-cell>
          <table:table-cell table:style-name="ce3" office:value-type="currency" office:currency="BRL" office:value="13.64" calcext:value-type="currency">
            <text:p>R$ 13,6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366.6448" calcext:value-type="currency">
            <text:p>R$ 1.366,64</text:p>
          </table:table-cell>
          <table:table-cell office:value-type="float" office:value="54448" calcext:value-type="float">
            <text:p>54448</text:p>
          </table:table-cell>
          <table:table-cell office:value-type="float" office:value="103404" calcext:value-type="float">
            <text:p>103404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301.2594" calcext:value-type="currency">
            <text:p>R$ 1.301,26</text:p>
          </table:table-cell>
          <table:table-cell office:value-type="float" office:value="54446" calcext:value-type="float">
            <text:p>54446</text:p>
          </table:table-cell>
          <table:table-cell office:value-type="float" office:value="52406" calcext:value-type="float">
            <text:p>52406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241.3916" calcext:value-type="currency">
            <text:p>R$ 1.241,39</text:p>
          </table:table-cell>
          <table:table-cell office:value-type="float" office:value="54447" calcext:value-type="float">
            <text:p>54447</text:p>
          </table:table-cell>
          <table:table-cell office:value-type="float" office:value="282347" calcext:value-type="float">
            <text:p>282347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176.06" calcext:value-type="currency">
            <text:p>R$ 1.176,06</text:p>
          </table:table-cell>
          <table:table-cell table:style-name="ce3" office:value-type="currency" office:currency="BRL" office:value="54.45" calcext:value-type="currency">
            <text:p>R$ 54,45</text:p>
          </table:table-cell>
          <table:table-cell office:value-type="float" office:value="297431" calcext:value-type="float">
            <text:p>297431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TCRL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15.51" calcext:value-type="currency">
            <text:p>R$ 115,51</text:p>
          </table:table-cell>
          <table:table-cell table:style-name="ce3" office:value-type="currency" office:currency="BRL" office:value="5.69" calcext:value-type="currency">
            <text:p>R$ 5,6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274.34" calcext:value-type="currency">
            <text:p>R$ 1.274,34</text:p>
          </table:table-cell>
          <table:table-cell table:style-name="ce3" office:value-type="currency" office:currency="BRL" office:value="62.78" calcext:value-type="currency">
            <text:p>R$ 62,78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office:value-type="float" office:value="1190122" calcext:value-type="float">
            <text:p>1190122</text:p>
          </table:table-cell>
          <table:table-cell office:value-type="float" office:value="62638" calcext:value-type="float">
            <text:p>62638</text:p>
          </table:table-cell>
          <table:table-cell office:value-type="float" office:value="282347" calcext:value-type="float">
            <text:p>282347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TCRL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44.34" calcext:value-type="currency">
            <text:p>R$ 144,34</text:p>
          </table:table-cell>
          <table:table-cell table:style-name="ce3" office:value-type="currency" office:currency="BRL" office:value="7.56" calcext:value-type="currency">
            <text:p>R$ 7,5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117.3772" calcext:value-type="currency">
            <text:p>R$ 1.117,38</text:p>
          </table:table-cell>
          <table:table-cell office:value-type="float" office:value="62774" calcext:value-type="float">
            <text:p>62774</text:p>
          </table:table-cell>
          <table:table-cell office:value-type="float" office:value="134" calcext:value-type="float">
            <text:p>13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TCRL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34.7994" calcext:value-type="currency">
            <text:p>R$ 134,80</text:p>
          </table:table-cell>
          <table:table-cell office:value-type="float" office:value="7573" calcext:value-type="float">
            <text:p>7573</text:p>
          </table:table-cell>
          <table:table-cell office:value-type="float" office:value="134" calcext:value-type="float">
            <text:p>13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054.5696" calcext:value-type="currency">
            <text:p>R$ 1.054,57</text:p>
          </table:table-cell>
          <table:table-cell office:value-type="float" office:value="62772" calcext:value-type="float">
            <text:p>62772</text:p>
          </table:table-cell>
          <table:table-cell office:value-type="float" office:value="134" calcext:value-type="float">
            <text:p>13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TCRL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27.2264" calcext:value-type="currency">
            <text:p>R$ 127,23</text:p>
          </table:table-cell>
          <table:table-cell office:value-type="float" office:value="7573" calcext:value-type="float">
            <text:p>7573</text:p>
          </table:table-cell>
          <table:table-cell office:value-type="float" office:value="134" calcext:value-type="float">
            <text:p>13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209.3396" calcext:value-type="currency">
            <text:p>R$ 1.209,34</text:p>
          </table:table-cell>
          <table:table-cell office:value-type="float" office:value="77028" calcext:value-type="float">
            <text:p>77028</text:p>
          </table:table-cell>
          <table:table-cell office:value-type="float" office:value="134" calcext:value-type="float">
            <text:p>13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TCRL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42.6816" calcext:value-type="currency">
            <text:p>R$ 142,68</text:p>
          </table:table-cell>
          <table:table-cell office:value-type="float" office:value="9088" calcext:value-type="float">
            <text:p>9088</text:p>
          </table:table-cell>
          <table:table-cell office:value-type="float" office:value="134" calcext:value-type="float">
            <text:p>13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TCRL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31.7905" calcext:value-type="currency">
            <text:p>R$ 131,79</text:p>
          </table:table-cell>
          <table:table-cell office:value-type="float" office:value="9089" calcext:value-type="float">
            <text:p>9089</text:p>
          </table:table-cell>
          <table:table-cell office:value-type="float" office:value="134" calcext:value-type="float">
            <text:p>13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office:value-type="float" office:value="1116877" calcext:value-type="float">
            <text:p>1116877</text:p>
          </table:table-cell>
          <table:table-cell office:value-type="float" office:value="77026" calcext:value-type="float">
            <text:p>77026</text:p>
          </table:table-cell>
          <table:table-cell office:value-type="float" office:value="134" calcext:value-type="float">
            <text:p>134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TCRL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17.2352" calcext:value-type="currency">
            <text:p>R$ 117,24</text:p>
          </table:table-cell>
          <table:table-cell office:value-type="float" office:value="9088" calcext:value-type="float">
            <text:p>908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993.6483" calcext:value-type="currency">
            <text:p>R$ 993,65</text:p>
          </table:table-cell>
          <table:table-cell office:value-type="float" office:value="77027" calcext:value-type="float">
            <text:p>7702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0114603130001" calcext:value-type="float">
            <text:p>1011460313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1176636" calcext:value-type="float">
            <text:p>1176636</text:p>
          </table:table-cell>
          <table:table-cell office:value-type="float" office:value="98053" calcext:value-type="float">
            <text:p>98053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3996.2" calcext:value-type="currency">
            <text:p>R$ 3.996,20</text:p>
          </table:table-cell>
          <table:table-cell table:style-name="ce3" office:value-type="currency" office:currency="BRL" office:value="190.29" calcext:value-type="currency">
            <text:p>R$ 190,29</text:p>
          </table:table-cell>
          <table:table-cell office:value-type="float" office:value="67357" calcext:value-type="float">
            <text:p>67357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nce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3742.35" calcext:value-type="currency">
            <text:p>R$ 3.742,35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office:value-type="float" office:value="67357" calcext:value-type="float">
            <text:p>67357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4164.78" calcext:value-type="currency">
            <text:p>R$ 4.164,78</text:p>
          </table:table-cell>
          <table:table-cell table:style-name="ce3" office:value-type="currency" office:currency="BRL" office:value="198.32" calcext:value-type="currency">
            <text:p>R$ 198,32</text:p>
          </table:table-cell>
          <table:table-cell office:value-type="float" office:value="105738" calcext:value-type="float">
            <text:p>105738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19781.81" calcext:value-type="currency">
            <text:p>R$ 19.781,81</text:p>
          </table:table-cell>
          <table:table-cell table:style-name="ce3" office:value-type="currency" office:currency="BRL" office:value="788.12" calcext:value-type="currency">
            <text:p>R$ 788,12</text:p>
          </table:table-cell>
          <table:table-cell office:value-type="float" office:value="105738" calcext:value-type="float">
            <text:p>105738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4402.76" calcext:value-type="currency">
            <text:p>R$ 4.402,76</text:p>
          </table:table-cell>
          <table:table-cell table:style-name="ce3" office:value-type="currency" office:currency="BRL" office:value="209.65" calcext:value-type="currency">
            <text:p>R$ 209,65</text:p>
          </table:table-cell>
          <table:table-cell office:value-type="float" office:value="54962" calcext:value-type="float">
            <text:p>54962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18929.93" calcext:value-type="currency">
            <text:p>R$ 18.929,93</text:p>
          </table:table-cell>
          <table:table-cell table:style-name="ce3" office:value-type="currency" office:currency="BRL" office:value="788.75" calcext:value-type="currency">
            <text:p>R$ 788,75</text:p>
          </table:table-cell>
          <table:table-cell office:value-type="float" office:value="54962" calcext:value-type="float">
            <text:p>54962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4690.32" calcext:value-type="currency">
            <text:p>R$ 4.690,32</text:p>
          </table:table-cell>
          <table:table-cell table:style-name="ce3" office:value-type="currency" office:currency="BRL" office:value="223.34" calcext:value-type="currency">
            <text:p>R$ 223,3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2" calcext:value-type="float">
            <text:p>2012</text:p>
          </table:table-cell>
          <table:table-cell table:style-name="ce3" office:value-type="currency" office:currency="BRL" office:value="17965.42" calcext:value-type="currency">
            <text:p>R$ 17.965,42</text:p>
          </table:table-cell>
          <table:table-cell table:style-name="ce3" office:value-type="currency" office:currency="BRL" office:value="787.96" calcext:value-type="currency">
            <text:p>R$ 787,96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4955.72" calcext:value-type="currency">
            <text:p>R$ 4.955,72</text:p>
          </table:table-cell>
          <table:table-cell table:style-name="ce3" office:value-type="currency" office:currency="BRL" office:value="235.98" calcext:value-type="currency">
            <text:p>R$ 235,98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7040.78" calcext:value-type="currency">
            <text:p>R$ 17.040,78</text:p>
          </table:table-cell>
          <table:table-cell office:value-type="float" office:value="788925" calcext:value-type="float">
            <text:p>788925</text:p>
          </table:table-cell>
          <table:table-cell office:value-type="float" office:value="291839" calcext:value-type="float">
            <text:p>291839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4903.8024" calcext:value-type="currency">
            <text:p>R$ 14.903,80</text:p>
          </table:table-cell>
          <table:table-cell office:value-type="float" office:value="737812" calcext:value-type="float">
            <text:p>737812</text:p>
          </table:table-cell>
          <table:table-cell office:value-type="float" office:value="291840" calcext:value-type="float">
            <text:p>291840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CIP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81.46" calcext:value-type="currency">
            <text:p>R$ 181,46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4069.02" calcext:value-type="currency">
            <text:p>R$ 14.069,02</text:p>
          </table:table-cell>
          <table:table-cell table:style-name="ce3" office:value-type="currency" office:currency="BRL" office:value="736.6" calcext:value-type="currency">
            <text:p>R$ 736,60</text:p>
          </table:table-cell>
          <table:table-cell office:value-type="float" office:value="297974" calcext:value-type="float">
            <text:p>29797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70.35" calcext:value-type="currency">
            <text:p>R$ 170,35</text:p>
          </table:table-cell>
          <table:table-cell table:style-name="ce3" office:value-type="currency" office:currency="BRL" office:value="8.92" calcext:value-type="currency">
            <text:p>R$ 8,92</text:p>
          </table:table-cell>
          <table:table-cell office:value-type="float" office:value="297974" calcext:value-type="float">
            <text:p>297974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3219.96" calcext:value-type="currency">
            <text:p>R$ 13.219,96</text:p>
          </table:table-cell>
          <table:table-cell table:style-name="ce3" office:value-type="currency" office:currency="BRL" office:value="738.55" calcext:value-type="currency">
            <text:p>R$ 738,55</text:p>
          </table:table-cell>
          <table:table-cell office:value-type="float" office:value="297975" calcext:value-type="float">
            <text:p>297975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c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59.99" calcext:value-type="currency">
            <text:p>R$ 159,99</text:p>
          </table:table-cell>
          <table:table-cell table:style-name="ce3" office:value-type="currency" office:currency="BRL" office:value="8.94" calcext:value-type="currency">
            <text:p>R$ 8,94</text:p>
          </table:table-cell>
          <table:table-cell office:value-type="float" office:value="297975" calcext:value-type="float">
            <text:p>297975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CIP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50.1584" calcext:value-type="currency">
            <text:p>R$ 150,16</text:p>
          </table:table-cell>
          <table:table-cell office:value-type="float" office:value="8938" calcext:value-type="float">
            <text:p>8938</text:p>
          </table:table-cell>
          <table:table-cell office:value-type="float" office:value="297976" calcext:value-type="float">
            <text:p>297976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7" calcext:value-type="float">
            <text:p>2017</text:p>
          </table:table-cell>
          <table:table-cell table:style-name="ce3" office:value-type="currency" office:currency="BRL" office:value="12414.3936" calcext:value-type="currency">
            <text:p>R$ 12.414,39</text:p>
          </table:table-cell>
          <table:table-cell office:value-type="float" office:value="738952" calcext:value-type="float">
            <text:p>738952</text:p>
          </table:table-cell>
          <table:table-cell office:value-type="float" office:value="297976" calcext:value-type="float">
            <text:p>297976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CIP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40.3266" calcext:value-type="currency">
            <text:p>R$ 140,33</text:p>
          </table:table-cell>
          <table:table-cell office:value-type="float" office:value="8938" calcext:value-type="float">
            <text:p>8938</text:p>
          </table:table-cell>
          <table:table-cell office:value-type="float" office:value="302069" calcext:value-type="float">
            <text:p>30206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8" calcext:value-type="float">
            <text:p>2018</text:p>
          </table:table-cell>
          <table:table-cell table:style-name="ce3" office:value-type="currency" office:currency="BRL" office:value="19910.7086" calcext:value-type="currency">
            <text:p>R$ 19.910,71</text:p>
          </table:table-cell>
          <table:table-cell office:value-type="float" office:value="1268198" calcext:value-type="float">
            <text:p>1268198</text:p>
          </table:table-cell>
          <table:table-cell office:value-type="float" office:value="302069" calcext:value-type="float">
            <text:p>302069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office:value-type="float" office:value="18391249" calcext:value-type="float">
            <text:p>18391249</text:p>
          </table:table-cell>
          <table:table-cell office:value-type="float" office:value="1268362" calcext:value-type="float">
            <text:p>1268362</text:p>
          </table:table-cell>
          <table:table-cell office:value-type="float" office:value="135" calcext:value-type="float">
            <text:p>13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35" calcext:value-type="float">
            <text:p>135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6363.65" calcext:value-type="currency">
            <text:p>R$ 16.363,65</text:p>
          </table:table-cell>
          <table:table-cell table:style-name="ce3" office:value-type="currency" office:currency="BRL" office:value="1268.5" calcext:value-type="currency">
            <text:p>R$ 1.268,5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11000001" calcext:value-type="float">
            <text:p>131225110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office:value-type="float" office:value="15387648" calcext:value-type="float">
            <text:p>15387648</text:p>
          </table:table-cell>
          <table:table-cell office:value-type="float" office:value="1282304" calcext:value-type="float">
            <text:p>1282304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IPTU</text:p>
          </table:table-cell>
          <table:table-cell office:value-type="float" office:value="2007" calcext:value-type="float">
            <text:p>2007</text:p>
          </table:table-cell>
          <table:table-cell table:style-name="ce3" office:value-type="currency" office:currency="BRL" office:value="702.39" calcext:value-type="currency">
            <text:p>R$ 702,39</text:p>
          </table:table-cell>
          <table:table-cell table:style-name="ce3" office:value-type="currency" office:currency="BRL" office:value="117.06" calcext:value-type="currency">
            <text:p>R$ 117,06</text:p>
          </table:table-cell>
          <table:table-cell office:value-type="float" office:value="195475" calcext:value-type="float">
            <text:p>195475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IPTU</text:p>
          </table:table-cell>
          <table:table-cell office:value-type="float" office:value="2008" calcext:value-type="float">
            <text:p>2008</text:p>
          </table:table-cell>
          <table:table-cell table:style-name="ce3" office:value-type="currency" office:currency="BRL" office:value="713.12" calcext:value-type="currency">
            <text:p>R$ 713,12</text:p>
          </table:table-cell>
          <table:table-cell table:style-name="ce3" office:value-type="currency" office:currency="BRL" office:value="118.85" calcext:value-type="currency">
            <text:p>R$ 118,85</text:p>
          </table:table-cell>
          <table:table-cell office:value-type="float" office:value="270181" calcext:value-type="float">
            <text:p>270181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IPTU</text:p>
          </table:table-cell>
          <table:table-cell office:value-type="float" office:value="2009" calcext:value-type="float">
            <text:p>2009</text:p>
          </table:table-cell>
          <table:table-cell table:style-name="ce3" office:value-type="currency" office:currency="BRL" office:value="663.49" calcext:value-type="currency">
            <text:p>R$ 663,49</text:p>
          </table:table-cell>
          <table:table-cell table:style-name="ce3" office:value-type="currency" office:currency="BRL" office:value="31.59" calcext:value-type="currency">
            <text:p>R$ 31,59</text:p>
          </table:table-cell>
          <table:table-cell office:value-type="float" office:value="65995" calcext:value-type="float">
            <text:p>65995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IPTU</text:p>
          </table:table-cell>
          <table:table-cell office:value-type="float" office:value="2010" calcext:value-type="float">
            <text:p>2010</text:p>
          </table:table-cell>
          <table:table-cell table:style-name="ce3" office:value-type="currency" office:currency="BRL" office:value="691.48" calcext:value-type="currency">
            <text:p>R$ 691,48</text:p>
          </table:table-cell>
          <table:table-cell table:style-name="ce3" office:value-type="currency" office:currency="BRL" office:value="32.92" calcext:value-type="currency">
            <text:p>R$ 32,92</text:p>
          </table:table-cell>
          <table:table-cell office:value-type="float" office:value="105180" calcext:value-type="float">
            <text:p>10518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IPTU</text:p>
          </table:table-cell>
          <table:table-cell office:value-type="float" office:value="2011" calcext:value-type="float">
            <text:p>2011</text:p>
          </table:table-cell>
          <table:table-cell table:style-name="ce3" office:value-type="currency" office:currency="BRL" office:value="730.99" calcext:value-type="currency">
            <text:p>R$ 730,99</text:p>
          </table:table-cell>
          <table:table-cell table:style-name="ce3" office:value-type="currency" office:currency="BRL" office:value="34.8" calcext:value-type="currency">
            <text:p>R$ 34,80</text:p>
          </table:table-cell>
          <table:table-cell office:value-type="float" office:value="54483" calcext:value-type="float">
            <text:p>54483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IPTU</text:p>
          </table:table-cell>
          <table:table-cell office:value-type="float" office:value="2013" calcext:value-type="float">
            <text:p>2013</text:p>
          </table:table-cell>
          <table:table-cell table:style-name="ce3" office:value-type="currency" office:currency="BRL" office:value="1420.52" calcext:value-type="currency">
            <text:p>R$ 1.420,52</text:p>
          </table:table-cell>
          <table:table-cell table:style-name="ce3" office:value-type="currency" office:currency="BRL" office:value="104.45" calcext:value-type="currency">
            <text:p>R$ 104,4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CIP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65.33" calcext:value-type="currency">
            <text:p>R$ 65,33</text:p>
          </table:table-cell>
          <table:table-cell table:style-name="ce3" office:value-type="currency" office:currency="BRL" office:value="5.92" calcext:value-type="currency">
            <text:p>R$ 5,92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IPTU</text:p>
          </table:table-cell>
          <table:table-cell office:value-type="float" office:value="2014" calcext:value-type="float">
            <text:p>2014</text:p>
          </table:table-cell>
          <table:table-cell table:style-name="ce3" office:value-type="currency" office:currency="BRL" office:value="1825.35" calcext:value-type="currency">
            <text:p>R$ 1.825,35</text:p>
          </table:table-cell>
          <table:table-cell table:style-name="ce3" office:value-type="currency" office:currency="BRL" office:value="140.95" calcext:value-type="currency">
            <text:p>R$ 140,95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CIP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59.26" calcext:value-type="currency">
            <text:p>R$ 59,26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IPTU</text:p>
          </table:table-cell>
          <table:table-cell office:value-type="float" office:value="2015" calcext:value-type="float">
            <text:p>2015</text:p>
          </table:table-cell>
          <table:table-cell table:style-name="ce3" office:value-type="currency" office:currency="BRL" office:value="1741.66" calcext:value-type="currency">
            <text:p>R$ 1.741,66</text:p>
          </table:table-cell>
          <table:table-cell table:style-name="ce3" office:value-type="currency" office:currency="BRL" office:value="141.03" calcext:value-type="currency">
            <text:p>R$ 141,03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CIP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65.47" calcext:value-type="currency">
            <text:p>R$ 65,47</text:p>
          </table:table-cell>
          <table:table-cell table:style-name="ce3" office:value-type="currency" office:currency="BRL" office:value="0" calcext:value-type="currency">
            <text:p>R$ 0,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ixa Parcel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IPTU</text:p>
          </table:table-cell>
          <table:table-cell office:value-type="float" office:value="2016" calcext:value-type="float">
            <text:p>2016</text:p>
          </table:table-cell>
          <table:table-cell table:style-name="ce3" office:value-type="currency" office:currency="BRL" office:value="1657.85" calcext:value-type="currency">
            <text:p>R$ 1.657,85</text:p>
          </table:table-cell>
          <table:table-cell table:style-name="ce3" office:value-type="currency" office:currency="BRL" office:value="141.09" calcext:value-type="currency">
            <text:p>R$ 141,09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CIP</text:p>
          </table:table-cell>
          <table:table-cell office:value-type="float" office:value="2019" calcext:value-type="float">
            <text:p>2019</text:p>
          </table:table-cell>
          <table:table-cell office:value-type="float" office:value="129601" calcext:value-type="float">
            <text:p>129601</text:p>
          </table:table-cell>
          <table:table-cell office:value-type="float" office:value="8938" calcext:value-type="float">
            <text:p>8938</text:p>
          </table:table-cell>
          <table:table-cell office:value-type="float" office:value="136" calcext:value-type="float">
            <text:p>13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ção Jud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IPTU</text:p>
          </table:table-cell>
          <table:table-cell office:value-type="float" office:value="2019" calcext:value-type="float">
            <text:p>2019</text:p>
          </table:table-cell>
          <table:table-cell table:style-name="ce3" office:value-type="currency" office:currency="BRL" office:value="1560.8815" calcext:value-type="currency">
            <text:p>R$ 1.560,88</text:p>
          </table:table-cell>
          <table:table-cell office:value-type="float" office:value="107647" calcext:value-type="float">
            <text:p>107647</text:p>
          </table:table-cell>
          <table:table-cell office:value-type="float" office:value="136" calcext:value-type="float">
            <text:p>136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CIP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78.1103" calcext:value-type="currency">
            <text:p>R$ 178,11</text:p>
          </table:table-cell>
          <table:table-cell office:value-type="float" office:value="13807" calcext:value-type="float">
            <text:p>1380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IPTU</text:p>
          </table:table-cell>
          <table:table-cell office:value-type="float" office:value="2020" calcext:value-type="float">
            <text:p>2020</text:p>
          </table:table-cell>
          <table:table-cell table:style-name="ce3" office:value-type="currency" office:currency="BRL" office:value="1388.7882" calcext:value-type="currency">
            <text:p>R$ 1.388,79</text:p>
          </table:table-cell>
          <table:table-cell office:value-type="float" office:value="107658" calcext:value-type="float">
            <text:p>107658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éb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 REGINALDO GUIMARAES BORGES</text:p>
          </table:table-cell>
          <table:table-cell office:value-type="float" office:value="13122503000001" calcext:value-type="float">
            <text:p>13122503000001</text:p>
          </table:table-cell>
          <table:table-cell office:value-type="string" calcext:value-type="string">
            <text:p>IPTU</text:p>
          </table:table-cell>
          <table:table-cell office:value-type="float" office:value="2021" calcext:value-type="float">
            <text:p>2021</text:p>
          </table:table-cell>
          <table:table-cell table:style-name="ce3" office:value-type="currency" office:currency="BRL" office:value="1457.58" calcext:value-type="currency">
            <text:p>R$ 1.457,58</text:p>
          </table:table-cell>
          <table:table-cell office:value-type="float" office:value="121465" calcext:value-type="float">
            <text:p>121465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ão</text:p>
          </table:table-cell>
          <table:table-cell table:number-columns-repeated="1007"/>
        </table:table-row>
        <table:table-row table:style-name="ro1" table:number-rows-repeated="10470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3T20:34:59.545333123</dc:date>
    <meta:editing-duration>PT59S</meta:editing-duration>
    <meta:editing-cycles>1</meta:editing-cycles>
    <meta:document-statistic meta:table-count="1" meta:cell-count="26174" meta:object-count="0"/>
    <meta:generator>LibreOffice/6.4.7.2$Linux_X86_64 LibreOffice_project/40$Build-2</meta:generator>
  </office:meta>
</office:document-meta>
</file>